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4D0231E0627D533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553cm" table:align="left"/>
    </style:style>
    <style:style style:name="Table1.A" style:family="table-column">
      <style:table-column-properties style:column-width="1.88cm"/>
    </style:style>
    <style:style style:name="Table1.B" style:family="table-column">
      <style:table-column-properties style:column-width="3.256cm"/>
    </style:style>
    <style:style style:name="Table1.C" style:family="table-column">
      <style:table-column-properties style:column-width="1.861cm"/>
    </style:style>
    <style:style style:name="Table1.D" style:family="table-column">
      <style:table-column-properties style:column-width="1.55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04cm" table:align="left"/>
    </style:style>
    <style:style style:name="Table2.A" style:family="table-column">
      <style:table-column-properties style:column-width="2.447cm"/>
    </style:style>
    <style:style style:name="Table2.B" style:family="table-column">
      <style:table-column-properties style:column-width="1.806cm"/>
    </style:style>
    <style:style style:name="Table2.C" style:family="table-column">
      <style:table-column-properties style:column-width="1.404cm"/>
    </style:style>
    <style:style style:name="Table2.D" style:family="table-column">
      <style:table-column-properties style:column-width="2.38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53cm" table:align="left"/>
    </style:style>
    <style:style style:name="Table3.A" style:family="table-column">
      <style:table-column-properties style:column-width="2.247cm"/>
    </style:style>
    <style:style style:name="Table3.B" style:family="table-column">
      <style:table-column-properties style:column-width="3.106cm"/>
    </style:style>
    <style:style style:name="Table3.C" style:family="table-column">
      <style:table-column-properties style:column-width="4.17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6.073cm" table:align="left"/>
    </style:style>
    <style:style style:name="Table4.A" style:family="table-column">
      <style:table-column-properties style:column-width="3.522cm"/>
    </style:style>
    <style:style style:name="Table4.B" style:family="table-column">
      <style:table-column-properties style:column-width="2.55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1.748cm" table:align="left"/>
    </style:style>
    <style:style style:name="Table5.A" style:family="table-column">
      <style:table-column-properties style:column-width="2.983cm"/>
    </style:style>
    <style:style style:name="Table5.B" style:family="table-column">
      <style:table-column-properties style:column-width="4.23cm"/>
    </style:style>
    <style:style style:name="Table5.C" style:family="table-column">
      <style:table-column-properties style:column-width="4.53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1.13cm" table:align="left"/>
    </style:style>
    <style:style style:name="Table6.A" style:family="table-column">
      <style:table-column-properties style:column-width="3.755cm"/>
    </style:style>
    <style:style style:name="Table6.B" style:family="table-column">
      <style:table-column-properties style:column-width="7.375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2.134cm" table:align="left"/>
    </style:style>
    <style:style style:name="Table7.A" style:family="table-column">
      <style:table-column-properties style:column-width="3.679cm"/>
    </style:style>
    <style:style style:name="Table7.B" style:family="table-column">
      <style:table-column-properties style:column-width="8.45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0.123cm" table:align="left"/>
    </style:style>
    <style:style style:name="Table8.A" style:family="table-column">
      <style:table-column-properties style:column-width="2.325cm"/>
    </style:style>
    <style:style style:name="Table8.B" style:family="table-column">
      <style:table-column-properties style:column-width="7.79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0.906cm" table:align="left"/>
    </style:style>
    <style:style style:name="Table9.A" style:family="table-column">
      <style:table-column-properties style:column-width="2.663cm"/>
    </style:style>
    <style:style style:name="Table9.B" style:family="table-column">
      <style:table-column-properties style:column-width="8.243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3.346cm" table:align="left"/>
    </style:style>
    <style:style style:name="Table10.A" style:family="table-column">
      <style:table-column-properties style:column-width="3.293cm"/>
    </style:style>
    <style:style style:name="Table10.B" style:family="table-column">
      <style:table-column-properties style:column-width="1.833cm"/>
    </style:style>
    <style:style style:name="Table10.C" style:family="table-column">
      <style:table-column-properties style:column-width="8.22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7cm" table:align="left"/>
    </style:style>
    <style:style style:name="Table11.A" style:family="table-column">
      <style:table-column-properties style:column-width="2.492cm"/>
    </style:style>
    <style:style style:name="Table11.B" style:family="table-column">
      <style:table-column-properties style:column-width="7.338cm"/>
    </style:style>
    <style:style style:name="Table11.C" style:family="table-column">
      <style:table-column-properties style:column-width="7.17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1.799cm" table:align="left"/>
    </style:style>
    <style:style style:name="Table12.A" style:family="table-column">
      <style:table-column-properties style:column-width="5.336cm"/>
    </style:style>
    <style:style style:name="Table12.B" style:family="table-column">
      <style:table-column-properties style:column-width="6.463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1.855cm" table:align="left"/>
    </style:style>
    <style:style style:name="Table13.A" style:family="table-column">
      <style:table-column-properties style:column-width="3.745cm"/>
    </style:style>
    <style:style style:name="Table13.B" style:family="table-column">
      <style:table-column-properties style:column-width="8.11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4.347cm" table:align="left"/>
    </style:style>
    <style:style style:name="Table14.A" style:family="table-column">
      <style:table-column-properties style:column-width="3.962cm"/>
    </style:style>
    <style:style style:name="Table14.B" style:family="table-column">
      <style:table-column-properties style:column-width="10.386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3.831cm" table:align="left"/>
    </style:style>
    <style:style style:name="Table15.A" style:family="table-column">
      <style:table-column-properties style:column-width="3.039cm"/>
    </style:style>
    <style:style style:name="Table15.B" style:family="table-column">
      <style:table-column-properties style:column-width="5.283cm"/>
    </style:style>
    <style:style style:name="Table15.C" style:family="table-column">
      <style:table-column-properties style:column-width="5.509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4.446cm" table:align="left"/>
    </style:style>
    <style:style style:name="Table16.A" style:family="table-column">
      <style:table-column-properties style:column-width="4.449cm"/>
    </style:style>
    <style:style style:name="Table16.B" style:family="table-column">
      <style:table-column-properties style:column-width="9.99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4.503cm" table:align="left"/>
    </style:style>
    <style:style style:name="Table17.A" style:family="table-column">
      <style:table-column-properties style:column-width="5.064cm"/>
    </style:style>
    <style:style style:name="Table17.B" style:family="table-column">
      <style:table-column-properties style:column-width="9.439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1.174cm" table:align="left"/>
    </style:style>
    <style:style style:name="Table18.A" style:family="table-column">
      <style:table-column-properties style:column-width="2.808cm"/>
    </style:style>
    <style:style style:name="Table18.B" style:family="table-column">
      <style:table-column-properties style:column-width="8.366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1.587cm" table:align="left"/>
    </style:style>
    <style:style style:name="Table19.A" style:family="table-column">
      <style:table-column-properties style:column-width="3.792cm"/>
    </style:style>
    <style:style style:name="Table19.B" style:family="table-column">
      <style:table-column-properties style:column-width="7.795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1.816cm" table:align="left"/>
    </style:style>
    <style:style style:name="Table20.A" style:family="table-column">
      <style:table-column-properties style:column-width="4.463cm"/>
    </style:style>
    <style:style style:name="Table20.B" style:family="table-column">
      <style:table-column-properties style:column-width="7.35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1.529cm" table:align="left"/>
    </style:style>
    <style:style style:name="Table21.A" style:family="table-column">
      <style:table-column-properties style:column-width="4.503cm"/>
    </style:style>
    <style:style style:name="Table21.B" style:family="table-column">
      <style:table-column-properties style:column-width="7.026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2.591cm" table:align="left"/>
    </style:style>
    <style:style style:name="Table22.A" style:family="table-column">
      <style:table-column-properties style:column-width="4.6cm"/>
    </style:style>
    <style:style style:name="Table22.B" style:family="table-column">
      <style:table-column-properties style:column-width="7.99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9.102cm" table:align="left"/>
    </style:style>
    <style:style style:name="Table23.A" style:family="table-column">
      <style:table-column-properties style:column-width="3.187cm"/>
    </style:style>
    <style:style style:name="Table23.B" style:family="table-column">
      <style:table-column-properties style:column-width="5.914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1.49cm" table:align="left"/>
    </style:style>
    <style:style style:name="Table24.A" style:family="table-column">
      <style:table-column-properties style:column-width="3.588cm"/>
    </style:style>
    <style:style style:name="Table24.B" style:family="table-column">
      <style:table-column-properties style:column-width="7.902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3.441cm" table:align="left"/>
    </style:style>
    <style:style style:name="Table25.A" style:family="table-column">
      <style:table-column-properties style:column-width="1.785cm"/>
    </style:style>
    <style:style style:name="Table25.B" style:family="table-column">
      <style:table-column-properties style:column-width="11.656cm"/>
    </style:style>
    <style:style style:name="Table2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Standard">
      <style:text-properties fo:font-weight="bold" officeooo:rsid="00137ba3" officeooo:paragraph-rsid="00137ba3" style:font-weight-asian="bold" style:font-weight-complex="bold"/>
    </style:style>
    <style:style style:name="P3" style:family="paragraph" style:parent-style-name="Standard">
      <style:paragraph-properties fo:margin-top="0cm" fo:margin-bottom="0.499cm" style:contextual-spacing="false"/>
      <style:text-properties officeooo:paragraph-rsid="0013f411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Standard">
      <style:paragraph-properties fo:margin-top="0cm" fo:margin-bottom="0.247cm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5">
      <style:paragraph-properties fo:margin-top="0cm" fo:margin-bottom="0cm" style:contextual-spacing="false"/>
    </style:style>
    <style:style style:name="P29" style:family="paragraph" style:parent-style-name="Text_20_body" style:list-style-name="L16"/>
    <style:style style:name="P30" style:family="paragraph" style:parent-style-name="Text_20_body" style:list-style-name="L17">
      <style:paragraph-properties fo:margin-top="0cm" fo:margin-bottom="0cm" style:contextual-spacing="false"/>
    </style:style>
    <style:style style:name="P31" style:family="paragraph" style:parent-style-name="Text_20_body" style:list-style-name="L18">
      <style:paragraph-properties fo:margin-top="0cm" fo:margin-bottom="0cm" style:contextual-spacing="false"/>
    </style:style>
    <style:style style:name="P32" style:family="paragraph" style:parent-style-name="Text_20_body" style:list-style-name="L19"/>
    <style:style style:name="P33" style:family="paragraph" style:parent-style-name="Text_20_body" style:list-style-name="L20"/>
    <style:style style:name="P34" style:family="paragraph" style:parent-style-name="Text_20_body" style:list-style-name="L21"/>
    <style:style style:name="P35" style:family="paragraph" style:parent-style-name="Text_20_body" style:list-style-name="L22"/>
    <style:style style:name="P36" style:family="paragraph" style:parent-style-name="Text_20_body" style:list-style-name="L22">
      <style:paragraph-properties fo:margin-top="0cm" fo:margin-bottom="0cm" style:contextual-spacing="false"/>
    </style:style>
    <style:style style:name="P37" style:family="paragraph" style:parent-style-name="Text_20_body" style:list-style-name="L23"/>
    <style:style style:name="P38" style:family="paragraph" style:parent-style-name="Text_20_body" style:list-style-name="L23">
      <style:paragraph-properties fo:margin-top="0cm" fo:margin-bottom="0cm" style:contextual-spacing="false"/>
    </style:style>
    <style:style style:name="P39" style:family="paragraph" style:parent-style-name="Text_20_body" style:list-style-name="L24"/>
    <style:style style:name="P40" style:family="paragraph" style:parent-style-name="Text_20_body" style:list-style-name="L24">
      <style:paragraph-properties fo:margin-top="0cm" fo:margin-bottom="0cm" style:contextual-spacing="false"/>
    </style:style>
    <style:style style:name="P41" style:family="paragraph" style:parent-style-name="Text_20_body" style:list-style-name="L25"/>
    <style:style style:name="P42" style:family="paragraph" style:parent-style-name="Text_20_body" style:list-style-name="L25">
      <style:paragraph-properties fo:margin-top="0cm" fo:margin-bottom="0cm" style:contextual-spacing="false"/>
    </style:style>
    <style:style style:name="P43" style:family="paragraph" style:parent-style-name="Text_20_body" style:list-style-name="L26"/>
    <style:style style:name="P44" style:family="paragraph" style:parent-style-name="Text_20_body" style:list-style-name="L26">
      <style:paragraph-properties fo:margin-top="0cm" fo:margin-bottom="0cm" style:contextual-spacing="false"/>
    </style:style>
    <style:style style:name="P45" style:family="paragraph" style:parent-style-name="Text_20_body" style:list-style-name="L27"/>
    <style:style style:name="P46" style:family="paragraph" style:parent-style-name="Text_20_body" style:list-style-name="L27">
      <style:paragraph-properties fo:margin-top="0cm" fo:margin-bottom="0cm" style:contextual-spacing="false"/>
    </style:style>
    <style:style style:name="P47" style:family="paragraph" style:parent-style-name="Text_20_body" style:list-style-name="L28"/>
    <style:style style:name="P48" style:family="paragraph" style:parent-style-name="Text_20_body" style:list-style-name="L28">
      <style:paragraph-properties fo:margin-top="0cm" fo:margin-bottom="0cm" style:contextual-spacing="false"/>
    </style:style>
    <style:style style:name="P49" style:family="paragraph" style:parent-style-name="Text_20_body" style:list-style-name="L29"/>
    <style:style style:name="P50" style:family="paragraph" style:parent-style-name="Text_20_body" style:list-style-name="L29">
      <style:paragraph-properties fo:margin-top="0cm" fo:margin-bottom="0cm" style:contextual-spacing="false"/>
    </style:style>
    <style:style style:name="P51" style:family="paragraph" style:parent-style-name="Text_20_body" style:list-style-name="L30"/>
    <style:style style:name="P52" style:family="paragraph" style:parent-style-name="Text_20_body" style:list-style-name="L30">
      <style:paragraph-properties fo:margin-top="0cm" fo:margin-bottom="0cm" style:contextual-spacing="false"/>
    </style:style>
    <style:style style:name="P53" style:family="paragraph" style:parent-style-name="Text_20_body" style:list-style-name="L31"/>
    <style:style style:name="P54" style:family="paragraph" style:parent-style-name="Text_20_body" style:list-style-name="L31">
      <style:paragraph-properties fo:margin-top="0cm" fo:margin-bottom="0cm" style:contextual-spacing="false"/>
    </style:style>
    <style:style style:name="P55" style:family="paragraph" style:parent-style-name="Text_20_body" style:list-style-name="L32"/>
    <style:style style:name="P56" style:family="paragraph" style:parent-style-name="Text_20_body" style:list-style-name="L32">
      <style:paragraph-properties fo:margin-top="0cm" fo:margin-bottom="0cm" style:contextual-spacing="false"/>
    </style:style>
    <style:style style:name="P57" style:family="paragraph" style:parent-style-name="Text_20_body" style:list-style-name="L33"/>
    <style:style style:name="P58" style:family="paragraph" style:parent-style-name="Text_20_body" style:list-style-name="L33">
      <style:paragraph-properties fo:margin-top="0cm" fo:margin-bottom="0cm" style:contextual-spacing="false"/>
    </style:style>
    <style:style style:name="P59" style:family="paragraph" style:parent-style-name="Text_20_body" style:list-style-name="L34"/>
    <style:style style:name="P60" style:family="paragraph" style:parent-style-name="Text_20_body" style:list-style-name="L34">
      <style:paragraph-properties fo:margin-top="0cm" fo:margin-bottom="0cm" style:contextual-spacing="false"/>
    </style:style>
    <style:style style:name="P61" style:family="paragraph" style:parent-style-name="Text_20_body" style:list-style-name="L35"/>
    <style:style style:name="P62" style:family="paragraph" style:parent-style-name="Text_20_body" style:list-style-name="L35">
      <style:paragraph-properties fo:margin-top="0cm" fo:margin-bottom="0cm" style:contextual-spacing="false"/>
    </style:style>
    <style:style style:name="P63" style:family="paragraph" style:parent-style-name="Text_20_body" style:list-style-name="L36"/>
    <style:style style:name="P64" style:family="paragraph" style:parent-style-name="Text_20_body" style:list-style-name="L36">
      <style:paragraph-properties fo:margin-top="0cm" fo:margin-bottom="0cm" style:contextual-spacing="false"/>
    </style:style>
    <style:style style:name="P65" style:family="paragraph" style:parent-style-name="Text_20_body" style:list-style-name="L37"/>
    <style:style style:name="P66" style:family="paragraph" style:parent-style-name="Text_20_body" style:list-style-name="L37">
      <style:paragraph-properties fo:margin-top="0cm" fo:margin-bottom="0cm" style:contextual-spacing="false"/>
    </style:style>
    <style:style style:name="P67" style:family="paragraph" style:parent-style-name="Text_20_body" style:list-style-name="L38"/>
    <style:style style:name="P68" style:family="paragraph" style:parent-style-name="Text_20_body" style:list-style-name="L38">
      <style:paragraph-properties fo:margin-top="0cm" fo:margin-bottom="0cm" style:contextual-spacing="false"/>
    </style:style>
    <style:style style:name="P69" style:family="paragraph" style:parent-style-name="Text_20_body" style:list-style-name="L39"/>
    <style:style style:name="P70" style:family="paragraph" style:parent-style-name="Text_20_body" style:list-style-name="L39">
      <style:paragraph-properties fo:margin-top="0cm" fo:margin-bottom="0cm" style:contextual-spacing="false"/>
    </style:style>
    <style:style style:name="P71" style:family="paragraph" style:parent-style-name="Text_20_body" style:list-style-name="L40"/>
    <style:style style:name="P72" style:family="paragraph" style:parent-style-name="Text_20_body" style:list-style-name="L40">
      <style:paragraph-properties fo:margin-top="0cm" fo:margin-bottom="0cm" style:contextual-spacing="false"/>
    </style:style>
    <style:style style:name="P73" style:family="paragraph" style:parent-style-name="Text_20_body" style:list-style-name="L41"/>
    <style:style style:name="P74" style:family="paragraph" style:parent-style-name="Text_20_body" style:list-style-name="L41">
      <style:paragraph-properties fo:margin-top="0cm" fo:margin-bottom="0cm" style:contextual-spacing="false"/>
    </style:style>
    <style:style style:name="P75" style:family="paragraph" style:parent-style-name="Text_20_body" style:list-style-name="L42"/>
    <style:style style:name="P76" style:family="paragraph" style:parent-style-name="Text_20_body" style:list-style-name="L42">
      <style:paragraph-properties fo:margin-top="0cm" fo:margin-bottom="0cm" style:contextual-spacing="false"/>
    </style:style>
    <style:style style:name="P77" style:family="paragraph" style:parent-style-name="Text_20_body" style:list-style-name="L43"/>
    <style:style style:name="P78" style:family="paragraph" style:parent-style-name="Text_20_body" style:list-style-name="L43">
      <style:paragraph-properties fo:margin-top="0cm" fo:margin-bottom="0cm" style:contextual-spacing="false"/>
    </style:style>
    <style:style style:name="P79" style:family="paragraph" style:parent-style-name="Text_20_body" style:list-style-name="L44"/>
    <style:style style:name="P80" style:family="paragraph" style:parent-style-name="Text_20_body" style:list-style-name="L44">
      <style:paragraph-properties fo:margin-top="0cm" fo:margin-bottom="0cm" style:contextual-spacing="false"/>
    </style:style>
    <style:style style:name="P81" style:family="paragraph" style:parent-style-name="Text_20_body" style:list-style-name="L45"/>
    <style:style style:name="P82" style:family="paragraph" style:parent-style-name="Text_20_body" style:list-style-name="L45">
      <style:paragraph-properties fo:margin-top="0cm" fo:margin-bottom="0cm" style:contextual-spacing="false"/>
    </style:style>
    <style:style style:name="P83" style:family="paragraph" style:parent-style-name="Text_20_body" style:list-style-name="L46"/>
    <style:style style:name="P84" style:family="paragraph" style:parent-style-name="Text_20_body" style:list-style-name="L46">
      <style:paragraph-properties fo:margin-top="0cm" fo:margin-bottom="0cm" style:contextual-spacing="false"/>
    </style:style>
    <style:style style:name="P85" style:family="paragraph" style:parent-style-name="Text_20_body" style:list-style-name="L47"/>
    <style:style style:name="P86" style:family="paragraph" style:parent-style-name="Text_20_body" style:list-style-name="L47">
      <style:paragraph-properties fo:margin-top="0cm" fo:margin-bottom="0cm" style:contextual-spacing="false"/>
    </style:style>
    <style:style style:name="P87" style:family="paragraph" style:parent-style-name="Text_20_body" style:list-style-name="L48"/>
    <style:style style:name="P88" style:family="paragraph" style:parent-style-name="Text_20_body" style:list-style-name="L48">
      <style:paragraph-properties fo:margin-top="0cm" fo:margin-bottom="0cm" style:contextual-spacing="false"/>
    </style:style>
    <style:style style:name="P89" style:family="paragraph" style:parent-style-name="Text_20_body" style:list-style-name="L49"/>
    <style:style style:name="P90" style:family="paragraph" style:parent-style-name="Text_20_body" style:list-style-name="L49">
      <style:paragraph-properties fo:margin-top="0cm" fo:margin-bottom="0cm" style:contextual-spacing="false"/>
    </style:style>
    <style:style style:name="P91" style:family="paragraph" style:parent-style-name="Text_20_body" style:list-style-name="L50"/>
    <style:style style:name="P92" style:family="paragraph" style:parent-style-name="Text_20_body" style:list-style-name="L50">
      <style:paragraph-properties fo:margin-top="0cm" fo:margin-bottom="0cm" style:contextual-spacing="false"/>
    </style:style>
    <style:style style:name="P93" style:family="paragraph" style:parent-style-name="Text_20_body" style:list-style-name="L51"/>
    <style:style style:name="P94" style:family="paragraph" style:parent-style-name="Text_20_body" style:list-style-name="L51">
      <style:paragraph-properties fo:margin-top="0cm" fo:margin-bottom="0cm" style:contextual-spacing="false"/>
    </style:style>
    <style:style style:name="P95" style:family="paragraph" style:parent-style-name="Text_20_body" style:list-style-name="L52"/>
    <style:style style:name="P96" style:family="paragraph" style:parent-style-name="Text_20_body" style:list-style-name="L52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loext:padding="0cm" loext:border="none"/>
    </style:style>
    <style:style style:name="T4" style:family="text">
      <style:text-properties fo:color="#3ea6ff" loext:opacity="100%"/>
    </style:style>
    <style:style style:name="T5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📘 <text:span text:style-name="Strong_20_Emphasis">Material Design: Comprehensive Guide (UI/UX Focus)</text:span></text:h>
      <text:p text:style-name="Text_20_body">Material Design is a <text:span text:style-name="Strong_20_Emphasis">design language</text:span> developed by Google, emphasizing a <text:span text:style-name="Strong_20_Emphasis">unified user experience</text:span> across platforms and devices. It combines principles of classic design (like typography and grids) with the innovation of technology and motion.</text:p>
      <text:p text:style-name="Text_20_body">I'll guide you through <text:span text:style-name="Strong_20_Emphasis">Material Design 3 (the latest version)</text:span> based on <text:span text:style-name="Strong_20_Emphasis">Google’s official documentation</text:span>, ensuring you grasp every core and advanced concept.</text:p>
      <text:p text:style-name="Horizontal_20_Line"/>
      <text:h text:style-name="Heading_20_3" text:outline-level="3">✅ <text:span text:style-name="Strong_20_Emphasis">1. Core Principles of Material Design</text:span></text:h>
      <text:p text:style-name="Text_20_body">Material Design is built on these foundational ideas:</text:p>
      <text:list xml:id="list2586569346" text:style-name="L1">
        <text:list-item>
          <text:p text:style-name="P7"><text:span text:style-name="Strong_20_Emphasis">Material as a Metaphor</text:span></text:p>
          <text:list>
            <text:list-item>
              <text:p text:style-name="P8">Digital interfaces should mimic the physical world (e.g., shadows, layers, and surfaces). </text:p>
            </text:list-item>
            <text:list-item>
              <text:p text:style-name="P8"><text:span text:style-name="Strong_20_Emphasis">Material Surfaces</text:span>: Objects in Material Design behave like real-world paper—casting shadows and maintaining hierarchy. </text:p>
            </text:list-item>
          </text:list>
        </text:list-item>
        <text:list-item>
          <text:p text:style-name="P7"><text:span text:style-name="Strong_20_Emphasis">Bold, Graphic, Intentional</text:span></text:p>
          <text:list>
            <text:list-item>
              <text:p text:style-name="P8">Emphasis on strong visual cues through colors, typography, and imagery. </text:p>
            </text:list-item>
            <text:list-item>
              <text:p text:style-name="P8"><text:span text:style-name="Strong_20_Emphasis">Contrast &amp; Hierarchy</text:span>: Key content should stand out and guide user actions. </text:p>
            </text:list-item>
          </text:list>
        </text:list-item>
        <text:list-item>
          <text:p text:style-name="P7"><text:span text:style-name="Strong_20_Emphasis">Motion Provides Meaning</text:span></text:p>
          <text:list>
            <text:list-item>
              <text:p text:style-name="P8">Animations are deliberate—offering feedback and reinforcing relationships between elements. </text:p>
            </text:list-item>
            <text:list-item>
              <text:p text:style-name="P7"><text:span text:style-name="Strong_20_Emphasis">Responsive Interaction</text:span>: Micro-interactions (e.g., ripples, transitions) enhance understanding. </text:p>
            </text:list-item>
          </text:list>
        </text:list-item>
      </text:list>
      <text:p text:style-name="Horizontal_20_Line"/>
      <text:h text:style-name="Heading_20_3" text:outline-level="3">✅ <text:span text:style-name="Strong_20_Emphasis">2. Material Theming</text:span></text:h>
      <text:p text:style-name="Text_20_body">Customizing the Material Design system to reflect brand identity while maintaining usability.</text:p>
      <text:list xml:id="list3111511959" text:style-name="L2">
        <text:list-item>
          <text:p text:style-name="P9"><text:span text:style-name="Strong_20_Emphasis">Color System</text:span></text:p>
          <text:list>
            <text:list-item>
              <text:p text:style-name="P10"><text:span text:style-name="Strong_20_Emphasis">Primary &amp; Secondary Colors</text:span>: Base UI colors that align with the brand. </text:p>
            </text:list-item>
            <text:list-item>
              <text:p text:style-name="P10"><text:span text:style-name="Strong_20_Emphasis">Tonal Palette</text:span>: Dynamic color theming (Material You) adjusts UI based on user input. </text:p>
            </text:list-item>
            <text:list-item>
              <text:p text:style-name="P10"><text:span text:style-name="Strong_20_Emphasis">Contrast Accessibility</text:span>: Ensure text and background meet accessibility guidelines (e.g., WCAG). </text:p>
            </text:list-item>
          </text:list>
        </text:list-item>
        <text:list-item>
          <text:p text:style-name="P9"><text:span text:style-name="Strong_20_Emphasis">Typography</text:span></text:p>
          <text:list>
            <text:list-item>
              <text:p text:style-name="P10"><text:span text:style-name="Strong_20_Emphasis">Type Scale</text:span>: Predefined sizes (e.g., Display, Headline, Body, Label). </text:p>
            </text:list-item>
            <text:list-item>
              <text:p text:style-name="P10">Supports <text:span text:style-name="Strong_20_Emphasis">variable fonts</text:span> for adaptive and responsive text. </text:p>
            </text:list-item>
          </text:list>
        </text:list-item>
        <text:list-item>
          <text:p text:style-name="P9"><text:span text:style-name="Strong_20_Emphasis">Shape &amp; Elevation</text:span></text:p>
          <text:list>
            <text:list-item>
              <text:p text:style-name="P10"><text:span text:style-name="Strong_20_Emphasis">Shape System</text:span>: Defines rounded corners for components (small, medium, large). </text:p>
            </text:list-item>
            <text:list-item>
              <text:p text:style-name="P9"><text:span text:style-name="Strong_20_Emphasis">Elevation</text:span>: Shadow-based depth to signal layers and user focus. </text:p>
            </text:list-item>
          </text:list>
        </text:list-item>
      </text:list>
      <text:p text:style-name="Horizontal_20_Line"/>
      <text:h text:style-name="Heading_20_3" text:outline-level="3"><text:soft-page-break/>✅ <text:span text:style-name="Strong_20_Emphasis">3. Layout &amp; Responsive Design</text:span></text:h>
      <text:p text:style-name="Text_20_body">Material Design follows a <text:span text:style-name="Strong_20_Emphasis">grid-based</text:span> responsive system:</text:p>
      <text:list xml:id="list2814400326" text:style-name="L3">
        <text:list-item>
          <text:p text:style-name="P11"><text:span text:style-name="Strong_20_Emphasis">Responsive Grids</text:span></text:p>
          <text:list>
            <text:list-item>
              <text:p text:style-name="P12">Use a 4dp (density-independent pixel) baseline grid. </text:p>
            </text:list-item>
            <text:list-item>
              <text:p text:style-name="P12">Adaptive layouts for <text:span text:style-name="Strong_20_Emphasis">mobile</text:span>, <text:span text:style-name="Strong_20_Emphasis">tablet</text:span>, <text:span text:style-name="Strong_20_Emphasis">desktop</text:span>, and <text:span text:style-name="Strong_20_Emphasis">large screens</text:span>. </text:p>
            </text:list-item>
          </text:list>
        </text:list-item>
        <text:list-item>
          <text:p text:style-name="P11"><text:span text:style-name="Strong_20_Emphasis">Breakpoints</text:span></text:p>
          <text:list>
            <text:list-item>
              <text:p text:style-name="P12"><text:span text:style-name="Strong_20_Emphasis">Small</text:span> (600dp and below) </text:p>
            </text:list-item>
            <text:list-item>
              <text:p text:style-name="P12"><text:span text:style-name="Strong_20_Emphasis">Medium</text:span> (601dp – 1240dp) </text:p>
            </text:list-item>
            <text:list-item>
              <text:p text:style-name="P12"><text:span text:style-name="Strong_20_Emphasis">Large</text:span> (1241dp and up) </text:p>
            </text:list-item>
          </text:list>
        </text:list-item>
        <text:list-item>
          <text:p text:style-name="P11"><text:span text:style-name="Strong_20_Emphasis">Margins &amp; Padding</text:span></text:p>
          <text:list>
            <text:list-item>
              <text:p text:style-name="P11">Use consistent spacing between elements to maintain rhythm and clarity. </text:p>
            </text:list-item>
          </text:list>
        </text:list-item>
      </text:list>
      <text:p text:style-name="Horizontal_20_Line"/>
      <text:h text:style-name="Heading_20_3" text:outline-level="3">✅ <text:span text:style-name="Strong_20_Emphasis">4. Components</text:span></text:h>
      <text:p text:style-name="Text_20_body">Material Design defines a robust set of <text:span text:style-name="Strong_20_Emphasis">UI components</text:span> for consistency:</text:p>
      <text:list xml:id="list379802803" text:style-name="L4">
        <text:list-item>
          <text:p text:style-name="P13"><text:span text:style-name="Strong_20_Emphasis">Buttons</text:span></text:p>
          <text:list>
            <text:list-item>
              <text:p text:style-name="P14"><text:span text:style-name="Strong_20_Emphasis">Elevated</text:span>, <text:span text:style-name="Strong_20_Emphasis">Filled</text:span>, <text:span text:style-name="Strong_20_Emphasis">Tonal</text:span>, <text:span text:style-name="Strong_20_Emphasis">Outlined</text:span>, <text:span text:style-name="Strong_20_Emphasis">Text Buttons</text:span> </text:p>
            </text:list-item>
            <text:list-item>
              <text:p text:style-name="P14">Usage depends on prominence and importance of the action. </text:p>
            </text:list-item>
          </text:list>
        </text:list-item>
        <text:list-item>
          <text:p text:style-name="P13"><text:span text:style-name="Strong_20_Emphasis">Navigation</text:span></text:p>
          <text:list>
            <text:list-item>
              <text:p text:style-name="P14"><text:span text:style-name="Strong_20_Emphasis">Top App Bar</text:span>, <text:span text:style-name="Strong_20_Emphasis">Bottom Navigation</text:span>, <text:span text:style-name="Strong_20_Emphasis">Navigation Drawer</text:span> </text:p>
            </text:list-item>
            <text:list-item>
              <text:p text:style-name="P14">Supports <text:span text:style-name="Strong_20_Emphasis">gesture-based</text:span> and <text:span text:style-name="Strong_20_Emphasis">touch-friendly</text:span> interactions. </text:p>
            </text:list-item>
          </text:list>
        </text:list-item>
        <text:list-item>
          <text:p text:style-name="P13"><text:span text:style-name="Strong_20_Emphasis">Cards &amp; Lists</text:span></text:p>
          <text:list>
            <text:list-item>
              <text:p text:style-name="P14">Used for grouping related content with clear affordances (image, title, action buttons). </text:p>
            </text:list-item>
          </text:list>
        </text:list-item>
        <text:list-item>
          <text:p text:style-name="P13"><text:span text:style-name="Strong_20_Emphasis">Dialogs &amp; Sheets</text:span></text:p>
          <text:list>
            <text:list-item>
              <text:p text:style-name="P13"><text:span text:style-name="Strong_20_Emphasis">Modal</text:span> and <text:span text:style-name="Strong_20_Emphasis">Bottom Sheets</text:span> for interrupting workflows or providing supplemental actions. </text:p>
            </text:list-item>
          </text:list>
        </text:list-item>
      </text:list>
      <text:p text:style-name="Horizontal_20_Line"/>
      <text:h text:style-name="Heading_20_3" text:outline-level="3">✅ <text:span text:style-name="Strong_20_Emphasis">5. Motion System</text:span></text:h>
      <text:p text:style-name="Text_20_body">Motion design enhances the <text:span text:style-name="Strong_20_Emphasis">user journey</text:span> by:</text:p>
      <text:list xml:id="list3066485906" text:style-name="L5">
        <text:list-item>
          <text:p text:style-name="P15"><text:span text:style-name="Strong_20_Emphasis">Easing &amp; Timing</text:span></text:p>
          <text:list>
            <text:list-item>
              <text:p text:style-name="P16">Standard: 300ms </text:p>
            </text:list-item>
            <text:list-item>
              <text:p text:style-name="P16">Quick: 150ms (for small UI updates) </text:p>
            </text:list-item>
            <text:list-item>
              <text:p text:style-name="P16">Emphasized: 450ms (for large transitions) </text:p>
            </text:list-item>
          </text:list>
        </text:list-item>
        <text:list-item>
          <text:p text:style-name="P15"><text:span text:style-name="Strong_20_Emphasis">State Changes</text:span></text:p>
          <text:list>
            <text:list-item>
              <text:p text:style-name="P15">Smooth transitions for components (e.g., button ripple effects). </text:p>
            </text:list-item>
          </text:list>
        </text:list-item>
      </text:list>
      <text:p text:style-name="Horizontal_20_Line"/>
      <text:h text:style-name="Heading_20_3" text:outline-level="3"><text:soft-page-break/>✅ <text:span text:style-name="Strong_20_Emphasis">6. Accessibility &amp; Usability</text:span></text:h>
      <text:p text:style-name="Text_20_body">Inclusive design is critical for Material Design:</text:p>
      <text:list xml:id="list3151827066" text:style-name="L6">
        <text:list-item>
          <text:p text:style-name="P17"><text:span text:style-name="Strong_20_Emphasis">Color Contrast</text:span></text:p>
          <text:list>
            <text:list-item>
              <text:p text:style-name="P18">Follow <text:span text:style-name="Strong_20_Emphasis">WCAG</text:span> guidelines (4.5:1 for text and background). </text:p>
            </text:list-item>
          </text:list>
        </text:list-item>
        <text:list-item>
          <text:p text:style-name="P17"><text:span text:style-name="Strong_20_Emphasis">Touch Targets</text:span></text:p>
          <text:list>
            <text:list-item>
              <text:p text:style-name="P18">Minimum of <text:span text:style-name="Strong_20_Emphasis">48x48dp</text:span> for interactive elements. </text:p>
            </text:list-item>
          </text:list>
        </text:list-item>
        <text:list-item>
          <text:p text:style-name="P17"><text:span text:style-name="Strong_20_Emphasis">Screen Reader Support</text:span></text:p>
          <text:list>
            <text:list-item>
              <text:p text:style-name="P17">Ensure semantic structure and labels for assistive technologies. </text:p>
            </text:list-item>
          </text:list>
        </text:list-item>
      </text:list>
      <text:p text:style-name="Horizontal_20_Line"/>
      <text:h text:style-name="Heading_20_3" text:outline-level="3">✅ <text:span text:style-name="Strong_20_Emphasis">7. Advanced Topics</text:span></text:h>
      <text:list xml:id="list3466511711" text:style-name="L7">
        <text:list-item>
          <text:p text:style-name="P19"><text:span text:style-name="Strong_20_Emphasis">Material You (Dynamic Color)</text:span></text:p>
          <text:list>
            <text:list-item>
              <text:p text:style-name="P20">Personalization through dynamic theming based on user preferences. </text:p>
            </text:list-item>
          </text:list>
        </text:list-item>
        <text:list-item>
          <text:p text:style-name="P19"><text:span text:style-name="Strong_20_Emphasis">Dark Mode Implementation</text:span></text:p>
          <text:list>
            <text:list-item>
              <text:p text:style-name="P20">Design for both light and dark themes using adaptive color palettes. </text:p>
            </text:list-item>
          </text:list>
        </text:list-item>
        <text:list-item>
          <text:p text:style-name="P19"><text:span text:style-name="Strong_20_Emphasis">Performance Optimization</text:span></text:p>
          <text:list>
            <text:list-item>
              <text:p text:style-name="P19">Optimize complex UI with lazy loading and efficient animations. </text:p>
            </text:list-item>
          </text:list>
        </text:list-item>
      </text:list>
      <text:p text:style-name="Horizontal_20_Line"/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/text:p>
      <text:p text:style-name="P2"><text:tab/><text:tab/><text:tab/><text:tab/><text:tab/> WIREFRAMES</text:p>
      <text:p text:style-name="P2"><text:soft-page-break/></text:p>
      <text:p text:style-name="Standard">A wireframe is . It's a visual representation of the core features of a product, without the details of colors, visuals, or content.</text:p>
      <text:p text:style-name="P1">Purpose </text:p>
      <text:list xml:id="list3410237507" text:style-name="L8">
        <text:list-item>
          <text:p text:style-name="P21">Wireframes are created early in the development process</text:p>
        </text:list-item>
      </text:list>
      <text:list xml:id="list452805033" text:style-name="L9">
        <text:list-item>
          <text:p text:style-name="P22">They help communicate how the UI will look and work</text:p>
        </text:list-item>
      </text:list>
      <text:list xml:id="list731344192" text:style-name="L10">
        <text:list-item>
          <text:p text:style-name="P23">They help align on content before finalizing the design</text:p>
        </text:list-item>
      </text:list>
      <text:section text:style-name="Sect1" text:name="6c3PZ4vSC62OseMPypvzoQU__75">
        <text:list xml:id="list4264423113" text:style-name="L11">
          <text:list-item>
            <text:p text:style-name="P24">They help designers and developers communicate how users will navigate through a website or application<text:bookmark text:name="6c3PZ4vSC62OseMPypvzoQU__75"/></text:p>
          </text:list-item>
        </text:list>
      </text:section>
      <text:section text:style-name="Sect1" text:name="6c3PZ4vSC62OseMPypvzoQU__92">
        <text:p text:style-name="P4">Types of wireframes</text:p>
      </text:section>
      <text:section text:style-name="Sect1" text:name="6c3PZ4vSC62OseMPypvzoQU__51">
        <text:section text:style-name="Sect1" text:name="6c3PZ4vSC62OseMPypvzoQU__52">
          <text:list xml:id="list3158445341" text:style-name="L12">
            <text:list-item>
              <text:p text:style-name="P25"><text:span text:style-name="Strong_20_Emphasis">Low-fidelity</text:span>: Focuses on user flow and page structure </text:p>
            </text:list-item>
          </text:list>
        </text:section>
        <text:section text:style-name="Sect1" text:name="6c3PZ4vSC62OseMPypvzoQU__55">
          <text:list xml:id="list125141976106688" text:continue-numbering="true" text:style-name="L12">
            <text:list-item>
              <text:p text:style-name="P25"><text:span text:style-name="Strong_20_Emphasis">Mid-fidelity</text:span>: Adds detail and functionality focus </text:p>
            </text:list-item>
          </text:list>
        </text:section>
        <text:section text:style-name="Sect1" text:name="6c3PZ4vSC62OseMPypvzoQU__58">
          <text:list xml:id="list125143456186264" text:continue-numbering="true" text:style-name="L12">
            <text:list-item>
              <text:p text:style-name="P25"><text:span text:style-name="Strong_20_Emphasis">High-fidelity</text:span>: Close to the final product with detailed design elements </text:p>
            </text:list-item>
          </text:list>
        </text:section>
      </text:section>
      <text:section text:style-name="Sect1" text:name="6c3PZ4vSC62OseMPypvzoQU__99">
        <text:p text:style-name="P4">How to create a wireframe</text:p>
      </text:section>
      <text:section text:style-name="Sect1" text:name="6c3PZ4vSC62OseMPypvzoQU__78">
        <text:section text:style-name="Sect1" text:name="6c3PZ4vSC62OseMPypvzoQU__79">
          <text:list xml:id="list62020066" text:style-name="L13">
            <text:list-item text:start-value="1">
              <text:p text:style-name="P26">Do UX research </text:p>
            </text:list-item>
          </text:list>
        </text:section>
        <text:section text:style-name="Sect1" text:name="6c3PZ4vSC62OseMPypvzoQU__81">
          <text:list xml:id="list125141411042876" text:continue-list="list62020066" text:style-name="L13">
            <text:list-item text:start-value="2">
              <text:p text:style-name="P26">Map the user flow </text:p>
            </text:list-item>
          </text:list>
        </text:section>
        <text:section text:style-name="Sect1" text:name="6c3PZ4vSC62OseMPypvzoQU__83">
          <text:list xml:id="list125141369623741" text:continue-list="list125141411042876" text:style-name="L13">
            <text:list-item text:start-value="3">
              <text:p text:style-name="P26">Sketch the layout and features </text:p>
            </text:list-item>
          </text:list>
        </text:section>
        <text:section text:style-name="Sect1" text:name="6c3PZ4vSC62OseMPypvzoQU__85">
          <text:list xml:id="list125142746967997" text:continue-list="list125141369623741" text:style-name="L13">
            <text:list-item text:start-value="4">
              <text:p text:style-name="P26">Review and iterate </text:p>
            </text:list-item>
          </text:list>
        </text:section>
        <text:section text:style-name="Sect1" text:name="6c3PZ4vSC62OseMPypvzoQU__87">
          <text:list xml:id="list125142367844277" text:continue-list="list125142746967997" text:style-name="L13">
            <text:list-item text:start-value="5">
              <text:p text:style-name="P26">Build on it </text:p>
            </text:list-item>
          </text:list>
        </text:section>
      </text:section>
      <text:section text:style-name="Sect1" text:name="6c3PZ4vSC62OseMPypvzoQU__96">
        <text:p text:style-name="P4">Wireframe tools </text:p>
      </text:section>
      <text:section text:style-name="Sect1" text:name="6c3PZ4vSC62OseMPypvzoQU__62">
        <text:section text:style-name="Sect1" text:name="6c3PZ4vSC62OseMPypvzoQU__63">
          <text:list xml:id="list2989437350" text:style-name="L14">
            <text:list-item>
              <text:p text:style-name="P27">Figma is a wireframing and design software that offers free wireframe tools for web and mobile mockups<text:bookmark text:name="6c3PZ4vSC62OseMPypvzoQU__63"/></text:p>
            </text:list-item>
          </text:list>
        </text:section>
      </text:section>
      <text:section text:style-name="Sect1" text:name="6c3PZ4vSC62OseMPypvzoQU__65">
        <text:list xml:id="list4252408111" text:style-name="L15">
          <text:list-item>
            <text:p text:style-name="P28">Webflow is a wireframe tool that allows designers to drag and drop placeholders for images, headers, and content</text:p>
          </text:list-item>
        </text:list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tab/><text:tab/><text:tab/><text:span text:style-name="T1">Web Content Accessibility Guidelines (WCAG) </text:span></text:p>
      <text:p text:style-name="P1">Web Content Accessibility Guidelines (WCAG) are . WCAG guidelines are based on four principles, known as POUR:</text:p>
      <text:list xml:id="list2501085940" text:style-name="L16">
        <text:list-item>
          <text:p text:style-name="P29"><text:span text:style-name="Strong_20_Emphasis">Perceivable</text:span>: Users can perceive content using their senses</text:p>
        </text:list-item>
      </text:list>
      <text:list xml:id="list1912777461" text:style-name="L17">
        <text:list-item>
          <text:p text:style-name="P30"><text:span text:style-name="Strong_20_Emphasis">Operable</text:span>: Users can interact with content using a variety of methods, including keyboard, voice, or mouse</text:p>
        </text:list-item>
      </text:list>
      <text:list xml:id="list3775104457" text:style-name="L18">
        <text:list-item>
          <text:p text:style-name="P31"><text:span text:style-name="Strong_20_Emphasis">Understandable</text:span>: Content is clear and easy to understand</text:p>
        </text:list-item>
      </text:list>
      <text:list xml:id="list2885531818" text:style-name="L19">
        <text:list-item>
          <text:p text:style-name="P32"><text:span text:style-name="Strong_20_Emphasis">Robust</text:span>: Content is compatible with assistive technologies and works across different browsers</text:p>
        </text:list-item>
      </text:list>
      <text:list xml:id="list4041954691" text:style-name="L20">
        <text:list-item>
          <text:p text:style-name="P33"><text:soft-page-break/></text:p>
        </text:list-item>
      </text:list>
      <text:section text:style-name="Sect1" text:name="B9DPZ-rKC_OPseMPhL210Ac__94">
        <text:p text:style-name="P4">WCAG guidelines in practice:</text:p>
      </text:section>
      <text:section text:style-name="Sect1" text:name="B9DPZ-rKC_OPseMPhL210Ac__78">
        <text:section text:style-name="Sect1" text:name="B9DPZ-rKC_OPseMPhL210Ac__86">
          <text:list xml:id="list637434891" text:style-name="L21">
            <text:list-item>
              <text:p text:style-name="P34">Provide alternative text for non-text content </text:p>
            </text:list-item>
          </text:list>
        </text:section>
        <text:section text:style-name="Sect1" text:name="B9DPZ-rKC_OPseMPhL210Ac__90">
          <text:list xml:id="list125141877785317" text:continue-numbering="true" text:style-name="L21">
            <text:list-item>
              <text:p text:style-name="P34">Ensure content is keyboard accessible </text:p>
            </text:list-item>
          </text:list>
        </text:section>
        <text:section text:style-name="Sect1" text:name="B9DPZ-rKC_OPseMPhL210Ac__96">
          <text:list xml:id="list125142350375434" text:continue-numbering="true" text:style-name="L21">
            <text:list-item>
              <text:p text:style-name="P34">Make sure text can be resized without losing content or functionality </text:p>
            </text:list-item>
          </text:list>
        </text:section>
        <text:section text:style-name="Sect1" text:name="B9DPZ-rKC_OPseMPhL210Ac__99">
          <text:list xml:id="list125143284403886" text:continue-numbering="true" text:style-name="L21">
            <text:list-item>
              <text:p text:style-name="P34">Use clear headings and labels </text:p>
            </text:list-item>
          </text:list>
        </text:section>
        <text:section text:style-name="Sect1" text:name="B9DPZ-rKC_OPseMPhL210Ac__101">
          <text:list xml:id="list125141807286563" text:continue-numbering="true" text:style-name="L21">
            <text:list-item>
              <text:p text:style-name="P34">Ensure that color contrast is sufficient between text and background </text:p>
            </text:list-item>
          </text:list>
        </text:section>
        <text:section text:style-name="Sect1" text:name="B9DPZ-rKC_OPseMPhL210Ac__103">
          <text:list xml:id="list125142067724796" text:continue-numbering="true" text:style-name="L21">
            <text:list-item>
              <text:p text:style-name="P34">Ensure that content is structured consistently across a website </text:p>
            </text:list-item>
          </text:list>
        </text:section>
        <text:section text:style-name="Sect1" text:name="B9DPZ-rKC_OPseMPhL210Ac__105">
          <text:list xml:id="list125142519658785" text:continue-numbering="true" text:style-name="L21">
            <text:list-item>
              <text:p text:style-name="P34">Ensure that content is compatible with screen readers </text:p>
            </text:list-item>
          </text:list>
        </text:section>
      </text:section>
      <text:section text:style-name="Sect1" text:name="B9DPZ-rKC_OPseMPhL210Ac__65">
        <text:p text:style-name="P4">You can consult the <text:a xlink:type="simple" xlink:href="https://www.w3.org/TR/WCAG21/" text:style-name="Internet_20_link" text:visited-style-name="Visited_20_Internet_20_Link">W3C WCAG 2.1 guidelines</text:a> for more information.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📚 <text:span text:style-name="Strong_20_Emphasis">In-Depth Dive: Core Principles of Material Design</text:span></text:h>
      <text:p text:style-name="Text_20_body">Material Design is grounded in three fundamental principles that guide the creation of intuitive, consistent, and engaging user interfaces. Each principle reflects real-world physicality while leveraging digital capabilities. Let’s explore them in detail:</text:p>
      <text:p text:style-name="Horizontal_20_Line"/>
      <text:h text:style-name="Heading_20_2" text:outline-level="2"><text:span text:style-name="Strong_20_Emphasis">1. Material as a Metaphor</text:span></text:h>
      <text:p text:style-name="Text_20_body">At the heart of Material Design is the idea that digital environments should resemble physical reality. This metaphor simplifies understanding by connecting digital interfaces to users' real-world experiences.</text:p>
      <text:h text:style-name="Heading_20_3" text:outline-level="3">🟢 <text:span text:style-name="Strong_20_Emphasis">Key Concepts:</text:span></text:h>
      <text:list xml:id="list1553183110" text:style-name="L22">
        <text:list-item>
          <text:p text:style-name="P35"><text:span text:style-name="Strong_20_Emphasis">Material Surfaces:</text:span></text:p>
          <text:list>
            <text:list-item>
              <text:p text:style-name="P36">Components behave like sheets of paper—flat, with edges and defined boundaries. </text:p>
            </text:list-item>
            <text:list-item>
              <text:p text:style-name="P36">Surfaces can be stacked and layered to represent <text:span text:style-name="Strong_20_Emphasis">hierarchy</text:span> and <text:span text:style-name="Strong_20_Emphasis">relationships</text:span>. </text:p>
            </text:list-item>
            <text:list-item>
              <text:p text:style-name="P36">Shadows indicate <text:span text:style-name="Strong_20_Emphasis">elevation</text:span>, meaning how "close" or "far" an object appears on the z-axis (depth). </text:p>
            </text:list-item>
          </text:list>
        </text:list-item>
        <text:list-item>
          <text:p text:style-name="P35"><text:span text:style-name="Strong_20_Emphasis">Real-World Physics:</text:span></text:p>
          <text:list>
            <text:list-item>
              <text:p text:style-name="P36">Materials follow <text:span text:style-name="Strong_20_Emphasis">realistic movement</text:span>—they stretch, collapse, and respond naturally to user interactions. </text:p>
            </text:list-item>
            <text:list-item>
              <text:p text:style-name="P36">Surfaces do not pass through each other—one layer always appears above another based on elevation. </text:p>
            </text:list-item>
          </text:list>
        </text:list-item>
        <text:list-item>
          <text:p text:style-name="P35"><text:span text:style-name="Strong_20_Emphasis">Interaction Feedback:</text:span></text:p>
          <text:list>
            <text:list-item>
              <text:p text:style-name="P36">When users interact with a component (e.g., a button press), it responds with visual feedback such as ripples or color changes. </text:p>
            </text:list-item>
            <text:list-item>
              <text:p text:style-name="P35">This provides <text:span text:style-name="Strong_20_Emphasis">confirmation</text:span> of the action and prevents uncertainty. </text:p>
            </text:list-item>
          </text:list>
        </text:list-item>
      </text:list>
      <text:h text:style-name="Heading_20_3" text:outline-level="3">📏 <text:span text:style-name="Strong_20_Emphasis">Elevation &amp; Shadows in Detail:</text:span></text:h>
      <text:list xml:id="list649967398" text:style-name="L23">
        <text:list-item>
          <text:p text:style-name="P38"><text:span text:style-name="Strong_20_Emphasis">Elevation</text:span> defines how "high" a surface is relative to the base plane. </text:p>
          <text:list>
            <text:list-item>
              <text:p text:style-name="P38">Default states have <text:span text:style-name="Strong_20_Emphasis">subtle shadows</text:span>. </text:p>
            </text:list-item>
            <text:list-item>
              <text:p text:style-name="P38">Higher elevations (like modals) cast <text:span text:style-name="Strong_20_Emphasis">deeper shadows</text:span> to show prominence. </text:p>
            </text:list-item>
            <text:list-item>
              <text:p text:style-name="P38">Example: </text:p>
              <text:list>
                <text:list-item>
                  <text:p text:style-name="P38"><text:span text:style-name="Strong_20_Emphasis">Card (Container)</text:span>: Elevation 1 </text:p>
                </text:list-item>
                <text:list-item>
                  <text:p text:style-name="P38"><text:span text:style-name="Strong_20_Emphasis">Floating Action Button (FAB)</text:span>: Elevation 6 </text:p>
                </text:list-item>
              </text:list>
            </text:list-item>
          </text:list>
        </text:list-item>
        <text:list-item>
          <text:p text:style-name="P37"><text:span text:style-name="Strong_20_Emphasis">Dynamic Elevation:</text:span> Changes in elevation occur during user interactions (e.g., when a button is pressed, it momentarily drops to a lower elevation). </text:p>
        </text:list-item>
      </text:list>
      <text:h text:style-name="Heading_20_3" text:outline-level="3">📊 <text:span text:style-name="Strong_20_Emphasis">Practical Example:</text:span></text:h>
      <text:p text:style-name="Text_20_body">When a user opens a <text:span text:style-name="Strong_20_Emphasis">navigation drawer</text:span>, it slides over the content because it has <text:span text:style-name="Strong_20_Emphasis">higher elevation</text:span>. Meanwhile, background content is dimmed to maintain focus on the active layer.</text:p>
      <text:p text:style-name="Horizontal_20_Line"/>
      <text:h text:style-name="Heading_20_2" text:outline-level="2"><text:soft-page-break/><text:span text:style-name="Strong_20_Emphasis">2. Bold, Graphic, Intentional</text:span></text:h>
      <text:p text:style-name="Text_20_body">Material Design promotes clarity and guidance through bold visual design that is functional and aesthetically pleasing.</text:p>
      <text:h text:style-name="Heading_20_3" text:outline-level="3">🟢 <text:span text:style-name="Strong_20_Emphasis">Key Concepts:</text:span></text:h>
      <text:list xml:id="list3976804589" text:style-name="L24">
        <text:list-item>
          <text:p text:style-name="P39"><text:span text:style-name="Strong_20_Emphasis">Visual Hierarchy:</text:span></text:p>
          <text:list>
            <text:list-item>
              <text:p text:style-name="P40"><text:span text:style-name="Strong_20_Emphasis">Important content stands out</text:span> using size, weight, and color. </text:p>
            </text:list-item>
            <text:list-item>
              <text:p text:style-name="P40"><text:span text:style-name="Strong_20_Emphasis">Larger and bolder</text:span> elements (e.g., headlines) grab attention first. </text:p>
            </text:list-item>
          </text:list>
        </text:list-item>
        <text:list-item>
          <text:p text:style-name="P39"><text:span text:style-name="Strong_20_Emphasis">Intentional Use of Colors:</text:span></text:p>
          <text:list>
            <text:list-item>
              <text:p text:style-name="P40">Material Design uses a <text:span text:style-name="Strong_20_Emphasis">primary</text:span> and <text:span text:style-name="Strong_20_Emphasis">secondary</text:span> color system to establish brand identity. </text:p>
            </text:list-item>
            <text:list-item>
              <text:p text:style-name="P40"><text:span text:style-name="Strong_20_Emphasis">Accent colors</text:span> highlight user actions and key interactions (e.g., a floating action button). </text:p>
            </text:list-item>
          </text:list>
        </text:list-item>
        <text:list-item>
          <text:p text:style-name="P39"><text:span text:style-name="Strong_20_Emphasis">Typography:</text:span></text:p>
          <text:list>
            <text:list-item>
              <text:p text:style-name="P40">Use <text:span text:style-name="Strong_20_Emphasis">clear, legible fonts</text:span>—Material Design specifies a type scale with defined styles (e.g., headline, body, label). </text:p>
            </text:list-item>
            <text:list-item>
              <text:p text:style-name="P40">Typography helps structure content visually while maintaining a clean reading experience. </text:p>
            </text:list-item>
          </text:list>
        </text:list-item>
        <text:list-item>
          <text:p text:style-name="P39"><text:span text:style-name="Strong_20_Emphasis">Imagery &amp; Icons:</text:span></text:p>
          <text:list>
            <text:list-item>
              <text:p text:style-name="P40">Use images intentionally to reinforce meaning. </text:p>
            </text:list-item>
            <text:list-item>
              <text:p text:style-name="P39">Icons should be <text:span text:style-name="Strong_20_Emphasis">simple, recognizable</text:span>, and aligned with the interface’s tone. </text:p>
            </text:list-item>
          </text:list>
        </text:list-item>
      </text:list>
      <text:h text:style-name="Heading_20_3" text:outline-level="3">🎨 <text:span text:style-name="Strong_20_Emphasis">Contrast &amp; Accessibility:</text:span></text:h>
      <text:list xml:id="list3521123697" text:style-name="L25">
        <text:list-item>
          <text:p text:style-name="P42">Ensure sufficient <text:span text:style-name="Strong_20_Emphasis">contrast</text:span> between foreground (text) and background for readability. </text:p>
          <text:list>
            <text:list-item>
              <text:p text:style-name="P42">Minimum contrast ratio: <text:span text:style-name="Strong_20_Emphasis">4.5:1</text:span> for text. </text:p>
            </text:list-item>
            <text:list-item>
              <text:p text:style-name="P42">Use accessible color palettes to accommodate visual impairments. </text:p>
            </text:list-item>
          </text:list>
        </text:list-item>
        <text:list-item>
          <text:p text:style-name="P41">Material Design supports <text:span text:style-name="Strong_20_Emphasis">dynamic theming</text:span> to adapt to user preferences (e.g., light vs. dark mode). </text:p>
        </text:list-item>
      </text:list>
      <text:h text:style-name="Heading_20_3" text:outline-level="3">📊 <text:span text:style-name="Strong_20_Emphasis">Practical Example:</text:span></text:h>
      <text:p text:style-name="Text_20_body">A <text:span text:style-name="Strong_20_Emphasis">primary action button</text:span> (like "Submit") should have a <text:span text:style-name="Strong_20_Emphasis">vivid color</text:span> that contrasts with the background. Other secondary actions (like "Cancel") should use a <text:span text:style-name="Strong_20_Emphasis">muted tone</text:span>.</text:p>
      <text:p text:style-name="Horizontal_20_Line"/>
      <text:h text:style-name="Heading_20_2" text:outline-level="2"><text:span text:style-name="Strong_20_Emphasis">3. Motion Provides Meaning</text:span></text:h>
      <text:p text:style-name="Text_20_body">Motion in Material Design is <text:span text:style-name="Strong_20_Emphasis">purposeful</text:span>—it enhances understanding and provides feedback. Motion is not just decorative; it helps users follow their actions and transitions.</text:p>
      <text:h text:style-name="Heading_20_3" text:outline-level="3">🟢 <text:span text:style-name="Strong_20_Emphasis">Key Concepts:</text:span></text:h>
      <text:list xml:id="list2656685259" text:style-name="L26">
        <text:list-item>
          <text:p text:style-name="P43"><text:span text:style-name="Strong_20_Emphasis">Easing &amp; Timing:</text:span></text:p>
          <text:list>
            <text:list-item>
              <text:p text:style-name="P44"><text:soft-page-break/>Motion mimics physical acceleration and deceleration. </text:p>
            </text:list-item>
            <text:list-item>
              <text:p text:style-name="P44">Use <text:span text:style-name="Strong_20_Emphasis">standard easing curves</text:span> to ensure smooth transitions: </text:p>
              <text:list>
                <text:list-item>
                  <text:p text:style-name="P44"><text:span text:style-name="Strong_20_Emphasis">Ease-In-Out</text:span>: For natural entrances and exits. </text:p>
                </text:list-item>
                <text:list-item>
                  <text:p text:style-name="P44"><text:span text:style-name="Strong_20_Emphasis">Ease-In</text:span>: For objects accelerating into view. </text:p>
                </text:list-item>
                <text:list-item>
                  <text:p text:style-name="P44"><text:span text:style-name="Strong_20_Emphasis">Ease-Out</text:span>: For objects decelerating to a stop. </text:p>
                </text:list-item>
              </text:list>
            </text:list-item>
          </text:list>
        </text:list-item>
        <text:list-item>
          <text:p text:style-name="P43"><text:span text:style-name="Strong_20_Emphasis">Continuity &amp; Context:</text:span></text:p>
          <text:list>
            <text:list-item>
              <text:p text:style-name="P44">Motion should <text:span text:style-name="Strong_20_Emphasis">maintain spatial continuity</text:span>—objects move smoothly between states rather than appearing or disappearing abruptly. </text:p>
            </text:list-item>
            <text:list-item>
              <text:p text:style-name="P44">Transitions should <text:span text:style-name="Strong_20_Emphasis">preserve user context</text:span> by guiding attention between related elements. </text:p>
            </text:list-item>
          </text:list>
        </text:list-item>
        <text:list-item>
          <text:p text:style-name="P43"><text:span text:style-name="Strong_20_Emphasis">Responsive Interactions:</text:span></text:p>
          <text:list>
            <text:list-item>
              <text:p text:style-name="P44">Elements should react instantly to user actions (e.g., <text:span text:style-name="Strong_20_Emphasis">touch ripples</text:span>). </text:p>
            </text:list-item>
            <text:list-item>
              <text:p text:style-name="P43"><text:span text:style-name="Strong_20_Emphasis">Micro-interactions</text:span>—like an icon animating when toggled—reinforce the result of the user’s input. </text:p>
            </text:list-item>
          </text:list>
        </text:list-item>
      </text:list>
      <text:h text:style-name="Heading_20_3" text:outline-level="3">🎥 <text:span text:style-name="Strong_20_Emphasis">Motion Durations in Detail:</text:span></text:h>
      <text:list xml:id="list4030541721" text:style-name="L27">
        <text:list-item>
          <text:p text:style-name="P46"><text:span text:style-name="Strong_20_Emphasis">Standard (300ms):</text:span> For general transitions (e.g., switching between screens). </text:p>
        </text:list-item>
        <text:list-item>
          <text:p text:style-name="P46"><text:span text:style-name="Strong_20_Emphasis">Quick (150ms):</text:span> For small UI updates (e.g., button feedback). </text:p>
        </text:list-item>
        <text:list-item>
          <text:p text:style-name="P45"><text:span text:style-name="Strong_20_Emphasis">Emphasized (450ms):</text:span> For large animations or modals. </text:p>
        </text:list-item>
      </text:list>
      <text:h text:style-name="Heading_20_3" text:outline-level="3">📊 <text:span text:style-name="Strong_20_Emphasis">Practical Example:</text:span></text:h>
      <text:p text:style-name="Text_20_body">When a user clicks a <text:span text:style-name="Strong_20_Emphasis">floating action button (FAB)</text:span>, it should:</text:p>
      <text:list xml:id="list156649757" text:style-name="L28">
        <text:list-item>
          <text:p text:style-name="P48">Shrink slightly (pressed feedback). </text:p>
        </text:list-item>
        <text:list-item>
          <text:p text:style-name="P48">Expand smoothly to reveal new options. </text:p>
        </text:list-item>
        <text:list-item>
          <text:p text:style-name="P47">Return to its original size when closed. </text:p>
        </text:list-item>
      </text:list>
      <text:p text:style-name="Horizontal_20_Line"/>
      <text:h text:style-name="Heading_20_3" text:outline-level="3">📌 <text:span text:style-name="Strong_20_Emphasis">Summary:</text:span></text:h>
      <text:list xml:id="list1057856418" text:style-name="L29">
        <text:list-item>
          <text:p text:style-name="P50"><text:span text:style-name="Strong_20_Emphasis">Material as a Metaphor:</text:span> </text:p>
          <text:list>
            <text:list-item>
              <text:p text:style-name="P50">Digital elements mimic real-world materials (shadows, layers, elevation). </text:p>
            </text:list-item>
          </text:list>
        </text:list-item>
        <text:list-item>
          <text:p text:style-name="P50"><text:span text:style-name="Strong_20_Emphasis">Bold, Graphic, Intentional:</text:span> </text:p>
          <text:list>
            <text:list-item>
              <text:p text:style-name="P50">Clear hierarchy through color, typography, and imagery to guide users. </text:p>
            </text:list-item>
          </text:list>
        </text:list-item>
        <text:list-item>
          <text:p text:style-name="P50"><text:span text:style-name="Strong_20_Emphasis">Motion Provides Meaning:</text:span> </text:p>
          <text:list>
            <text:list-item>
              <text:p text:style-name="P49">Purposeful motion supports user understanding and enhances interaction. </text:p>
            </text:list-item>
          </text:list>
        </text:list-item>
      </text:list>
      <text:p text:style-name="Text_20_body">Would you like me to dive deeper into <text:span text:style-name="Strong_20_Emphasis">any other section</text:span> or assist with <text:span text:style-name="Strong_20_Emphasis">practical implementation</text:span>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📚 <text:span text:style-name="Strong_20_Emphasis">In-Depth Dive: Material Theming in Material Design</text:span></text:h>
      <text:p text:style-name="Text_20_body">Material Theming allows you to <text:span text:style-name="Strong_20_Emphasis">customize the Material Design system</text:span> to align with a brand’s visual identity while ensuring usability and accessibility. It covers three core areas: <text:span text:style-name="Strong_20_Emphasis">Color System, Typography, and Shape &amp; Elevation</text:span>. Let’s break down each concept in detail:</text:p>
      <text:p text:style-name="Horizontal_20_Line"/>
      <text:h text:style-name="Heading_20_2" text:outline-level="2">✅ <text:span text:style-name="Strong_20_Emphasis">1. Color System</text:span></text:h>
      <text:p text:style-name="Text_20_body">Material Design’s color system defines how colors are applied across the UI while supporting <text:span text:style-name="Strong_20_Emphasis">brand expression</text:span> and <text:span text:style-name="Strong_20_Emphasis">accessibility</text:span>. The system is modular and adaptable for different themes (e.g., light/dark modes).</text:p>
      <text:p text:style-name="Horizontal_20_Line"/>
      <text:h text:style-name="Heading_20_3" text:outline-level="3">🎨 <text:span text:style-name="Strong_20_Emphasis">Primary &amp; Secondary Colors</text:span></text:h>
      <text:list xml:id="list1209520267" text:style-name="L30">
        <text:list-item>
          <text:p text:style-name="P52"><text:span text:style-name="Strong_20_Emphasis">Primary Color</text:span>: </text:p>
          <text:list>
            <text:list-item>
              <text:p text:style-name="P52">The main brand color, used for the most visible and interactive elements (e.g., app bar, FAB). </text:p>
            </text:list-item>
          </text:list>
        </text:list-item>
        <text:list-item>
          <text:p text:style-name="P52"><text:span text:style-name="Strong_20_Emphasis">Secondary Color</text:span>: </text:p>
          <text:list>
            <text:list-item>
              <text:p text:style-name="P51">Complementary to the primary color, used for less dominant components (e.g., checkboxes, sliders). </text:p>
            </text:list-item>
          </text:list>
        </text:list-item>
      </text:list>
      <text:p text:style-name="Text_20_body">💡 <text:span text:style-name="Strong_20_Emphasis">Implementation Strategy:</text:span></text:p>
      <text:list xml:id="list1843645820" text:style-name="L31">
        <text:list-item>
          <text:p text:style-name="P54">Use <text:span text:style-name="Strong_20_Emphasis">CSS variables</text:span> for easy theming. </text:p>
        </text:list-item>
        <text:list-item>
          <text:p text:style-name="P53">Define <text:span text:style-name="Strong_20_Emphasis">on-</text:span> colors (text/icons) to ensure visibility on surfaces. </text:p>
        </text:list-item>
      </text:list>
      <text:p text:style-name="Preformatted_20_Text"><text:span text:style-name="Source_20_Text">/* Base Theme Variables */</text:span></text:p>
      <text:p text:style-name="Preformatted_20_Text"><text:span text:style-name="Source_20_Text">:root {</text:span></text:p>
      <text:p text:style-name="Preformatted_20_Text"><text:span text:style-name="Source_20_Text"><text:s text:c="4"/>--md-primary: #6200ea; /* Main brand color */</text:span></text:p>
      <text:p text:style-name="Preformatted_20_Text"><text:span text:style-name="Source_20_Text"><text:s text:c="4"/>--md-on-primary: #ffffff; /* Text on primary */</text:span></text:p>
      <text:p text:style-name="Preformatted_20_Text"/>
      <text:p text:style-name="Preformatted_20_Text"><text:span text:style-name="Source_20_Text"><text:s text:c="4"/>--md-secondary: #03dac6; /* Accent color */</text:span></text:p>
      <text:p text:style-name="Preformatted_20_Text"><text:span text:style-name="Source_20_Text"><text:s text:c="4"/>--md-on-secondary: #000000; /* Text on secondary */</text:span></text:p>
      <text:p text:style-name="Preformatted_20_Text"/>
      <text:p text:style-name="Preformatted_20_Text"><text:span text:style-name="Source_20_Text"><text:s text:c="4"/>--md-background: #f5f5f5; /* Surface background */</text:span></text:p>
      <text:p text:style-name="Preformatted_20_Text"><text:span text:style-name="Source_20_Text"><text:s text:c="4"/>--md-surface: #ffffff; /* Default card/container color */</text:span></text:p>
      <text:p text:style-name="Preformatted_20_Text"><text:span text:style-name="Source_20_Text"><text:s text:c="4"/>--md-on-surface: #000000; /* Text on surfaces */</text:span></text:p>
      <text:p text:style-name="P5"><text:span text:style-name="Source_20_Text">}</text:span></text:p>
      <text:p text:style-name="Horizontal_20_Line"/>
      <text:h text:style-name="Heading_20_3" text:outline-level="3">🎨 <text:span text:style-name="Strong_20_Emphasis">Tonal Palette (Material You)</text:span></text:h>
      <text:p text:style-name="Text_20_body">Material You introduces <text:span text:style-name="Strong_20_Emphasis">dynamic color theming</text:span>, adapting UI colors based on <text:span text:style-name="Strong_20_Emphasis">user input</text:span> (e.g., wallpaper). It uses tonal palettes generated from <text:span text:style-name="Strong_20_Emphasis">seed colors</text:span> to maintain consistency across various surfaces.</text:p>
      <text:p text:style-name="Text_20_body"><text:span text:style-name="Strong_20_Emphasis">Core Palette Structure:</text:span></text:p>
      <text:list xml:id="list3788676222" text:style-name="L32">
        <text:list-item>
          <text:p text:style-name="P56"><text:span text:style-name="Strong_20_Emphasis">Primary Palette</text:span>: 5 shades (e.g., primary40 for normal, primary90 for lighter tones). </text:p>
        </text:list-item>
        <text:list-item>
          <text:p text:style-name="P56"><text:span text:style-name="Strong_20_Emphasis">Secondary Palette</text:span>: Accent color variations. </text:p>
        </text:list-item>
        <text:list-item>
          <text:p text:style-name="P55"><text:span text:style-name="Strong_20_Emphasis">Neutral Palette</text:span>: Background and surface shades. </text:p>
        </text:list-item>
      </text:list>
      <text:p text:style-name="Text_20_body"><text:soft-page-break/>💡 <text:span text:style-name="Strong_20_Emphasis">Implementation Strategy:</text:span></text:p>
      <text:list xml:id="list3436610536" text:style-name="L33">
        <text:list-item>
          <text:p text:style-name="P58">Define <text:span text:style-name="Strong_20_Emphasis">light and dark</text:span> palettes. </text:p>
        </text:list-item>
        <text:list-item>
          <text:p text:style-name="P57">Adapt based on user preferences (e.g., via media queries). </text:p>
        </text:list-item>
      </text:list>
      <text:p text:style-name="Preformatted_20_Text"><text:span text:style-name="Source_20_Text">/* Dynamic Color Palette */</text:span></text:p>
      <text:p text:style-name="Preformatted_20_Text"><text:span text:style-name="Source_20_Text">:root {</text:span></text:p>
      <text:p text:style-name="Preformatted_20_Text"><text:span text:style-name="Source_20_Text"><text:s text:c="4"/>--md-primary40: #6200ea; /* Main */</text:span></text:p>
      <text:p text:style-name="Preformatted_20_Text"><text:span text:style-name="Source_20_Text"><text:s text:c="4"/>--md-primary90: #bb86fc; /* Light */</text:span></text:p>
      <text:p text:style-name="Preformatted_20_Text"><text:span text:style-name="Source_20_Text"><text:s text:c="4"/>--md-primary10: #3700b3; /* Dark */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Dark Mode Support */</text:span></text:p>
      <text:p text:style-name="Preformatted_20_Text"><text:span text:style-name="Source_20_Text">@media (prefers-color-scheme: dark) {</text:span></text:p>
      <text:p text:style-name="Preformatted_20_Text"><text:span text:style-name="Source_20_Text"><text:s text:c="4"/>:root {</text:span></text:p>
      <text:p text:style-name="Preformatted_20_Text"><text:span text:style-name="Source_20_Text"><text:s text:c="8"/>--md-background: #121212;</text:span></text:p>
      <text:p text:style-name="Preformatted_20_Text"><text:span text:style-name="Source_20_Text"><text:s text:c="8"/>--md-surface: #1e1e1e;</text:span></text:p>
      <text:p text:style-name="Preformatted_20_Text"><text:span text:style-name="Source_20_Text"><text:s text:c="8"/>--md-on-surface: #ffffff;</text:span></text:p>
      <text:p text:style-name="Preformatted_20_Text"><text:span text:style-name="Source_20_Text"><text:s text:c="4"/>}</text:span></text:p>
      <text:p text:style-name="P5"><text:span text:style-name="Source_20_Text">}</text:span></text:p>
      <text:p text:style-name="Horizontal_20_Line"/>
      <text:h text:style-name="Heading_20_3" text:outline-level="3">🎨 <text:span text:style-name="Strong_20_Emphasis">Contrast &amp; Accessibility</text:span></text:h>
      <text:p text:style-name="Text_20_body">Ensuring <text:span text:style-name="Strong_20_Emphasis">text-to-background</text:span> contrast meets <text:span text:style-name="Strong_20_Emphasis">WCAG 2.1</text:span> guidelines:</text:p>
      <text:list xml:id="list2935454028" text:style-name="L34">
        <text:list-item>
          <text:p text:style-name="P60"><text:span text:style-name="Strong_20_Emphasis">Normal Text</text:span>: Minimum contrast ratio <text:span text:style-name="Strong_20_Emphasis">4.5:1</text:span>. </text:p>
        </text:list-item>
        <text:list-item>
          <text:p text:style-name="P60"><text:span text:style-name="Strong_20_Emphasis">Large Text (18pt or bold)</text:span>: Minimum contrast ratio <text:span text:style-name="Strong_20_Emphasis">3:1</text:span>. </text:p>
        </text:list-item>
        <text:list-item>
          <text:p text:style-name="P59">Use <text:span text:style-name="Strong_20_Emphasis">tooling</text:span> (like Chrome DevTools) to check compliance. </text:p>
        </text:list-item>
      </text:list>
      <text:p text:style-name="Text_20_body">💡 <text:span text:style-name="Strong_20_Emphasis">Implementation Strategy:</text:span></text:p>
      <text:list xml:id="list98804972" text:style-name="L35">
        <text:list-item>
          <text:p text:style-name="P62">Ensure contrast for buttons, inputs, and key content. </text:p>
        </text:list-item>
        <text:list-item>
          <text:p text:style-name="P61">Provide visual cues (e.g., focus rings). </text:p>
        </text:list-item>
      </text:list>
      <text:p text:style-name="Preformatted_20_Text"><text:span text:style-name="Source_20_Text">/* Accessible Button */</text:span></text:p>
      <text:p text:style-name="Preformatted_20_Text"><text:span text:style-name="Source_20_Text">.md-button {</text:span></text:p>
      <text:p text:style-name="Preformatted_20_Text"><text:span text:style-name="Source_20_Text"><text:s text:c="4"/>background: var(--md-primary);</text:span></text:p>
      <text:p text:style-name="Preformatted_20_Text"><text:span text:style-name="Source_20_Text"><text:s text:c="4"/>color: var(--md-on-primary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High Contrast Focus */</text:span></text:p>
      <text:p text:style-name="Preformatted_20_Text"><text:span text:style-name="Source_20_Text">.md-button:focus {</text:span></text:p>
      <text:p text:style-name="Preformatted_20_Text"><text:span text:style-name="Source_20_Text"><text:s text:c="4"/>outline: 3px solid var(--md-secondary);</text:span></text:p>
      <text:p text:style-name="P5"><text:span text:style-name="Source_20_Text">}</text:span></text:p>
      <text:p text:style-name="Horizontal_20_Line"/>
      <text:h text:style-name="Heading_20_2" text:outline-level="2">✅ <text:span text:style-name="Strong_20_Emphasis">2. Typography</text:span></text:h>
      <text:p text:style-name="Text_20_body">Material Design defines a <text:span text:style-name="Strong_20_Emphasis">type scale</text:span> that balances consistency and flexibility for diverse screen sizes. It supports <text:span text:style-name="Strong_20_Emphasis">variable fonts</text:span> for responsiveness and better performance.</text:p>
      <text:p text:style-name="Horizontal_20_Line"/>
      <text:h text:style-name="Heading_20_3" text:outline-level="3">🖋️ <text:span text:style-name="Strong_20_Emphasis">Type Scale</text:span></text:h>
      <text:p text:style-name="Text_20_body">Material Design's <text:span text:style-name="Strong_20_Emphasis">Type System</text:span> includes predefined style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ext:soft-page-break/>
          <table:table-row>
            <table:table-cell table:style-name="Table1.A1" office:value-type="string">
              <text:p text:style-name="Table_20_Heading">Category</text:p>
            </table:table-cell>
            <table:table-cell table:style-name="Table1.A1" office:value-type="string">
              <text:p text:style-name="Table_20_Heading">CSS Class</text:p>
            </table:table-cell>
            <table:table-cell table:style-name="Table1.A1" office:value-type="string">
              <text:p text:style-name="Table_20_Heading">Font Size</text:p>
            </table:table-cell>
            <table:table-cell table:style-name="Table1.A1" office:value-type="string">
              <text:p text:style-name="Table_20_Heading">Weight</text:p>
            </table:table-cell>
          </table:table-row>
        </table:table-header-rows>
        <table:table-row>
          <table:table-cell table:style-name="Table1.A1" office:value-type="string">
            <text:p text:style-name="Table_20_Contents">Display</text:p>
          </table:table-cell>
          <table:table-cell table:style-name="Table1.A1" office:value-type="string">
            <text:p text:style-name="Table_20_Contents"><text:span text:style-name="Source_20_Text">.md-display</text:span></text:p>
          </table:table-cell>
          <table:table-cell table:style-name="Table1.A1" office:value-type="string">
            <text:p text:style-name="Table_20_Contents">3.5rem</text:p>
          </table:table-cell>
          <table:table-cell table:style-name="Table1.A1" office:value-type="string">
            <text:p text:style-name="Table_20_Contents">400</text:p>
          </table:table-cell>
        </table:table-row>
        <table:table-row>
          <table:table-cell table:style-name="Table1.A1" office:value-type="string">
            <text:p text:style-name="Table_20_Contents">Headline</text:p>
          </table:table-cell>
          <table:table-cell table:style-name="Table1.A1" office:value-type="string">
            <text:p text:style-name="Table_20_Contents"><text:span text:style-name="Source_20_Text">.md-headline</text:span></text:p>
          </table:table-cell>
          <table:table-cell table:style-name="Table1.A1" office:value-type="string">
            <text:p text:style-name="Table_20_Contents">2.5rem</text:p>
          </table:table-cell>
          <table:table-cell table:style-name="Table1.A1" office:value-type="string">
            <text:p text:style-name="Table_20_Contents">400</text:p>
          </table:table-cell>
        </table:table-row>
        <table:table-row>
          <table:table-cell table:style-name="Table1.A1" office:value-type="string">
            <text:p text:style-name="Table_20_Contents">Title</text:p>
          </table:table-cell>
          <table:table-cell table:style-name="Table1.A1" office:value-type="string">
            <text:p text:style-name="Table_20_Contents"><text:span text:style-name="Source_20_Text">.md-title</text:span></text:p>
          </table:table-cell>
          <table:table-cell table:style-name="Table1.A1" office:value-type="string">
            <text:p text:style-name="Table_20_Contents">2rem</text:p>
          </table:table-cell>
          <table:table-cell table:style-name="Table1.A1" office:value-type="string">
            <text:p text:style-name="Table_20_Contents">500</text:p>
          </table:table-cell>
        </table:table-row>
        <table:table-row>
          <table:table-cell table:style-name="Table1.A1" office:value-type="string">
            <text:p text:style-name="Table_20_Contents">Body</text:p>
          </table:table-cell>
          <table:table-cell table:style-name="Table1.A1" office:value-type="string">
            <text:p text:style-name="Table_20_Contents"><text:span text:style-name="Source_20_Text">.md-body</text:span></text:p>
          </table:table-cell>
          <table:table-cell table:style-name="Table1.A1" office:value-type="string">
            <text:p text:style-name="Table_20_Contents">1rem</text:p>
          </table:table-cell>
          <table:table-cell table:style-name="Table1.A1" office:value-type="string">
            <text:p text:style-name="Table_20_Contents">400</text:p>
          </table:table-cell>
        </table:table-row>
        <table:table-row>
          <table:table-cell table:style-name="Table1.A1" office:value-type="string">
            <text:p text:style-name="Table_20_Contents">Label</text:p>
          </table:table-cell>
          <table:table-cell table:style-name="Table1.A1" office:value-type="string">
            <text:p text:style-name="Table_20_Contents"><text:span text:style-name="Source_20_Text">.md-label</text:span></text:p>
          </table:table-cell>
          <table:table-cell table:style-name="Table1.A1" office:value-type="string">
            <text:p text:style-name="Table_20_Contents">0.875rem</text:p>
          </table:table-cell>
          <table:table-cell table:style-name="Table1.A1" office:value-type="string">
            <text:p text:style-name="Table_20_Contents">500</text:p>
          </table:table-cell>
        </table:table-row>
        <table:table-row>
          <table:table-cell table:style-name="Table1.A1" office:value-type="string">
            <text:p text:style-name="Table_20_Contents">Caption</text:p>
          </table:table-cell>
          <table:table-cell table:style-name="Table1.A1" office:value-type="string">
            <text:p text:style-name="Table_20_Contents"><text:span text:style-name="Source_20_Text">.md-caption</text:span></text:p>
          </table:table-cell>
          <table:table-cell table:style-name="Table1.A1" office:value-type="string">
            <text:p text:style-name="Table_20_Contents">0.75rem</text:p>
          </table:table-cell>
          <table:table-cell table:style-name="Table1.A1" office:value-type="string">
            <text:p text:style-name="Table_20_Contents">300</text:p>
          </table:table-cell>
        </table:table-row>
      </table:table>
      <text:p text:style-name="Text_20_body">💡 <text:span text:style-name="Strong_20_Emphasis">Implementation Strategy:</text:span></text:p>
      <text:list xml:id="list1334129177" text:style-name="L36">
        <text:list-item>
          <text:p text:style-name="P64">Use <text:span text:style-name="Strong_20_Emphasis">CSS variables</text:span> for easy scaling. </text:p>
        </text:list-item>
        <text:list-item>
          <text:p text:style-name="P63">Implement <text:span text:style-name="Strong_20_Emphasis">responsive typography</text:span> using <text:span text:style-name="Source_20_Text">clamp()</text:span> or <text:span text:style-name="Source_20_Text">media queries</text:span>. </text:p>
        </text:list-item>
      </text:list>
      <text:p text:style-name="Preformatted_20_Text"><text:span text:style-name="Source_20_Text">/* Typography System */</text:span></text:p>
      <text:p text:style-name="Preformatted_20_Text"><text:span text:style-name="Source_20_Text">:root {</text:span></text:p>
      <text:p text:style-name="Preformatted_20_Text"><text:span text:style-name="Source_20_Text"><text:s text:c="4"/>--md-font: 'Roboto', sans-serif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body {</text:span></text:p>
      <text:p text:style-name="Preformatted_20_Text"><text:span text:style-name="Source_20_Text"><text:s text:c="4"/>font-family: var(--md-font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display {</text:span></text:p>
      <text:p text:style-name="Preformatted_20_Text"><text:span text:style-name="Source_20_Text"><text:s text:c="4"/>font-size: 3.5rem;</text:span></text:p>
      <text:p text:style-name="Preformatted_20_Text"><text:span text:style-name="Source_20_Text"><text:s text:c="4"/>font-weight: 400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body {</text:span></text:p>
      <text:p text:style-name="Preformatted_20_Text"><text:span text:style-name="Source_20_Text"><text:s text:c="4"/>font-size: 1rem;</text:span></text:p>
      <text:p text:style-name="Preformatted_20_Text"><text:span text:style-name="Source_20_Text"><text:s text:c="4"/>font-weight: 400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Responsive Headline */</text:span></text:p>
      <text:p text:style-name="Preformatted_20_Text"><text:span text:style-name="Source_20_Text">.md-headline {</text:span></text:p>
      <text:p text:style-name="Preformatted_20_Text"><text:span text:style-name="Source_20_Text"><text:s text:c="4"/>font-size: clamp(2rem, 5vw, 2.5rem);</text:span></text:p>
      <text:p text:style-name="P5"><text:span text:style-name="Source_20_Text">}</text:span></text:p>
      <text:p text:style-name="Horizontal_20_Line"/>
      <text:h text:style-name="Heading_20_3" text:outline-level="3">🖋️ <text:span text:style-name="Strong_20_Emphasis">Variable Fonts</text:span></text:h>
      <text:p text:style-name="Text_20_body">Material Design supports <text:span text:style-name="Strong_20_Emphasis">variable fonts</text:span> for improved performance and adaptive rendering.</text:p>
      <text:p text:style-name="Text_20_body">💡 <text:span text:style-name="Strong_20_Emphasis">Implementation Strategy:</text:span></text:p>
      <text:list xml:id="list2550874519" text:style-name="L37">
        <text:list-item>
          <text:p text:style-name="P66">Use <text:span text:style-name="Source_20_Text">font-variation-settings</text:span> for fine control. </text:p>
        </text:list-item>
        <text:list-item>
          <text:p text:style-name="P65">Leverage <text:span text:style-name="Strong_20_Emphasis">Google Fonts</text:span> for Material’s official typefaces. </text:p>
        </text:list-item>
      </text:list>
      <text:p text:style-name="Preformatted_20_Text"><text:span text:style-name="Source_20_Text">@font-face {</text:span></text:p>
      <text:p text:style-name="Preformatted_20_Text"><text:span text:style-name="Source_20_Text"><text:s text:c="4"/>font-family: 'Roboto Flex';</text:span></text:p>
      <text:p text:style-name="Preformatted_20_Text"><text:span text:style-name="Source_20_Text"><text:s text:c="4"/>src: url('https://fonts.googleapis.com/css2?family=Roboto:wght@100..900&amp;display=swap'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variable {</text:span></text:p>
      <text:p text:style-name="Preformatted_20_Text"><text:span text:style-name="Source_20_Text"><text:s text:c="4"/>font-family: 'Roboto Flex', sans-serif;</text:span></text:p>
      <text:p text:style-name="Preformatted_20_Text"><text:span text:style-name="Source_20_Text"><text:s text:c="4"/>font-variation-settings: 'wght' 600;</text:span></text:p>
      <text:p text:style-name="P5"><text:span text:style-name="Source_20_Text">}</text:span></text:p>
      <text:p text:style-name="Horizontal_20_Line"/>
      <text:h text:style-name="Heading_20_2" text:outline-level="2"><text:soft-page-break/>✅ <text:span text:style-name="Strong_20_Emphasis">3. Shape &amp; Elevation</text:span></text:h>
      <text:p text:style-name="Text_20_body">Material Design defines a <text:span text:style-name="Strong_20_Emphasis">Shape System</text:span> and <text:span text:style-name="Strong_20_Emphasis">Elevation</text:span> to create layers and visual depth.</text:p>
      <text:p text:style-name="Horizontal_20_Line"/>
      <text:h text:style-name="Heading_20_3" text:outline-level="3">🔲 <text:span text:style-name="Strong_20_Emphasis">Shape System</text:span></text:h>
      <text:p text:style-name="Text_20_body">Shapes are categorized by corner radii:</text:p>
      <text:list xml:id="list4011783802" text:style-name="L38">
        <text:list-item>
          <text:p text:style-name="P68"><text:span text:style-name="Strong_20_Emphasis">Small</text:span> (4dp): Chips, badges. </text:p>
        </text:list-item>
        <text:list-item>
          <text:p text:style-name="P68"><text:span text:style-name="Strong_20_Emphasis">Medium</text:span> (8dp): Cards, dialogs. </text:p>
        </text:list-item>
        <text:list-item>
          <text:p text:style-name="P67"><text:span text:style-name="Strong_20_Emphasis">Large</text:span> (16dp): Containers, sheets. </text:p>
        </text:list-item>
      </text:list>
      <text:p text:style-name="Text_20_body">💡 <text:span text:style-name="Strong_20_Emphasis">Implementation Strategy:</text:span></text:p>
      <text:list xml:id="list984731203" text:style-name="L39">
        <text:list-item>
          <text:p text:style-name="P70">Use CSS variables for shape customization. </text:p>
        </text:list-item>
        <text:list-item>
          <text:p text:style-name="P69">Define component-specific radii. </text:p>
        </text:list-item>
      </text:list>
      <text:p text:style-name="Preformatted_20_Text"><text:span text:style-name="Source_20_Text">/* Shape System */</text:span></text:p>
      <text:p text:style-name="Preformatted_20_Text"><text:span text:style-name="Source_20_Text">:root {</text:span></text:p>
      <text:p text:style-name="Preformatted_20_Text"><text:span text:style-name="Source_20_Text"><text:s text:c="4"/>--md-shape-small: 4px;</text:span></text:p>
      <text:p text:style-name="Preformatted_20_Text"><text:span text:style-name="Source_20_Text"><text:s text:c="4"/>--md-shape-medium: 8px;</text:span></text:p>
      <text:p text:style-name="Preformatted_20_Text"><text:span text:style-name="Source_20_Text"><text:s text:c="4"/>--md-shape-large: 16px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chip {</text:span></text:p>
      <text:p text:style-name="Preformatted_20_Text"><text:span text:style-name="Source_20_Text"><text:s text:c="4"/>border-radius: var(--md-shape-small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card {</text:span></text:p>
      <text:p text:style-name="Preformatted_20_Text"><text:span text:style-name="Source_20_Text"><text:s text:c="4"/>border-radius: var(--md-shape-medium);</text:span></text:p>
      <text:p text:style-name="P5"><text:span text:style-name="Source_20_Text">}</text:span></text:p>
      <text:p text:style-name="Horizontal_20_Line"/>
      <text:h text:style-name="Heading_20_3" text:outline-level="3">🔲 <text:span text:style-name="Strong_20_Emphasis">Elevation (Shadows)</text:span></text:h>
      <text:p text:style-name="Text_20_body">Material Design’s elevation uses <text:span text:style-name="Strong_20_Emphasis">shadows</text:span> to indicate focus and hierarchy.</text:p>
      <text:p text:style-name="Text_20_body">💡 <text:span text:style-name="Strong_20_Emphasis">Implementation Strategy:</text:span></text:p>
      <text:list xml:id="list555566666" text:style-name="L40">
        <text:list-item>
          <text:p text:style-name="P72">Implement different elevation levels. </text:p>
        </text:list-item>
        <text:list-item>
          <text:p text:style-name="P71">Use transitions for <text:span text:style-name="Strong_20_Emphasis">interactive elevation</text:span>. </text:p>
        </text:list-item>
      </text:list>
      <text:p text:style-name="Preformatted_20_Text"><text:span text:style-name="Source_20_Text">/* Elevation System */</text:span></text:p>
      <text:p text:style-name="Preformatted_20_Text"><text:span text:style-name="Source_20_Text">.md-elevation-1 { box-shadow: 0 1px 3px rgba(0, 0, 0, 0.2); }</text:span></text:p>
      <text:p text:style-name="Preformatted_20_Text"><text:span text:style-name="Source_20_Text">.md-elevation-2 { box-shadow: 0 3px 6px rgba(0, 0, 0, 0.3); }</text:span></text:p>
      <text:p text:style-name="Preformatted_20_Text"><text:span text:style-name="Source_20_Text">.md-elevation-3 { box-shadow: 0 6px 10px rgba(0, 0, 0, 0.4); }</text:span></text:p>
      <text:p text:style-name="Preformatted_20_Text"/>
      <text:p text:style-name="Preformatted_20_Text"><text:span text:style-name="Source_20_Text">/* Interactive Elevation */</text:span></text:p>
      <text:p text:style-name="Preformatted_20_Text"><text:span text:style-name="Source_20_Text">.md-card {</text:span></text:p>
      <text:p text:style-name="Preformatted_20_Text"><text:span text:style-name="Source_20_Text"><text:s text:c="4"/>box-shadow: var(--md-elevation-1);</text:span></text:p>
      <text:p text:style-name="Preformatted_20_Text"><text:span text:style-name="Source_20_Text"><text:s text:c="4"/>transition: box-shadow 0.3s eas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card:hover {</text:span></text:p>
      <text:p text:style-name="Preformatted_20_Text"><text:span text:style-name="Source_20_Text"><text:s text:c="4"/>box-shadow: var(--md-elevation-3);</text:span></text:p>
      <text:p text:style-name="P5"><text:span text:style-name="Source_20_Text">}</text:span></text:p>
      <text:p text:style-name="Horizontal_20_Line"/>
      <text:h text:style-name="Heading_20_3" text:outline-level="3"><text:soft-page-break/>📌 <text:span text:style-name="Strong_20_Emphasis">Summary</text:span></text:h>
      <text:p text:style-name="Text_20_body">Material Theming allows deep customization while maintaining <text:span text:style-name="Strong_20_Emphasis">usability</text:span> and <text:span text:style-name="Strong_20_Emphasis">consistency</text:span>:</text:p>
      <text:list xml:id="list447780518" text:style-name="L41">
        <text:list-item>
          <text:p text:style-name="P74"><text:span text:style-name="Strong_20_Emphasis">Color System</text:span> – Primary, secondary, tonal palettes, and dynamic theming. </text:p>
        </text:list-item>
        <text:list-item>
          <text:p text:style-name="P74"><text:span text:style-name="Strong_20_Emphasis">Typography</text:span> – Type scale, responsive fonts, and variable font support. </text:p>
        </text:list-item>
        <text:list-item>
          <text:p text:style-name="P73"><text:span text:style-name="Strong_20_Emphasis">Shape &amp; Elevation</text:span> – Rounded corners and shadow depth for layered experiences. </text:p>
        </text:list-item>
      </text:list>
      <text:p text:style-name="Text_20_body">Would you like to extend this with <text:span text:style-name="Strong_20_Emphasis">component-specific</text:span> theming or <text:span text:style-name="Strong_20_Emphasis">advanced responsive design</text:span>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📐 <text:span text:style-name="Strong_20_Emphasis">Deep Dive: Layout &amp; Responsive Design in Material Design</text:span></text:h>
      <text:p text:style-name="Text_20_body">Material Design emphasizes <text:span text:style-name="Strong_20_Emphasis">flexible, accessible, and consistent</text:span> layouts across different screen sizes using a <text:span text:style-name="Strong_20_Emphasis">grid-based</text:span> system. This ensures that designs work seamlessly on mobile, tablet, desktop, and larger displays. Let’s break it down into its three core components: <text:span text:style-name="Strong_20_Emphasis">Responsive Grids, Breakpoints, and Margins &amp; Padding</text:span>.</text:p>
      <text:p text:style-name="Horizontal_20_Line"/>
      <text:h text:style-name="Heading_20_2" text:outline-level="2">✅ <text:span text:style-name="Strong_20_Emphasis">1. Responsive Grids</text:span></text:h>
      <text:p text:style-name="Text_20_body">Material Design uses a <text:span text:style-name="Strong_20_Emphasis">4dp</text:span> (density-independent pixel) baseline grid to create structured and adaptable layouts. This grid system ensures that elements align consistently across different screens.</text:p>
      <text:p text:style-name="Horizontal_20_Line"/>
      <text:h text:style-name="Heading_20_3" text:outline-level="3">📊 <text:span text:style-name="Strong_20_Emphasis">Understanding the Material Grid</text:span></text:h>
      <text:p text:style-name="Text_20_body">The Material grid system is:</text:p>
      <text:list xml:id="list3326056872" text:style-name="L42">
        <text:list-item>
          <text:p text:style-name="P76"><text:span text:style-name="Strong_20_Emphasis">Baseline Unit</text:span>: 4dp increments for all dimensions (margins, padding, component sizes). </text:p>
        </text:list-item>
        <text:list-item>
          <text:p text:style-name="P76"><text:span text:style-name="Strong_20_Emphasis">Column Structure</text:span>: Flexible columns with <text:span text:style-name="Strong_20_Emphasis">gutter</text:span> (spacing between columns). </text:p>
        </text:list-item>
        <text:list-item>
          <text:p text:style-name="P75"><text:span text:style-name="Strong_20_Emphasis">Responsive</text:span>: Adapts to screen size using breakpoints. </text:p>
        </text:list-item>
      </text:list>
      <text:h text:style-name="Heading_20_3" text:outline-level="3">📐 <text:span text:style-name="Strong_20_Emphasis">Grid Anatomy</text:span></text:h>
      <text:list xml:id="list3427681446" text:style-name="L43">
        <text:list-item>
          <text:p text:style-name="P78"><text:span text:style-name="Strong_20_Emphasis">Columns</text:span>: Content areas (flexible width). </text:p>
        </text:list-item>
        <text:list-item>
          <text:p text:style-name="P78"><text:span text:style-name="Strong_20_Emphasis">Gutters</text:span>: Space between columns (16dp for mobile, 24dp for larger screens). </text:p>
        </text:list-item>
        <text:list-item>
          <text:p text:style-name="P77"><text:span text:style-name="Strong_20_Emphasis">Margins</text:span>: Space around the grid's edges (fixed or responsive). 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Device</text:p>
            </table:table-cell>
            <table:table-cell table:style-name="Table2.A1" office:value-type="string">
              <text:p text:style-name="Table_20_Heading">Columns</text:p>
            </table:table-cell>
            <table:table-cell table:style-name="Table2.A1" office:value-type="string">
              <text:p text:style-name="Table_20_Heading">Gutter</text:p>
            </table:table-cell>
            <table:table-cell table:style-name="Table2.A1" office:value-type="string">
              <text:p text:style-name="Table_20_Heading">Margin</text:p>
            </table:table-cell>
          </table:table-row>
        </table:table-header-rows>
        <table:table-row>
          <table:table-cell table:style-name="Table2.A1" office:value-type="string">
            <text:p text:style-name="Table_20_Contents">Mobile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16dp</text:p>
          </table:table-cell>
          <table:table-cell table:style-name="Table2.A1" office:value-type="string">
            <text:p text:style-name="Table_20_Contents">16dp</text:p>
          </table:table-cell>
        </table:table-row>
        <table:table-row>
          <table:table-cell table:style-name="Table2.A1" office:value-type="string">
            <text:p text:style-name="Table_20_Contents">Tablet</text:p>
          </table:table-cell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24dp</text:p>
          </table:table-cell>
          <table:table-cell table:style-name="Table2.A1" office:value-type="string">
            <text:p text:style-name="Table_20_Contents">32dp</text:p>
          </table:table-cell>
        </table:table-row>
        <table:table-row>
          <table:table-cell table:style-name="Table2.A1" office:value-type="string">
            <text:p text:style-name="Table_20_Contents">Desktop</text:p>
          </table:table-cell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24dp</text:p>
          </table:table-cell>
          <table:table-cell table:style-name="Table2.A1" office:value-type="string">
            <text:p text:style-name="Table_20_Contents">32dp – 40dp</text:p>
          </table:table-cell>
        </table:table-row>
        <table:table-row>
          <table:table-cell table:style-name="Table2.A1" office:value-type="string">
            <text:p text:style-name="Table_20_Contents">Large Screen</text:p>
          </table:table-cell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24dp</text:p>
          </table:table-cell>
          <table:table-cell table:style-name="Table2.A1" office:value-type="string">
            <text:p text:style-name="Table_20_Contents">40dp – 80dp</text:p>
          </table:table-cell>
        </table:table-row>
      </table:table>
      <text:p text:style-name="Horizontal_20_Line"/>
      <text:h text:style-name="Heading_20_3" text:outline-level="3">💡 <text:span text:style-name="Strong_20_Emphasis">CSS Implementation</text:span></text:h>
      <text:p text:style-name="Preformatted_20_Text"><text:span text:style-name="Source_20_Text">/* Responsive Grid System */</text:span></text:p>
      <text:p text:style-name="Preformatted_20_Text"><text:span text:style-name="Source_20_Text">.md-grid {</text:span></text:p>
      <text:p text:style-name="Preformatted_20_Text"><text:span text:style-name="Source_20_Text"><text:s text:c="4"/>display: grid;</text:span></text:p>
      <text:p text:style-name="Preformatted_20_Text"><text:span text:style-name="Source_20_Text"><text:s text:c="4"/>gap: 16px; /* Default gutter */</text:span></text:p>
      <text:p text:style-name="Preformatted_20_Text"><text:span text:style-name="Source_20_Text"><text:s text:c="4"/>grid-template-columns: repeat(4, 1fr);</text:span></text:p>
      <text:p text:style-name="Preformatted_20_Text"><text:span text:style-name="Source_20_Text"><text:s text:c="4"/>padding: 16px; /* Default margin */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Tablet Layout (601dp – 1240dp) */</text:span></text:p>
      <text:p text:style-name="Preformatted_20_Text"><text:span text:style-name="Source_20_Text">@media (min-width: 601px) {</text:span></text:p>
      <text:p text:style-name="Preformatted_20_Text"><text:span text:style-name="Source_20_Text"><text:s text:c="4"/>.md-grid {</text:span></text:p>
      <text:p text:style-name="Preformatted_20_Text"><text:span text:style-name="Source_20_Text"><text:s text:c="8"/>grid-template-columns: repeat(8, 1fr);</text:span></text:p>
      <text:p text:style-name="Preformatted_20_Text"><text:span text:style-name="Source_20_Text"><text:s text:c="8"/>gap: 24px; /* Wider gutters */</text:span></text:p>
      <text:p text:style-name="Preformatted_20_Text"><text:span text:style-name="Source_20_Text"><text:s text:c="8"/>padding: 32px;</text:span></text:p>
      <text:p text:style-name="Preformatted_20_Text"><text:soft-page-break/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Desktop Layout (1241dp and up) */</text:span></text:p>
      <text:p text:style-name="Preformatted_20_Text"><text:span text:style-name="Source_20_Text">@media (min-width: 1241px) {</text:span></text:p>
      <text:p text:style-name="Preformatted_20_Text"><text:span text:style-name="Source_20_Text"><text:s text:c="4"/>.md-grid {</text:span></text:p>
      <text:p text:style-name="Preformatted_20_Text"><text:span text:style-name="Source_20_Text"><text:s text:c="8"/>grid-template-columns: repeat(12, 1fr);</text:span></text:p>
      <text:p text:style-name="Preformatted_20_Text"><text:span text:style-name="Source_20_Text"><text:s text:c="8"/>padding: 40px;</text:span></text:p>
      <text:p text:style-name="Preformatted_20_Text"><text:span text:style-name="Source_20_Text"><text:s text:c="4"/>}</text:span></text:p>
      <text:p text:style-name="P5"><text:span text:style-name="Source_20_Text">}</text:span></text:p>
      <text:p text:style-name="Horizontal_20_Line"/>
      <text:h text:style-name="Heading_20_3" text:outline-level="3">📏 <text:span text:style-name="Strong_20_Emphasis">Grid Item Example</text:span></text:h>
      <text:p text:style-name="Preformatted_20_Text"><text:span text:style-name="Source_20_Text">&lt;div class="md-grid"&gt;</text:span></text:p>
      <text:p text:style-name="Preformatted_20_Text"><text:span text:style-name="Source_20_Text"><text:s text:c="4"/>&lt;div class="md-grid-item"&gt;Item 1&lt;/div&gt;</text:span></text:p>
      <text:p text:style-name="Preformatted_20_Text"><text:span text:style-name="Source_20_Text"><text:s text:c="4"/>&lt;div class="md-grid-item"&gt;Item 2&lt;/div&gt;</text:span></text:p>
      <text:p text:style-name="Preformatted_20_Text"><text:span text:style-name="Source_20_Text"><text:s text:c="4"/>&lt;div class="md-grid-item"&gt;Item 3&lt;/div&gt;</text:span></text:p>
      <text:p text:style-name="P5"><text:span text:style-name="Source_20_Text">&lt;/div&gt;</text:span></text:p>
      <text:p text:style-name="Horizontal_20_Line"/>
      <text:h text:style-name="Heading_20_2" text:outline-level="2">✅ <text:span text:style-name="Strong_20_Emphasis">2. Breakpoints</text:span></text:h>
      <text:p text:style-name="Text_20_body">Breakpoints define <text:span text:style-name="Strong_20_Emphasis">responsive behavior</text:span> across different device categories. Material Design uses three main breakpoint range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Breakpoint</text:p>
            </table:table-cell>
            <table:table-cell table:style-name="Table3.A1" office:value-type="string">
              <text:p text:style-name="Table_20_Heading">Screen Size (dp)</text:p>
            </table:table-cell>
            <table:table-cell table:style-name="Table3.A1" office:value-type="string">
              <text:p text:style-name="Table_20_Heading">Example Devices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Small</text:span></text:p>
          </table:table-cell>
          <table:table-cell table:style-name="Table3.A1" office:value-type="string">
            <text:p text:style-name="Table_20_Contents">600dp and below</text:p>
          </table:table-cell>
          <table:table-cell table:style-name="Table3.A1" office:value-type="string">
            <text:p text:style-name="Table_20_Contents">Phones (portrait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edium</text:span></text:p>
          </table:table-cell>
          <table:table-cell table:style-name="Table3.A1" office:value-type="string">
            <text:p text:style-name="Table_20_Contents">601dp – 1240dp</text:p>
          </table:table-cell>
          <table:table-cell table:style-name="Table3.A1" office:value-type="string">
            <text:p text:style-name="Table_20_Contents">Tablets, small desktop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Large</text:span></text:p>
          </table:table-cell>
          <table:table-cell table:style-name="Table3.A1" office:value-type="string">
            <text:p text:style-name="Table_20_Contents">1241dp and up</text:p>
          </table:table-cell>
          <table:table-cell table:style-name="Table3.A1" office:value-type="string">
            <text:p text:style-name="Table_20_Contents">Large monitors, TVs</text:p>
          </table:table-cell>
        </table:table-row>
      </table:table>
      <text:p text:style-name="Horizontal_20_Line"/>
      <text:h text:style-name="Heading_20_3" text:outline-level="3">📊 <text:span text:style-name="Strong_20_Emphasis">CSS Breakpoints Strategy</text:span></text:h>
      <text:p text:style-name="Preformatted_20_Text"><text:span text:style-name="Source_20_Text">/* Small (Phones) */</text:span></text:p>
      <text:p text:style-name="Preformatted_20_Text"><text:span text:style-name="Source_20_Text">@media (max-width: 600px) {</text:span></text:p>
      <text:p text:style-name="Preformatted_20_Text"><text:span text:style-name="Source_20_Text"><text:s text:c="4"/>.md-container {</text:span></text:p>
      <text:p text:style-name="Preformatted_20_Text"><text:span text:style-name="Source_20_Text"><text:s text:c="8"/>padding: 16px; /* Compact spacing */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Medium (Tablets, small desktops) */</text:span></text:p>
      <text:p text:style-name="Preformatted_20_Text"><text:span text:style-name="Source_20_Text">@media (min-width: 601px) and (max-width: 1240px) {</text:span></text:p>
      <text:p text:style-name="Preformatted_20_Text"><text:span text:style-name="Source_20_Text"><text:s text:c="4"/>.md-container {</text:span></text:p>
      <text:p text:style-name="Preformatted_20_Text"><text:span text:style-name="Source_20_Text"><text:s text:c="8"/>padding: 32px; /* Moderate spacing */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Large (Desktops and larger screens) */</text:span></text:p>
      <text:p text:style-name="Preformatted_20_Text"><text:span text:style-name="Source_20_Text">@media (min-width: 1241px) {</text:span></text:p>
      <text:p text:style-name="Preformatted_20_Text"><text:span text:style-name="Source_20_Text"><text:s text:c="4"/>.md-container {</text:span></text:p>
      <text:p text:style-name="Preformatted_20_Text"><text:span text:style-name="Source_20_Text"><text:s text:c="8"/>padding: 40px; /* Expanded layout */</text:span></text:p>
      <text:p text:style-name="Preformatted_20_Text"><text:span text:style-name="Source_20_Text"><text:s text:c="4"/>}</text:span></text:p>
      <text:p text:style-name="P5"><text:span text:style-name="Source_20_Text">}</text:span></text:p>
      <text:p text:style-name="Horizontal_20_Line"/>
      <text:h text:style-name="Heading_20_3" text:outline-level="3"><text:soft-page-break/>📐 <text:span text:style-name="Strong_20_Emphasis">Fluid Container Example</text:span></text:h>
      <text:p text:style-name="Preformatted_20_Text"><text:span text:style-name="Source_20_Text">&lt;div class="md-container"&gt;</text:span></text:p>
      <text:p text:style-name="Preformatted_20_Text"><text:span text:style-name="Source_20_Text"><text:s text:c="4"/>&lt;h1&gt;Material Design Responsive Layout&lt;/h1&gt;</text:span></text:p>
      <text:p text:style-name="P5"><text:span text:style-name="Source_20_Text">&lt;/div&gt;</text:span></text:p>
      <text:p text:style-name="Horizontal_20_Line"/>
      <text:h text:style-name="Heading_20_3" text:outline-level="3">📏 <text:span text:style-name="Strong_20_Emphasis">Breakpoint Utilities</text:span></text:h>
      <text:p text:style-name="Text_20_body">Define <text:span text:style-name="Strong_20_Emphasis">utility classes</text:span> for quick adaptation.</text:p>
      <text:p text:style-name="Preformatted_20_Text"><text:span text:style-name="Source_20_Text">/* Visibility Utilities */</text:span></text:p>
      <text:p text:style-name="Preformatted_20_Text"><text:span text:style-name="Source_20_Text">.md-hide-sm { display: none; } /* Hide on small screens */</text:span></text:p>
      <text:p text:style-name="Preformatted_20_Text"><text:span text:style-name="Source_20_Text">.md-hide-md { display: none; } /* Hide on medium screens */</text:span></text:p>
      <text:p text:style-name="Preformatted_20_Text"><text:span text:style-name="Source_20_Text">.md-hide-lg { display: none; } /* Hide on large screens */</text:span></text:p>
      <text:p text:style-name="Preformatted_20_Text"/>
      <text:p text:style-name="Preformatted_20_Text"><text:span text:style-name="Source_20_Text">@media (min-width: 601px) {</text:span></text:p>
      <text:p text:style-name="Preformatted_20_Text"><text:span text:style-name="Source_20_Text"><text:s text:c="4"/>.md-hide-sm { display: block; } /* Show on medium+ */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@media (min-width: 1241px) {</text:span></text:p>
      <text:p text:style-name="Preformatted_20_Text"><text:span text:style-name="Source_20_Text"><text:s text:c="4"/>.md-hide-md { display: block; } /* Show on large */</text:span></text:p>
      <text:p text:style-name="P5"><text:span text:style-name="Source_20_Text">}</text:span></text:p>
      <text:p text:style-name="Horizontal_20_Line"/>
      <text:h text:style-name="Heading_20_2" text:outline-level="2">✅ <text:span text:style-name="Strong_20_Emphasis">3. Margins &amp; Padding</text:span></text:h>
      <text:p text:style-name="Text_20_body">Material Design enforces <text:span text:style-name="Strong_20_Emphasis">consistent spacing</text:span> for improved readability and clear visual structure. Spacing follows a <text:span text:style-name="Strong_20_Emphasis">4dp scale</text:span> for uniformity.</text:p>
      <text:p text:style-name="Horizontal_20_Line"/>
      <text:h text:style-name="Heading_20_3" text:outline-level="3">📊 <text:span text:style-name="Strong_20_Emphasis">Spacing Guidelines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Element</text:p>
            </table:table-cell>
            <table:table-cell table:style-name="Table4.A1" office:value-type="string">
              <text:p text:style-name="Table_20_Heading">Spacing (dp)</text:p>
            </table:table-cell>
          </table:table-row>
        </table:table-header-rows>
        <table:table-row>
          <table:table-cell table:style-name="Table4.A1" office:value-type="string">
            <text:p text:style-name="Table_20_Contents">Component Margin</text:p>
          </table:table-cell>
          <table:table-cell table:style-name="Table4.A1" office:value-type="string">
            <text:p text:style-name="Table_20_Contents">16dp – 32dp</text:p>
          </table:table-cell>
        </table:table-row>
        <table:table-row>
          <table:table-cell table:style-name="Table4.A1" office:value-type="string">
            <text:p text:style-name="Table_20_Contents">Small Padding</text:p>
          </table:table-cell>
          <table:table-cell table:style-name="Table4.A1" office:value-type="string">
            <text:p text:style-name="Table_20_Contents">8dp – 16dp</text:p>
          </table:table-cell>
        </table:table-row>
        <table:table-row>
          <table:table-cell table:style-name="Table4.A1" office:value-type="string">
            <text:p text:style-name="Table_20_Contents">Large Padding</text:p>
          </table:table-cell>
          <table:table-cell table:style-name="Table4.A1" office:value-type="string">
            <text:p text:style-name="Table_20_Contents">24dp – 40dp</text:p>
          </table:table-cell>
        </table:table-row>
        <table:table-row>
          <table:table-cell table:style-name="Table4.A1" office:value-type="string">
            <text:p text:style-name="Table_20_Contents">Section Margin</text:p>
          </table:table-cell>
          <table:table-cell table:style-name="Table4.A1" office:value-type="string">
            <text:p text:style-name="Table_20_Contents">64dp – 80dp</text:p>
          </table:table-cell>
        </table:table-row>
      </table:table>
      <text:p text:style-name="Horizontal_20_Line"/>
      <text:h text:style-name="Heading_20_3" text:outline-level="3">📐 <text:span text:style-name="Strong_20_Emphasis">CSS Spacing Variables</text:span></text:h>
      <text:p text:style-name="Preformatted_20_Text"><text:span text:style-name="Source_20_Text">/* Spacing Scale */</text:span></text:p>
      <text:p text:style-name="Preformatted_20_Text"><text:span text:style-name="Source_20_Text">:root {</text:span></text:p>
      <text:p text:style-name="Preformatted_20_Text"><text:span text:style-name="Source_20_Text"><text:s text:c="4"/>--md-spacing-4: 4px;</text:span></text:p>
      <text:p text:style-name="Preformatted_20_Text"><text:span text:style-name="Source_20_Text"><text:s text:c="4"/>--md-spacing-8: 8px;</text:span></text:p>
      <text:p text:style-name="Preformatted_20_Text"><text:span text:style-name="Source_20_Text"><text:s text:c="4"/>--md-spacing-16: 16px;</text:span></text:p>
      <text:p text:style-name="Preformatted_20_Text"><text:span text:style-name="Source_20_Text"><text:s text:c="4"/>--md-spacing-24: 24px;</text:span></text:p>
      <text:p text:style-name="Preformatted_20_Text"><text:span text:style-name="Source_20_Text"><text:s text:c="4"/>--md-spacing-40: 40px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Margin and Padding Utilities */</text:span></text:p>
      <text:p text:style-name="Preformatted_20_Text"><text:span text:style-name="Source_20_Text">.md-mt-16 { margin-top: var(--md-spacing-16); }</text:span></text:p>
      <text:p text:style-name="Preformatted_20_Text"><text:span text:style-name="Source_20_Text">.md-p-24 { padding: var(--md-spacing-24); }</text:span></text:p>
      <text:p text:style-name="P5"><text:span text:style-name="Source_20_Text">.md-mx-auto { margin-left: auto; margin-right: auto; }</text:span></text:p>
      <text:p text:style-name="Horizontal_20_Line"><text:soft-page-break/></text:p>
      <text:h text:style-name="Heading_20_3" text:outline-level="3">📏 <text:span text:style-name="Strong_20_Emphasis">Practical Example: Section Layout</text:span></text:h>
      <text:p text:style-name="Preformatted_20_Text"><text:span text:style-name="Source_20_Text">&lt;section class="md-section"&gt;</text:span></text:p>
      <text:p text:style-name="Preformatted_20_Text"><text:span text:style-name="Source_20_Text"><text:s text:c="4"/>&lt;h2 class="md-mt-16"&gt;Material Design Section&lt;/h2&gt;</text:span></text:p>
      <text:p text:style-name="Preformatted_20_Text"><text:span text:style-name="Source_20_Text"><text:s text:c="4"/>&lt;p class="md-p-24"&gt;This section uses consistent margins and padding.&lt;/p&gt;</text:span></text:p>
      <text:p text:style-name="P5"><text:span text:style-name="Source_20_Text">&lt;/section&gt;</text:span></text:p>
      <text:p text:style-name="Horizontal_20_Line"/>
      <text:h text:style-name="Heading_20_2" text:outline-level="2">✅ <text:span text:style-name="Strong_20_Emphasis">Bonus: Flex vs. Grid in Material Layout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Feature</text:p>
            </table:table-cell>
            <table:table-cell table:style-name="Table5.A1" office:value-type="string">
              <text:p text:style-name="Table_20_Heading">CSS Grid</text:p>
            </table:table-cell>
            <table:table-cell table:style-name="Table5.A1" office:value-type="string">
              <text:p text:style-name="Table_20_Heading">Flexbox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Use Case</text:span></text:p>
          </table:table-cell>
          <table:table-cell table:style-name="Table5.A1" office:value-type="string">
            <text:p text:style-name="Table_20_Contents">Complex page layouts</text:p>
          </table:table-cell>
          <table:table-cell table:style-name="Table5.A1" office:value-type="string">
            <text:p text:style-name="Table_20_Contents">Simple UI element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Alignment</text:span></text:p>
          </table:table-cell>
          <table:table-cell table:style-name="Table5.A1" office:value-type="string">
            <text:p text:style-name="Table_20_Contents">Both rows and columns</text:p>
          </table:table-cell>
          <table:table-cell table:style-name="Table5.A1" office:value-type="string">
            <text:p text:style-name="Table_20_Contents">Single axis (row/column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Responsiveness</text:span></text:p>
          </table:table-cell>
          <table:table-cell table:style-name="Table5.A1" office:value-type="string">
            <text:p text:style-name="Table_20_Contents">Adapt with <text:span text:style-name="Source_20_Text">minmax()</text:span></text:p>
          </table:table-cell>
          <table:table-cell table:style-name="Table5.A1" office:value-type="string">
            <text:p text:style-name="Table_20_Contents">Media queries required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Ordering</text:span></text:p>
          </table:table-cell>
          <table:table-cell table:style-name="Table5.A1" office:value-type="string">
            <text:p text:style-name="Table_20_Contents">Defined by grid areas</text:p>
          </table:table-cell>
          <table:table-cell table:style-name="Table5.A1" office:value-type="string">
            <text:p text:style-name="Table_20_Contents"><text:span text:style-name="Source_20_Text">order</text:span> property only</text:p>
          </table:table-cell>
        </table:table-row>
      </table:table>
      <text:p text:style-name="Text_20_body">💡 <text:span text:style-name="Strong_20_Emphasis">Recommendation</text:span>: Use <text:span text:style-name="Strong_20_Emphasis">CSS Grid</text:span> for overall layout and <text:span text:style-name="Strong_20_Emphasis">Flexbox</text:span> for components inside the grid.</text:p>
      <text:p text:style-name="Horizontal_20_Line"/>
      <text:h text:style-name="Heading_20_2" text:outline-level="2">📚 <text:span text:style-name="Strong_20_Emphasis">Summary: Material Design Layout &amp; Responsiveness</text:span></text:h>
      <text:list xml:id="list2272299139" text:style-name="L44">
        <text:list-item>
          <text:p text:style-name="P80"><text:span text:style-name="Strong_20_Emphasis">Responsive Grids</text:span> – Adaptive, using columns and gutters. </text:p>
        </text:list-item>
        <text:list-item>
          <text:p text:style-name="P80"><text:span text:style-name="Strong_20_Emphasis">Breakpoints</text:span> – Device-specific behaviors (small, medium, large). </text:p>
        </text:list-item>
        <text:list-item>
          <text:p text:style-name="P79"><text:span text:style-name="Strong_20_Emphasis">Margins &amp; Padding</text:span> – Consistent 4dp spacing scale. </text:p>
        </text:list-item>
      </text:list>
      <text:p text:style-name="Text_20_body">Would you like to <text:span text:style-name="Strong_20_Emphasis">extend this</text:span> with advanced patterns (e.g., <text:span text:style-name="Strong_20_Emphasis">drawer navigation</text:span>, <text:span text:style-name="Strong_20_Emphasis">sticky headers</text:span>) or examples of <text:span text:style-name="Strong_20_Emphasis">complex adaptive layouts</text:span>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📦 <text:span text:style-name="Strong_20_Emphasis">Deep Dive: Material Design Components</text:span></text:h>
      <text:p text:style-name="Text_20_body">Material Design offers a comprehensive set of <text:span text:style-name="Strong_20_Emphasis">UI components</text:span> to create a consistent, accessible, and visually engaging user interface. Let’s explore these components in depth with implementation examples:</text:p>
      <text:p text:style-name="Horizontal_20_Line"/>
      <text:h text:style-name="Heading_20_2" text:outline-level="2">✅ <text:span text:style-name="Strong_20_Emphasis">1. Buttons</text:span></text:h>
      <text:p text:style-name="Text_20_body">Buttons are <text:span text:style-name="Strong_20_Emphasis">interactive elements</text:span> that trigger actions. Material Design provides various button types to suit different use cases and levels of emphasis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<text:span text:style-name="Strong_20_Emphasis">Button Type</text:span></text:p>
            </table:table-cell>
            <table:table-cell table:style-name="Table6.A1" office:value-type="string">
              <text:p text:style-name="Table_20_Heading"><text:span text:style-name="Strong_20_Emphasis">Usage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Elevated</text:span></text:p>
          </table:table-cell>
          <table:table-cell table:style-name="Table6.A1" office:value-type="string">
            <text:p text:style-name="Table_20_Contents">High emphasis, floating over background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Filled</text:span></text:p>
          </table:table-cell>
          <table:table-cell table:style-name="Table6.A1" office:value-type="string">
            <text:p text:style-name="Table_20_Contents">Primary call-to-action (CTA)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Tonal (Filled Tonal)</text:span></text:p>
          </table:table-cell>
          <table:table-cell table:style-name="Table6.A1" office:value-type="string">
            <text:p text:style-name="Table_20_Contents">Secondary actions with lower emphasis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Outlined</text:span></text:p>
          </table:table-cell>
          <table:table-cell table:style-name="Table6.A1" office:value-type="string">
            <text:p text:style-name="Table_20_Contents">Low-emphasis, secondary actions.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Text</text:span></text:p>
          </table:table-cell>
          <table:table-cell table:style-name="Table6.A1" office:value-type="string">
            <text:p text:style-name="Table_20_Contents">Minimal buttons for tertiary actions.</text:p>
          </table:table-cell>
        </table:table-row>
      </table:table>
      <text:p text:style-name="Horizontal_20_Line"/>
      <text:h text:style-name="Heading_20_3" text:outline-level="3">📐 <text:span text:style-name="Strong_20_Emphasis">CSS Button System</text:span></text:h>
      <text:p text:style-name="Preformatted_20_Text"><text:span text:style-name="Source_20_Text">/* Button Base Style */</text:span></text:p>
      <text:p text:style-name="Preformatted_20_Text"><text:span text:style-name="Source_20_Text">.md-btn {</text:span></text:p>
      <text:p text:style-name="Preformatted_20_Text"><text:span text:style-name="Source_20_Text"><text:s text:c="4"/>display: inline-flex;</text:span></text:p>
      <text:p text:style-name="Preformatted_20_Text"><text:span text:style-name="Source_20_Text"><text:s text:c="4"/>align-items: center;</text:span></text:p>
      <text:p text:style-name="Preformatted_20_Text"><text:span text:style-name="Source_20_Text"><text:s text:c="4"/>justify-content: center;</text:span></text:p>
      <text:p text:style-name="Preformatted_20_Text"><text:span text:style-name="Source_20_Text"><text:s text:c="4"/>padding: 12px 24px;</text:span></text:p>
      <text:p text:style-name="Preformatted_20_Text"><text:span text:style-name="Source_20_Text"><text:s text:c="4"/>border-radius: 8px;</text:span></text:p>
      <text:p text:style-name="Preformatted_20_Text"><text:span text:style-name="Source_20_Text"><text:s text:c="4"/>font-weight: 500;</text:span></text:p>
      <text:p text:style-name="Preformatted_20_Text"><text:span text:style-name="Source_20_Text"><text:s text:c="4"/>text-transform: uppercase;</text:span></text:p>
      <text:p text:style-name="Preformatted_20_Text"><text:span text:style-name="Source_20_Text"><text:s text:c="4"/>cursor: pointer;</text:span></text:p>
      <text:p text:style-name="Preformatted_20_Text"><text:span text:style-name="Source_20_Text"><text:s text:c="4"/>transition: box-shadow 0.2s ease, background 0.2s eas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Elevated Button */</text:span></text:p>
      <text:p text:style-name="Preformatted_20_Text"><text:span text:style-name="Source_20_Text">.md-btn-elevated {</text:span></text:p>
      <text:p text:style-name="Preformatted_20_Text"><text:span text:style-name="Source_20_Text"><text:s text:c="4"/>background: #ffffff;</text:span></text:p>
      <text:p text:style-name="Preformatted_20_Text"><text:span text:style-name="Source_20_Text"><text:s text:c="4"/>box-shadow: 0 2px 4px rgba(0, 0, 0, 0.2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Filled Button (Primary Action) */</text:span></text:p>
      <text:p text:style-name="Preformatted_20_Text"><text:span text:style-name="Source_20_Text">.md-btn-filled {</text:span></text:p>
      <text:p text:style-name="Preformatted_20_Text"><text:span text:style-name="Source_20_Text"><text:s text:c="4"/>background: #6200ee;</text:span></text:p>
      <text:p text:style-name="Preformatted_20_Text"><text:span text:style-name="Source_20_Text"><text:s text:c="4"/>color: #ffffff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btn-filled:hover {</text:span></text:p>
      <text:p text:style-name="Preformatted_20_Text"><text:span text:style-name="Source_20_Text"><text:s text:c="4"/>background: #3700b3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Tonal Button (Secondary Action) */</text:span></text:p>
      <text:p text:style-name="Preformatted_20_Text"><text:span text:style-name="Source_20_Text">.md-btn-tonal {</text:span></text:p>
      <text:p text:style-name="Preformatted_20_Text"><text:span text:style-name="Source_20_Text"><text:s text:c="4"/>background: #bb86fc;</text:span></text:p>
      <text:p text:style-name="Preformatted_20_Text"><text:span text:style-name="Source_20_Text"><text:s text:c="4"/>color: #000000;</text:span></text:p>
      <text:p text:style-name="Preformatted_20_Text"><text:span text:style-name="Source_20_Text">}</text:span></text:p>
      <text:p text:style-name="Preformatted_20_Text"/>
      <text:p text:style-name="Preformatted_20_Text"><text:soft-page-break/><text:span text:style-name="Source_20_Text">/* Outlined Button */</text:span></text:p>
      <text:p text:style-name="Preformatted_20_Text"><text:span text:style-name="Source_20_Text">.md-btn-outlined {</text:span></text:p>
      <text:p text:style-name="Preformatted_20_Text"><text:span text:style-name="Source_20_Text"><text:s text:c="4"/>border: 2px solid #6200ee;</text:span></text:p>
      <text:p text:style-name="Preformatted_20_Text"><text:span text:style-name="Source_20_Text"><text:s text:c="4"/>color: #6200ee;</text:span></text:p>
      <text:p text:style-name="Preformatted_20_Text"><text:span text:style-name="Source_20_Text"><text:s text:c="4"/>background: transparent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Text Button */</text:span></text:p>
      <text:p text:style-name="Preformatted_20_Text"><text:span text:style-name="Source_20_Text">.md-btn-text {</text:span></text:p>
      <text:p text:style-name="Preformatted_20_Text"><text:span text:style-name="Source_20_Text"><text:s text:c="4"/>background: transparent;</text:span></text:p>
      <text:p text:style-name="Preformatted_20_Text"><text:span text:style-name="Source_20_Text"><text:s text:c="4"/>color: #6200ee;</text:span></text:p>
      <text:p text:style-name="P5"><text:span text:style-name="Source_20_Text">}</text:span></text:p>
      <text:p text:style-name="Horizontal_20_Line"/>
      <text:h text:style-name="Heading_20_3" text:outline-level="3">📏 <text:span text:style-name="Strong_20_Emphasis">Button Usage Example</text:span></text:h>
      <text:p text:style-name="Preformatted_20_Text"><text:span text:style-name="Source_20_Text">&lt;button class="md-btn md-btn-filled"&gt;Primary&lt;/button&gt;</text:span></text:p>
      <text:p text:style-name="Preformatted_20_Text"><text:span text:style-name="Source_20_Text">&lt;button class="md-btn md-btn-outlined"&gt;Secondary&lt;/button&gt;</text:span></text:p>
      <text:p text:style-name="P5"><text:span text:style-name="Source_20_Text">&lt;button class="md-btn md-btn-text"&gt;Tertiary&lt;/button&gt;</text:span></text:p>
      <text:p text:style-name="Horizontal_20_Line"/>
      <text:h text:style-name="Heading_20_2" text:outline-level="2">✅ <text:span text:style-name="Strong_20_Emphasis">2. Navigation</text:span></text:h>
      <text:p text:style-name="Text_20_body">Material Design supports multiple <text:span text:style-name="Strong_20_Emphasis">navigation patterns</text:span>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<text:span text:style-name="Strong_20_Emphasis">Navigation Type</text:span></text:p>
            </table:table-cell>
            <table:table-cell table:style-name="Table7.A1" office:value-type="string">
              <text:p text:style-name="Table_20_Heading"><text:span text:style-name="Strong_20_Emphasis">Usage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Top App Bar</text:span></text:p>
          </table:table-cell>
          <table:table-cell table:style-name="Table7.A1" office:value-type="string">
            <text:p text:style-name="Table_20_Contents">Primary navigation and branding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Bottom Navigation</text:span></text:p>
          </table:table-cell>
          <table:table-cell table:style-name="Table7.A1" office:value-type="string">
            <text:p text:style-name="Table_20_Contents">Surface-level navigation for mobile screens.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Navigation Drawer</text:span></text:p>
          </table:table-cell>
          <table:table-cell table:style-name="Table7.A1" office:value-type="string">
            <text:p text:style-name="Table_20_Contents">Provides access to destinations and app features.</text:p>
          </table:table-cell>
        </table:table-row>
      </table:table>
      <text:p text:style-name="Horizontal_20_Line"/>
      <text:h text:style-name="Heading_20_3" text:outline-level="3">📐 <text:span text:style-name="Strong_20_Emphasis">Top App Bar</text:span></text:h>
      <text:p text:style-name="Preformatted_20_Text"><text:span text:style-name="Source_20_Text">.md-app-bar {</text:span></text:p>
      <text:p text:style-name="Preformatted_20_Text"><text:span text:style-name="Source_20_Text"><text:s text:c="4"/>display: flex;</text:span></text:p>
      <text:p text:style-name="Preformatted_20_Text"><text:span text:style-name="Source_20_Text"><text:s text:c="4"/>align-items: center;</text:span></text:p>
      <text:p text:style-name="Preformatted_20_Text"><text:span text:style-name="Source_20_Text"><text:s text:c="4"/>justify-content: space-between;</text:span></text:p>
      <text:p text:style-name="Preformatted_20_Text"><text:span text:style-name="Source_20_Text"><text:s text:c="4"/>padding: 16px;</text:span></text:p>
      <text:p text:style-name="Preformatted_20_Text"><text:span text:style-name="Source_20_Text"><text:s text:c="4"/>background: #6200ee;</text:span></text:p>
      <text:p text:style-name="Preformatted_20_Text"><text:span text:style-name="Source_20_Text"><text:s text:c="4"/>color: white;</text:span></text:p>
      <text:p text:style-name="Preformatted_20_Text"><text:span text:style-name="Source_20_Text"><text:s text:c="4"/>box-shadow: 0 2px 4px rgba(0, 0, 0, 0.2);</text:span></text:p>
      <text:p text:style-name="P5"><text:span text:style-name="Source_20_Text">}</text:span></text:p>
      <text:p text:style-name="Preformatted_20_Text"><text:span text:style-name="Source_20_Text">&lt;header class="md-app-bar"&gt;</text:span></text:p>
      <text:p text:style-name="Preformatted_20_Text"><text:span text:style-name="Source_20_Text"><text:s text:c="4"/>&lt;span&gt;App Title&lt;/span&gt;</text:span></text:p>
      <text:p text:style-name="Preformatted_20_Text"><text:span text:style-name="Source_20_Text"><text:s text:c="4"/>&lt;button class="md-btn md-btn-text"&gt;Login&lt;/button&gt;</text:span></text:p>
      <text:p text:style-name="P5"><text:span text:style-name="Source_20_Text">&lt;/header&gt;</text:span></text:p>
      <text:p text:style-name="Horizontal_20_Line"/>
      <text:h text:style-name="Heading_20_3" text:outline-level="3">📐 <text:span text:style-name="Strong_20_Emphasis">Bottom Navigation</text:span></text:h>
      <text:p text:style-name="Preformatted_20_Text"><text:span text:style-name="Source_20_Text">.md-bottom-nav {</text:span></text:p>
      <text:p text:style-name="Preformatted_20_Text"><text:span text:style-name="Source_20_Text"><text:s text:c="4"/>position: fixed;</text:span></text:p>
      <text:p text:style-name="Preformatted_20_Text"><text:span text:style-name="Source_20_Text"><text:s text:c="4"/>bottom: 0;</text:span></text:p>
      <text:p text:style-name="Preformatted_20_Text"><text:span text:style-name="Source_20_Text"><text:s text:c="4"/>left: 0;</text:span></text:p>
      <text:p text:style-name="Preformatted_20_Text"><text:soft-page-break/><text:span text:style-name="Source_20_Text"><text:s text:c="4"/>width: 100%;</text:span></text:p>
      <text:p text:style-name="Preformatted_20_Text"><text:span text:style-name="Source_20_Text"><text:s text:c="4"/>display: flex;</text:span></text:p>
      <text:p text:style-name="Preformatted_20_Text"><text:span text:style-name="Source_20_Text"><text:s text:c="4"/>justify-content: space-around;</text:span></text:p>
      <text:p text:style-name="Preformatted_20_Text"><text:span text:style-name="Source_20_Text"><text:s text:c="4"/>padding: 12px 0;</text:span></text:p>
      <text:p text:style-name="Preformatted_20_Text"><text:span text:style-name="Source_20_Text"><text:s text:c="4"/>background: #ffffff;</text:span></text:p>
      <text:p text:style-name="Preformatted_20_Text"><text:span text:style-name="Source_20_Text"><text:s text:c="4"/>box-shadow: 0 -2px 4px rgba(0, 0, 0, 0.2);</text:span></text:p>
      <text:p text:style-name="P5"><text:span text:style-name="Source_20_Text">}</text:span></text:p>
      <text:p text:style-name="Preformatted_20_Text"><text:span text:style-name="Source_20_Text">&lt;nav class="md-bottom-nav"&gt;</text:span></text:p>
      <text:p text:style-name="Preformatted_20_Text"><text:span text:style-name="Source_20_Text"><text:s text:c="4"/>&lt;a href="#"&gt;Home&lt;/a&gt;</text:span></text:p>
      <text:p text:style-name="Preformatted_20_Text"><text:span text:style-name="Source_20_Text"><text:s text:c="4"/>&lt;a href="#"&gt;Search&lt;/a&gt;</text:span></text:p>
      <text:p text:style-name="Preformatted_20_Text"><text:span text:style-name="Source_20_Text"><text:s text:c="4"/>&lt;a href="#"&gt;Profile&lt;/a&gt;</text:span></text:p>
      <text:p text:style-name="P5"><text:span text:style-name="Source_20_Text">&lt;/nav&gt;</text:span></text:p>
      <text:p text:style-name="Horizontal_20_Line"/>
      <text:h text:style-name="Heading_20_3" text:outline-level="3">📐 <text:span text:style-name="Strong_20_Emphasis">Navigation Drawer</text:span></text:h>
      <text:p text:style-name="Preformatted_20_Text"><text:span text:style-name="Source_20_Text">.md-nav-drawer {</text:span></text:p>
      <text:p text:style-name="Preformatted_20_Text"><text:span text:style-name="Source_20_Text"><text:s text:c="4"/>position: fixed;</text:span></text:p>
      <text:p text:style-name="Preformatted_20_Text"><text:span text:style-name="Source_20_Text"><text:s text:c="4"/>left: 0;</text:span></text:p>
      <text:p text:style-name="Preformatted_20_Text"><text:span text:style-name="Source_20_Text"><text:s text:c="4"/>top: 0;</text:span></text:p>
      <text:p text:style-name="Preformatted_20_Text"><text:span text:style-name="Source_20_Text"><text:s text:c="4"/>height: 100%;</text:span></text:p>
      <text:p text:style-name="Preformatted_20_Text"><text:span text:style-name="Source_20_Text"><text:s text:c="4"/>width: 280px;</text:span></text:p>
      <text:p text:style-name="Preformatted_20_Text"><text:span text:style-name="Source_20_Text"><text:s text:c="4"/>background: #ffffff;</text:span></text:p>
      <text:p text:style-name="Preformatted_20_Text"><text:span text:style-name="Source_20_Text"><text:s text:c="4"/>box-shadow: 4px 0 8px rgba(0, 0, 0, 0.2);</text:span></text:p>
      <text:p text:style-name="Preformatted_20_Text"><text:span text:style-name="Source_20_Text"><text:s text:c="4"/>padding: 24px;</text:span></text:p>
      <text:p text:style-name="Preformatted_20_Text"><text:span text:style-name="Source_20_Text"><text:s text:c="4"/>transform: translateX(-100%);</text:span></text:p>
      <text:p text:style-name="Preformatted_20_Text"><text:span text:style-name="Source_20_Text"><text:s text:c="4"/>transition: transform 0.3s eas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nav-drawer.open {</text:span></text:p>
      <text:p text:style-name="Preformatted_20_Text"><text:span text:style-name="Source_20_Text"><text:s text:c="4"/>transform: translateX(0);</text:span></text:p>
      <text:p text:style-name="P5"><text:span text:style-name="Source_20_Text">}</text:span></text:p>
      <text:p text:style-name="Preformatted_20_Text"><text:span text:style-name="Source_20_Text">&lt;div class="md-nav-drawer" id="drawer"&gt;</text:span></text:p>
      <text:p text:style-name="Preformatted_20_Text"><text:span text:style-name="Source_20_Text"><text:s text:c="4"/>&lt;a href="#"&gt;Dashboard&lt;/a&gt;</text:span></text:p>
      <text:p text:style-name="Preformatted_20_Text"><text:span text:style-name="Source_20_Text"><text:s text:c="4"/>&lt;a href="#"&gt;Settings&lt;/a&gt;</text:span></text:p>
      <text:p text:style-name="P5"><text:span text:style-name="Source_20_Text">&lt;/div&gt;</text:span></text:p>
      <text:p text:style-name="Horizontal_20_Line"/>
      <text:h text:style-name="Heading_20_2" text:outline-level="2">✅ <text:span text:style-name="Strong_20_Emphasis">3. Cards &amp; Lists</text:span></text:h>
      <text:p text:style-name="Text_20_body">Cards are containers for <text:span text:style-name="Strong_20_Emphasis">grouping content</text:span> and <text:span text:style-name="Strong_20_Emphasis">actions</text:span>.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<text:span text:style-name="Strong_20_Emphasis">Component</text:span></text:p>
            </table:table-cell>
            <table:table-cell table:style-name="Table8.A1" office:value-type="string">
              <text:p text:style-name="Table_20_Heading"><text:span text:style-name="Strong_20_Emphasis">Usage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Cards</text:span></text:p>
          </table:table-cell>
          <table:table-cell table:style-name="Table8.A1" office:value-type="string">
            <text:p text:style-name="Table_20_Contents">Display related content (image, title, action)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Lists</text:span></text:p>
          </table:table-cell>
          <table:table-cell table:style-name="Table8.A1" office:value-type="string">
            <text:p text:style-name="Table_20_Contents">Present rows of related information.</text:p>
          </table:table-cell>
        </table:table-row>
      </table:table>
      <text:p text:style-name="Horizontal_20_Line"/>
      <text:h text:style-name="Heading_20_3" text:outline-level="3">📐 <text:span text:style-name="Strong_20_Emphasis">Card Component</text:span></text:h>
      <text:p text:style-name="Preformatted_20_Text"><text:span text:style-name="Source_20_Text">.md-card {</text:span></text:p>
      <text:p text:style-name="Preformatted_20_Text"><text:span text:style-name="Source_20_Text"><text:s text:c="4"/>background: white;</text:span></text:p>
      <text:p text:style-name="Preformatted_20_Text"><text:span text:style-name="Source_20_Text"><text:s text:c="4"/>border-radius: 16px;</text:span></text:p>
      <text:p text:style-name="Preformatted_20_Text"><text:span text:style-name="Source_20_Text"><text:s text:c="4"/>box-shadow: 0 4px 8px rgba(0, 0, 0, 0.1);</text:span></text:p>
      <text:p text:style-name="Preformatted_20_Text"><text:span text:style-name="Source_20_Text"><text:s text:c="4"/>overflow: hidden;</text:span></text:p>
      <text:p text:style-name="Preformatted_20_Text"><text:span text:style-name="Source_20_Text"><text:s text:c="4"/>max-width: 400px;</text:span></text:p>
      <text:p text:style-name="Preformatted_20_Text"><text:soft-page-break/><text:span text:style-name="Source_20_Text">}</text:span></text:p>
      <text:p text:style-name="Preformatted_20_Text"/>
      <text:p text:style-name="Preformatted_20_Text"><text:span text:style-name="Source_20_Text">.md-card-header {</text:span></text:p>
      <text:p text:style-name="Preformatted_20_Text"><text:span text:style-name="Source_20_Text"><text:s text:c="4"/>padding: 16px;</text:span></text:p>
      <text:p text:style-name="Preformatted_20_Text"><text:span text:style-name="Source_20_Text"><text:s text:c="4"/>font-weight: bold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card-content {</text:span></text:p>
      <text:p text:style-name="Preformatted_20_Text"><text:span text:style-name="Source_20_Text"><text:s text:c="4"/>padding: 16px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card-actions {</text:span></text:p>
      <text:p text:style-name="Preformatted_20_Text"><text:span text:style-name="Source_20_Text"><text:s text:c="4"/>padding: 16px;</text:span></text:p>
      <text:p text:style-name="Preformatted_20_Text"><text:span text:style-name="Source_20_Text"><text:s text:c="4"/>display: flex;</text:span></text:p>
      <text:p text:style-name="Preformatted_20_Text"><text:span text:style-name="Source_20_Text"><text:s text:c="4"/>justify-content: flex-end;</text:span></text:p>
      <text:p text:style-name="P5"><text:span text:style-name="Source_20_Text">}</text:span></text:p>
      <text:p text:style-name="Preformatted_20_Text"><text:span text:style-name="Source_20_Text">&lt;div class="md-card"&gt;</text:span></text:p>
      <text:p text:style-name="Preformatted_20_Text"><text:span text:style-name="Source_20_Text"><text:s text:c="4"/>&lt;div class="md-card-header"&gt;Card Title&lt;/div&gt;</text:span></text:p>
      <text:p text:style-name="Preformatted_20_Text"><text:span text:style-name="Source_20_Text"><text:s text:c="4"/>&lt;div class="md-card-content"&gt;Lorem ipsum dolor sit amet.&lt;/div&gt;</text:span></text:p>
      <text:p text:style-name="Preformatted_20_Text"><text:span text:style-name="Source_20_Text"><text:s text:c="4"/>&lt;div class="md-card-actions"&gt;</text:span></text:p>
      <text:p text:style-name="Preformatted_20_Text"><text:span text:style-name="Source_20_Text"><text:s text:c="8"/>&lt;button class="md-btn md-btn-text"&gt;Action&lt;/button&gt;</text:span></text:p>
      <text:p text:style-name="Preformatted_20_Text"><text:span text:style-name="Source_20_Text"><text:s text:c="4"/>&lt;/div&gt;</text:span></text:p>
      <text:p text:style-name="P5"><text:span text:style-name="Source_20_Text">&lt;/div&gt;</text:span></text:p>
      <text:p text:style-name="Horizontal_20_Line"/>
      <text:h text:style-name="Heading_20_3" text:outline-level="3">📐 <text:span text:style-name="Strong_20_Emphasis">List Component</text:span></text:h>
      <text:p text:style-name="Preformatted_20_Text"><text:span text:style-name="Source_20_Text">.md-list {</text:span></text:p>
      <text:p text:style-name="Preformatted_20_Text"><text:span text:style-name="Source_20_Text"><text:s text:c="4"/>list-style: none;</text:span></text:p>
      <text:p text:style-name="Preformatted_20_Text"><text:span text:style-name="Source_20_Text"><text:s text:c="4"/>padding: 0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list-item {</text:span></text:p>
      <text:p text:style-name="Preformatted_20_Text"><text:span text:style-name="Source_20_Text"><text:s text:c="4"/>padding: 16px;</text:span></text:p>
      <text:p text:style-name="Preformatted_20_Text"><text:span text:style-name="Source_20_Text"><text:s text:c="4"/>border-bottom: 1px solid #e0e0e0;</text:span></text:p>
      <text:p text:style-name="P5"><text:span text:style-name="Source_20_Text">}</text:span></text:p>
      <text:p text:style-name="Preformatted_20_Text"><text:span text:style-name="Source_20_Text">&lt;ul class="md-list"&gt;</text:span></text:p>
      <text:p text:style-name="Preformatted_20_Text"><text:span text:style-name="Source_20_Text"><text:s text:c="4"/>&lt;li class="md-list-item"&gt;Item 1&lt;/li&gt;</text:span></text:p>
      <text:p text:style-name="Preformatted_20_Text"><text:span text:style-name="Source_20_Text"><text:s text:c="4"/>&lt;li class="md-list-item"&gt;Item 2&lt;/li&gt;</text:span></text:p>
      <text:p text:style-name="P5"><text:span text:style-name="Source_20_Text">&lt;/ul&gt;</text:span></text:p>
      <text:p text:style-name="Horizontal_20_Line"/>
      <text:h text:style-name="Heading_20_2" text:outline-level="2">✅ <text:span text:style-name="Strong_20_Emphasis">4. Dialogs &amp; Sheets</text:span></text:h>
      <text:p text:style-name="Text_20_body">Dialogs and sheets <text:span text:style-name="Strong_20_Emphasis">interrupt the user flow</text:span> to capture input or show details.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<text:span text:style-name="Strong_20_Emphasis">Component</text:span></text:p>
            </table:table-cell>
            <table:table-cell table:style-name="Table9.A1" office:value-type="string">
              <text:p text:style-name="Table_20_Heading"><text:span text:style-name="Strong_20_Emphasis">Usage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trong_20_Emphasis">Modal Dialog</text:span></text:p>
          </table:table-cell>
          <table:table-cell table:style-name="Table9.A1" office:value-type="string">
            <text:p text:style-name="Table_20_Contents">Critical decisions or input.</text:p>
          </table:table-cell>
        </table:table-row>
        <table:table-row>
          <table:table-cell table:style-name="Table9.A1" office:value-type="string">
            <text:p text:style-name="Table_20_Contents"><text:span text:style-name="Strong_20_Emphasis">Bottom Sheet</text:span></text:p>
          </table:table-cell>
          <table:table-cell table:style-name="Table9.A1" office:value-type="string">
            <text:p text:style-name="Table_20_Contents">Temporary surfaces for supplementary content.</text:p>
          </table:table-cell>
        </table:table-row>
      </table:table>
      <text:p text:style-name="Horizontal_20_Line"/>
      <text:h text:style-name="Heading_20_3" text:outline-level="3">📐 <text:span text:style-name="Strong_20_Emphasis">Dialog</text:span></text:h>
      <text:p text:style-name="Preformatted_20_Text"><text:span text:style-name="Source_20_Text">.md-dialog {</text:span></text:p>
      <text:p text:style-name="Preformatted_20_Text"><text:span text:style-name="Source_20_Text"><text:s text:c="4"/>position: fixed;</text:span></text:p>
      <text:p text:style-name="Preformatted_20_Text"><text:soft-page-break/><text:span text:style-name="Source_20_Text"><text:s text:c="4"/>inset: 0;</text:span></text:p>
      <text:p text:style-name="Preformatted_20_Text"><text:span text:style-name="Source_20_Text"><text:s text:c="4"/>background: rgba(0, 0, 0, 0.4);</text:span></text:p>
      <text:p text:style-name="Preformatted_20_Text"><text:span text:style-name="Source_20_Text"><text:s text:c="4"/>display: flex;</text:span></text:p>
      <text:p text:style-name="Preformatted_20_Text"><text:span text:style-name="Source_20_Text"><text:s text:c="4"/>align-items: center;</text:span></text:p>
      <text:p text:style-name="Preformatted_20_Text"><text:span text:style-name="Source_20_Text"><text:s text:c="4"/>justify-content: center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dialog-content {</text:span></text:p>
      <text:p text:style-name="Preformatted_20_Text"><text:span text:style-name="Source_20_Text"><text:s text:c="4"/>background: white;</text:span></text:p>
      <text:p text:style-name="Preformatted_20_Text"><text:span text:style-name="Source_20_Text"><text:s text:c="4"/>padding: 24px;</text:span></text:p>
      <text:p text:style-name="Preformatted_20_Text"><text:span text:style-name="Source_20_Text"><text:s text:c="4"/>border-radius: 16px;</text:span></text:p>
      <text:p text:style-name="Preformatted_20_Text"><text:span text:style-name="Source_20_Text"><text:s text:c="4"/>box-shadow: 0 4px 8px rgba(0, 0, 0, 0.2);</text:span></text:p>
      <text:p text:style-name="P5"><text:span text:style-name="Source_20_Text">}</text:span></text:p>
      <text:p text:style-name="Preformatted_20_Text"><text:span text:style-name="Source_20_Text">&lt;div class="md-dialog"&gt;</text:span></text:p>
      <text:p text:style-name="Preformatted_20_Text"><text:span text:style-name="Source_20_Text"><text:s text:c="4"/>&lt;div class="md-dialog-content"&gt;</text:span></text:p>
      <text:p text:style-name="Preformatted_20_Text"><text:span text:style-name="Source_20_Text"><text:s text:c="8"/>&lt;h2&gt;Dialog Title&lt;/h2&gt;</text:span></text:p>
      <text:p text:style-name="Preformatted_20_Text"><text:span text:style-name="Source_20_Text"><text:s text:c="8"/>&lt;p&gt;Are you sure you want to proceed?&lt;/p&gt;</text:span></text:p>
      <text:p text:style-name="Preformatted_20_Text"><text:span text:style-name="Source_20_Text"><text:s text:c="8"/>&lt;button class="md-btn md-btn-outlined"&gt;Cancel&lt;/button&gt;</text:span></text:p>
      <text:p text:style-name="Preformatted_20_Text"><text:span text:style-name="Source_20_Text"><text:s text:c="4"/>&lt;/div&gt;</text:span></text:p>
      <text:p text:style-name="P5"><text:span text:style-name="Source_20_Text">&lt;/div&gt;</text:span></text:p>
      <text:p text:style-name="Horizontal_20_Line"/>
      <text:h text:style-name="Heading_20_3" text:outline-level="3">📐 <text:span text:style-name="Strong_20_Emphasis">Bottom Sheet</text:span></text:h>
      <text:p text:style-name="Preformatted_20_Text"><text:span text:style-name="Source_20_Text">.md-bottom-sheet {</text:span></text:p>
      <text:p text:style-name="Preformatted_20_Text"><text:span text:style-name="Source_20_Text"><text:s text:c="4"/>position: fixed;</text:span></text:p>
      <text:p text:style-name="Preformatted_20_Text"><text:span text:style-name="Source_20_Text"><text:s text:c="4"/>bottom: 0;</text:span></text:p>
      <text:p text:style-name="Preformatted_20_Text"><text:span text:style-name="Source_20_Text"><text:s text:c="4"/>left: 0;</text:span></text:p>
      <text:p text:style-name="Preformatted_20_Text"><text:span text:style-name="Source_20_Text"><text:s text:c="4"/>width: 100%;</text:span></text:p>
      <text:p text:style-name="Preformatted_20_Text"><text:span text:style-name="Source_20_Text"><text:s text:c="4"/>background: white;</text:span></text:p>
      <text:p text:style-name="Preformatted_20_Text"><text:span text:style-name="Source_20_Text"><text:s text:c="4"/>border-radius: 24px 24px 0 0;</text:span></text:p>
      <text:p text:style-name="Preformatted_20_Text"><text:span text:style-name="Source_20_Text"><text:s text:c="4"/>box-shadow: 0 -4px 8px rgba(0, 0, 0, 0.2);</text:span></text:p>
      <text:p text:style-name="Preformatted_20_Text"><text:span text:style-name="Source_20_Text"><text:s text:c="4"/>padding: 24px;</text:span></text:p>
      <text:p text:style-name="P5"><text:span text:style-name="Source_20_Text">}</text:span></text:p>
      <text:p text:style-name="Preformatted_20_Text"><text:span text:style-name="Source_20_Text">&lt;div class="md-bottom-sheet"&gt;</text:span></text:p>
      <text:p text:style-name="Preformatted_20_Text"><text:span text:style-name="Source_20_Text"><text:s text:c="4"/>&lt;p&gt;Additional Options&lt;/p&gt;</text:span></text:p>
      <text:p text:style-name="Preformatted_20_Text"><text:span text:style-name="Source_20_Text"><text:s text:c="4"/>&lt;button class="md-btn md-btn-text"&gt;Dismiss&lt;/button&gt;</text:span></text:p>
      <text:p text:style-name="P5"><text:span text:style-name="Source_20_Text">&lt;/div&gt;</text:span></text:p>
      <text:p text:style-name="Horizontal_20_Line"/>
      <text:h text:style-name="Heading_20_2" text:outline-level="2">📚 <text:span text:style-name="Strong_20_Emphasis">Summary</text:span></text:h>
      <text:list xml:id="list1610488735" text:style-name="L45">
        <text:list-item>
          <text:p text:style-name="P82"><text:span text:style-name="Strong_20_Emphasis">Buttons</text:span>: Elevated, Filled, Tonal, Outlined, Text. </text:p>
        </text:list-item>
        <text:list-item>
          <text:p text:style-name="P82"><text:span text:style-name="Strong_20_Emphasis">Navigation</text:span>: Top App Bar, Bottom Navigation, Drawer. </text:p>
        </text:list-item>
        <text:list-item>
          <text:p text:style-name="P82"><text:span text:style-name="Strong_20_Emphasis">Cards &amp; Lists</text:span>: Group related content and actions. </text:p>
        </text:list-item>
        <text:list-item>
          <text:p text:style-name="P81"><text:span text:style-name="Strong_20_Emphasis">Dialogs &amp; Sheets</text:span>: Interrupt or supplement workflows. </text:p>
        </text:list-item>
      </text:list>
      <text:p text:style-name="Text_20_body">Would you like to explore <text:span text:style-name="Strong_20_Emphasis">advanced patterns</text:span> like <text:span text:style-name="Strong_20_Emphasis">interactive forms</text:span>, <text:span text:style-name="Strong_20_Emphasis">snackbars</text:span>, or <text:span text:style-name="Strong_20_Emphasis">animations</text:span>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🎯 <text:span text:style-name="Strong_20_Emphasis">Deep Dive: Motion System in Material Design</text:span></text:h>
      <text:p text:style-name="Text_20_body">The <text:span text:style-name="Strong_20_Emphasis">Motion System</text:span> in Material Design brings user interfaces to life by enhancing clarity, context, and user engagement. Motion helps users understand spatial relationships, provides feedback, and makes interactions feel more natural.</text:p>
      <text:p text:style-name="Horizontal_20_Line"/>
      <text:h text:style-name="Heading_20_2" text:outline-level="2">✅ <text:span text:style-name="Strong_20_Emphasis">1. Easing &amp; Timing</text:span></text:h>
      <text:p text:style-name="Text_20_body">Material Design defines motion through <text:span text:style-name="Strong_20_Emphasis">easing curves</text:span> and <text:span text:style-name="Strong_20_Emphasis">timing durations</text:span> to reflect how real-world objects accelerate and decelerate.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<text:span text:style-name="Strong_20_Emphasis">Timing Category</text:span></text:p>
            </table:table-cell>
            <table:table-cell table:style-name="Table10.A1" office:value-type="string">
              <text:p text:style-name="Table_20_Heading"><text:span text:style-name="Strong_20_Emphasis">Duration</text:span></text:p>
            </table:table-cell>
            <table:table-cell table:style-name="Table10.A1" office:value-type="string">
              <text:p text:style-name="Table_20_Heading"><text:span text:style-name="Strong_20_Emphasis">Usage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trong_20_Emphasis">Standard</text:span></text:p>
          </table:table-cell>
          <table:table-cell table:style-name="Table10.A1" office:value-type="string">
            <text:p text:style-name="Table_20_Contents">300ms</text:p>
          </table:table-cell>
          <table:table-cell table:style-name="Table10.A1" office:value-type="string">
            <text:p text:style-name="Table_20_Contents">Default motion for typical component changes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Quick</text:span></text:p>
          </table:table-cell>
          <table:table-cell table:style-name="Table10.A1" office:value-type="string">
            <text:p text:style-name="Table_20_Contents">150ms</text:p>
          </table:table-cell>
          <table:table-cell table:style-name="Table10.A1" office:value-type="string">
            <text:p text:style-name="Table_20_Contents">Small, subtle UI updates (e.g., hover effects).</text:p>
          </table:table-cell>
        </table:table-row>
        <table:table-row>
          <table:table-cell table:style-name="Table10.A1" office:value-type="string">
            <text:p text:style-name="Table_20_Contents"><text:span text:style-name="Strong_20_Emphasis">Emphasized</text:span></text:p>
          </table:table-cell>
          <table:table-cell table:style-name="Table10.A1" office:value-type="string">
            <text:p text:style-name="Table_20_Contents">450ms</text:p>
          </table:table-cell>
          <table:table-cell table:style-name="Table10.A1" office:value-type="string">
            <text:p text:style-name="Table_20_Contents">Large-scale transitions (e.g., page changes).</text:p>
          </table:table-cell>
        </table:table-row>
      </table:table>
      <text:p text:style-name="Horizontal_20_Line"/>
      <text:h text:style-name="Heading_20_3" text:outline-level="3">📐 <text:span text:style-name="Strong_20_Emphasis">Easing Curves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Table_20_Heading"><text:span text:style-name="Strong_20_Emphasis">Easing Type</text:span></text:p>
            </table:table-cell>
            <table:table-cell table:style-name="Table11.A1" office:value-type="string">
              <text:p text:style-name="Table_20_Heading"><text:span text:style-name="Strong_20_Emphasis">CSS Cubic Bezier</text:span></text:p>
            </table:table-cell>
            <table:table-cell table:style-name="Table11.A1" office:value-type="string">
              <text:p text:style-name="Table_20_Heading"><text:span text:style-name="Strong_20_Emphasis">Usage</text:span>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trong_20_Emphasis">Standard</text:span></text:p>
          </table:table-cell>
          <table:table-cell table:style-name="Table11.A1" office:value-type="string">
            <text:p text:style-name="Table_20_Contents"><text:span text:style-name="Source_20_Text">cubic-bezier(0.4, 0, 0.2, 1)</text:span></text:p>
          </table:table-cell>
          <table:table-cell table:style-name="Table11.A1" office:value-type="string">
            <text:p text:style-name="Table_20_Contents">Default for most transitions.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Deceleration</text:span></text:p>
          </table:table-cell>
          <table:table-cell table:style-name="Table11.A1" office:value-type="string">
            <text:p text:style-name="Table_20_Contents"><text:span text:style-name="Source_20_Text">cubic-bezier(0, 0, 0.2, 1)</text:span></text:p>
          </table:table-cell>
          <table:table-cell table:style-name="Table11.A1" office:value-type="string">
            <text:p text:style-name="Table_20_Contents">Entering motion (slows down at the end).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Acceleration</text:span></text:p>
          </table:table-cell>
          <table:table-cell table:style-name="Table11.A1" office:value-type="string">
            <text:p text:style-name="Table_20_Contents"><text:span text:style-name="Source_20_Text">cubic-bezier(0.4, 0, 1, 1)</text:span></text:p>
          </table:table-cell>
          <table:table-cell table:style-name="Table11.A1" office:value-type="string">
            <text:p text:style-name="Table_20_Contents">Exiting motion (speeds up at the end).</text:p>
          </table:table-cell>
        </table:table-row>
        <table:table-row>
          <table:table-cell table:style-name="Table11.A1" office:value-type="string">
            <text:p text:style-name="Table_20_Contents"><text:span text:style-name="Strong_20_Emphasis">Sharp</text:span></text:p>
          </table:table-cell>
          <table:table-cell table:style-name="Table11.A1" office:value-type="string">
            <text:p text:style-name="Table_20_Contents"><text:span text:style-name="Source_20_Text">cubic-bezier(0.4, 0, 0.6, 1)</text:span></text:p>
          </table:table-cell>
          <table:table-cell table:style-name="Table11.A1" office:value-type="string">
            <text:p text:style-name="Table_20_Contents">Quick, sharp transitions.</text:p>
          </table:table-cell>
        </table:table-row>
      </table:table>
      <text:p text:style-name="Horizontal_20_Line"/>
      <text:h text:style-name="Heading_20_3" text:outline-level="3">📐 <text:span text:style-name="Strong_20_Emphasis">CSS Implementation: Motion System</text:span></text:h>
      <text:p text:style-name="Preformatted_20_Text"><text:span text:style-name="Source_20_Text">/* Motion Variables */</text:span></text:p>
      <text:p text:style-name="Preformatted_20_Text"><text:span text:style-name="Source_20_Text">:root {</text:span></text:p>
      <text:p text:style-name="Preformatted_20_Text"><text:span text:style-name="Source_20_Text"><text:s text:c="4"/>--md-duration-standard: 300ms;</text:span></text:p>
      <text:p text:style-name="Preformatted_20_Text"><text:span text:style-name="Source_20_Text"><text:s text:c="4"/>--md-duration-quick: 150ms;</text:span></text:p>
      <text:p text:style-name="Preformatted_20_Text"><text:span text:style-name="Source_20_Text"><text:s text:c="4"/>--md-duration-emphasized: 450ms;</text:span></text:p>
      <text:p text:style-name="Preformatted_20_Text"/>
      <text:p text:style-name="Preformatted_20_Text"><text:span text:style-name="Source_20_Text"><text:s text:c="4"/>--md-easing-standard: cubic-bezier(0.4, 0, 0.2, 1);</text:span></text:p>
      <text:p text:style-name="Preformatted_20_Text"><text:span text:style-name="Source_20_Text"><text:s text:c="4"/>--md-easing-deceleration: cubic-bezier(0, 0, 0.2, 1);</text:span></text:p>
      <text:p text:style-name="Preformatted_20_Text"><text:span text:style-name="Source_20_Text"><text:s text:c="4"/>--md-easing-acceleration: cubic-bezier(0.4, 0, 1, 1);</text:span></text:p>
      <text:p text:style-name="Preformatted_20_Text"><text:span text:style-name="Source_20_Text"><text:s text:c="4"/>--md-easing-sharp: cubic-bezier(0.4, 0, 0.6, 1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Apply Motion to Elements */</text:span></text:p>
      <text:p text:style-name="Preformatted_20_Text"><text:span text:style-name="Source_20_Text">.md-fade-in {</text:span></text:p>
      <text:p text:style-name="Preformatted_20_Text"><text:span text:style-name="Source_20_Text"><text:s text:c="4"/>opacity: 0;</text:span></text:p>
      <text:p text:style-name="Preformatted_20_Text"><text:span text:style-name="Source_20_Text"><text:s text:c="4"/>animation: fadeIn var(--md-duration-standard) var(--md-easing-deceleration) forwards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scale-up {</text:span></text:p>
      <text:p text:style-name="Preformatted_20_Text"><text:span text:style-name="Source_20_Text"><text:s text:c="4"/>transform: scale(0.8);</text:span></text:p>
      <text:p text:style-name="Preformatted_20_Text"><text:span text:style-name="Source_20_Text"><text:s text:c="4"/>animation: scaleUp var(--md-duration-emphasized) var(--md-easing-standard) forwards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Keyframes */</text:span></text:p>
      <text:p text:style-name="Preformatted_20_Text"><text:soft-page-break/><text:span text:style-name="Source_20_Text">@keyframes fadeIn {</text:span></text:p>
      <text:p text:style-name="Preformatted_20_Text"><text:span text:style-name="Source_20_Text"><text:s text:c="4"/>to {</text:span></text:p>
      <text:p text:style-name="Preformatted_20_Text"><text:span text:style-name="Source_20_Text"><text:s text:c="8"/>opacity: 1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@keyframes scaleUp {</text:span></text:p>
      <text:p text:style-name="Preformatted_20_Text"><text:span text:style-name="Source_20_Text"><text:s text:c="4"/>to {</text:span></text:p>
      <text:p text:style-name="Preformatted_20_Text"><text:span text:style-name="Source_20_Text"><text:s text:c="8"/>transform: scale(1);</text:span></text:p>
      <text:p text:style-name="Preformatted_20_Text"><text:span text:style-name="Source_20_Text"><text:s text:c="4"/>}</text:span></text:p>
      <text:p text:style-name="P5"><text:span text:style-name="Source_20_Text">}</text:span></text:p>
      <text:h text:style-name="Heading_20_3" text:outline-level="3">📏 <text:span text:style-name="Strong_20_Emphasis">Usage Example</text:span></text:h>
      <text:p text:style-name="Preformatted_20_Text"><text:span text:style-name="Source_20_Text">&lt;button class="md-btn md-scale-up"&gt;Animated Button&lt;/button&gt;</text:span></text:p>
      <text:p text:style-name="P5"><text:span text:style-name="Source_20_Text">&lt;div class="md-fade-in"&gt;Fade-In Element&lt;/div&gt;</text:span></text:p>
      <text:p text:style-name="Horizontal_20_Line"/>
      <text:h text:style-name="Heading_20_2" text:outline-level="2">✅ <text:span text:style-name="Strong_20_Emphasis">2. State Changes</text:span></text:h>
      <text:p text:style-name="Text_20_body">State changes represent how components <text:span text:style-name="Strong_20_Emphasis">respond to user interaction</text:span> (e.g., hover, focus, click). Material Design emphasizes smooth, responsive feedback.</text:p>
      <text:p text:style-name="Horizontal_20_Line"/>
      <text:h text:style-name="Heading_20_3" text:outline-level="3">📐 <text:span text:style-name="Strong_20_Emphasis">Ripple Effects (Touch Feedback)</text:span></text:h>
      <text:p text:style-name="Text_20_body">Ripple effects simulate <text:span text:style-name="Strong_20_Emphasis">touch feedback</text:span> on buttons and interactive elements.</text:p>
      <text:p text:style-name="Preformatted_20_Text"><text:span text:style-name="Source_20_Text">/* Ripple Container */</text:span></text:p>
      <text:p text:style-name="Preformatted_20_Text"><text:span text:style-name="Source_20_Text">.md-ripple {</text:span></text:p>
      <text:p text:style-name="Preformatted_20_Text"><text:span text:style-name="Source_20_Text"><text:s text:c="4"/>position: relative;</text:span></text:p>
      <text:p text:style-name="Preformatted_20_Text"><text:span text:style-name="Source_20_Text"><text:s text:c="4"/>overflow: hidden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Ripple Effect */</text:span></text:p>
      <text:p text:style-name="Preformatted_20_Text"><text:span text:style-name="Source_20_Text">.md-ripple::after {</text:span></text:p>
      <text:p text:style-name="Preformatted_20_Text"><text:span text:style-name="Source_20_Text"><text:s text:c="4"/>content: '';</text:span></text:p>
      <text:p text:style-name="Preformatted_20_Text"><text:span text:style-name="Source_20_Text"><text:s text:c="4"/>position: absolute;</text:span></text:p>
      <text:p text:style-name="Preformatted_20_Text"><text:span text:style-name="Source_20_Text"><text:s text:c="4"/>background: rgba(98, 0, 238, 0.3);</text:span></text:p>
      <text:p text:style-name="Preformatted_20_Text"><text:span text:style-name="Source_20_Text"><text:s text:c="4"/>border-radius: 50%;</text:span></text:p>
      <text:p text:style-name="Preformatted_20_Text"><text:span text:style-name="Source_20_Text"><text:s text:c="4"/>transform: scale(0);</text:span></text:p>
      <text:p text:style-name="Preformatted_20_Text"><text:span text:style-name="Source_20_Text"><text:s text:c="4"/>animation: ripple var(--md-duration-quick) var(--md-easing-standard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Ripple Animation */</text:span></text:p>
      <text:p text:style-name="Preformatted_20_Text"><text:span text:style-name="Source_20_Text">@keyframes ripple {</text:span></text:p>
      <text:p text:style-name="Preformatted_20_Text"><text:span text:style-name="Source_20_Text"><text:s text:c="4"/>to {</text:span></text:p>
      <text:p text:style-name="Preformatted_20_Text"><text:span text:style-name="Source_20_Text"><text:s text:c="8"/>transform: scale(4);</text:span></text:p>
      <text:p text:style-name="Preformatted_20_Text"><text:span text:style-name="Source_20_Text"><text:s text:c="8"/>opacity: 0;</text:span></text:p>
      <text:p text:style-name="Preformatted_20_Text"><text:span text:style-name="Source_20_Text"><text:s text:c="4"/>}</text:span></text:p>
      <text:p text:style-name="P5"><text:span text:style-name="Source_20_Text">}</text:span></text:p>
      <text:h text:style-name="Heading_20_3" text:outline-level="3">📏 <text:span text:style-name="Strong_20_Emphasis">Usage Example</text:span></text:h>
      <text:p text:style-name="P5"><text:span text:style-name="Source_20_Text">&lt;button class="md-btn md-ripple"&gt;Ripple Button&lt;/button&gt;</text:span></text:p>
      <text:p text:style-name="Horizontal_20_Line"/>
      <text:h text:style-name="Heading_20_3" text:outline-level="3"><text:soft-page-break/>📐 <text:span text:style-name="Strong_20_Emphasis">Hover &amp; Focus States</text:span></text:h>
      <text:p text:style-name="Text_20_body">Interactive components should clearly respond to <text:span text:style-name="Strong_20_Emphasis">hover</text:span> and <text:span text:style-name="Strong_20_Emphasis">focus</text:span> states.</text:p>
      <text:p text:style-name="Preformatted_20_Text"><text:span text:style-name="Source_20_Text">/* Button Hover State */</text:span></text:p>
      <text:p text:style-name="Preformatted_20_Text"><text:span text:style-name="Source_20_Text">.md-btn:hover {</text:span></text:p>
      <text:p text:style-name="Preformatted_20_Text"><text:span text:style-name="Source_20_Text"><text:s text:c="4"/>box-shadow: 0 4px 8px rgba(0, 0, 0, 0.2);</text:span></text:p>
      <text:p text:style-name="Preformatted_20_Text"><text:span text:style-name="Source_20_Text"><text:s text:c="4"/>transition: box-shadow var(--md-duration-standard) var(--md-easing-deceleration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Input Focus State */</text:span></text:p>
      <text:p text:style-name="Preformatted_20_Text"><text:span text:style-name="Source_20_Text">.md-input {</text:span></text:p>
      <text:p text:style-name="Preformatted_20_Text"><text:span text:style-name="Source_20_Text"><text:s text:c="4"/>border: 2px solid #bbb;</text:span></text:p>
      <text:p text:style-name="Preformatted_20_Text"><text:span text:style-name="Source_20_Text"><text:s text:c="4"/>transition: border-color var(--md-duration-standard) var(--md-easing-standard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input:focus {</text:span></text:p>
      <text:p text:style-name="Preformatted_20_Text"><text:span text:style-name="Source_20_Text"><text:s text:c="4"/>border-color: #6200ee;</text:span></text:p>
      <text:p text:style-name="P5"><text:span text:style-name="Source_20_Text">}</text:span></text:p>
      <text:h text:style-name="Heading_20_3" text:outline-level="3">📏 <text:span text:style-name="Strong_20_Emphasis">Usage Example</text:span></text:h>
      <text:p text:style-name="P5"><text:span text:style-name="Source_20_Text">&lt;input class="md-input" placeholder="Enter text"&gt;</text:span></text:p>
      <text:p text:style-name="Horizontal_20_Line"/>
      <text:h text:style-name="Heading_20_2" text:outline-level="2">✅ <text:span text:style-name="Strong_20_Emphasis">3. Component Transitions</text:span></text:h>
      <text:p text:style-name="Text_20_body">Transitions guide users through <text:span text:style-name="Strong_20_Emphasis">changes</text:span> in component states (e.g., open/close menus).</text:p>
      <text:p text:style-name="Horizontal_20_Line"/>
      <text:h text:style-name="Heading_20_3" text:outline-level="3">📐 <text:span text:style-name="Strong_20_Emphasis">Expand/Collapse Animation</text:span></text:h>
      <text:p text:style-name="Preformatted_20_Text"><text:span text:style-name="Source_20_Text">/* Collapsible Section */</text:span></text:p>
      <text:p text:style-name="Preformatted_20_Text"><text:span text:style-name="Source_20_Text">.md-collapse {</text:span></text:p>
      <text:p text:style-name="Preformatted_20_Text"><text:span text:style-name="Source_20_Text"><text:s text:c="4"/>max-height: 0;</text:span></text:p>
      <text:p text:style-name="Preformatted_20_Text"><text:span text:style-name="Source_20_Text"><text:s text:c="4"/>overflow: hidden;</text:span></text:p>
      <text:p text:style-name="Preformatted_20_Text"><text:span text:style-name="Source_20_Text"><text:s text:c="4"/>transition: max-height var(--md-duration-emphasized) var(--md-easing-standard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collapse.open {</text:span></text:p>
      <text:p text:style-name="Preformatted_20_Text"><text:span text:style-name="Source_20_Text"><text:s text:c="4"/>max-height: 400px;</text:span></text:p>
      <text:p text:style-name="P5"><text:span text:style-name="Source_20_Text">}</text:span></text:p>
      <text:h text:style-name="Heading_20_3" text:outline-level="3">📏 <text:span text:style-name="Strong_20_Emphasis">Usage Example</text:span></text:h>
      <text:p text:style-name="Preformatted_20_Text"><text:span text:style-name="Source_20_Text">&lt;div class="md-collapse open"&gt;</text:span></text:p>
      <text:p text:style-name="Preformatted_20_Text"><text:span text:style-name="Source_20_Text"><text:s text:c="4"/>&lt;p&gt;This content slides in/out smoothly.&lt;/p&gt;</text:span></text:p>
      <text:p text:style-name="P5"><text:span text:style-name="Source_20_Text">&lt;/div&gt;</text:span></text:p>
      <text:p text:style-name="Horizontal_20_Line"/>
      <text:h text:style-name="Heading_20_3" text:outline-level="3">📐 <text:span text:style-name="Strong_20_Emphasis">Slide In/Out Animation</text:span></text:h>
      <text:p text:style-name="Preformatted_20_Text"><text:span text:style-name="Source_20_Text">/* Slide-In Animation */</text:span></text:p>
      <text:p text:style-name="Preformatted_20_Text"><text:span text:style-name="Source_20_Text">.md-slide-in {</text:span></text:p>
      <text:p text:style-name="Preformatted_20_Text"><text:soft-page-break/><text:span text:style-name="Source_20_Text"><text:s text:c="4"/>transform: translateX(-100%);</text:span></text:p>
      <text:p text:style-name="Preformatted_20_Text"><text:span text:style-name="Source_20_Text"><text:s text:c="4"/>animation: slideIn var(--md-duration-standard) var(--md-easing-standard) forwards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@keyframes slideIn {</text:span></text:p>
      <text:p text:style-name="Preformatted_20_Text"><text:span text:style-name="Source_20_Text"><text:s text:c="4"/>to {</text:span></text:p>
      <text:p text:style-name="Preformatted_20_Text"><text:span text:style-name="Source_20_Text"><text:s text:c="8"/>transform: translateX(0);</text:span></text:p>
      <text:p text:style-name="Preformatted_20_Text"><text:span text:style-name="Source_20_Text"><text:s text:c="4"/>}</text:span></text:p>
      <text:p text:style-name="P5"><text:span text:style-name="Source_20_Text">}</text:span></text:p>
      <text:h text:style-name="Heading_20_3" text:outline-level="3">📏 <text:span text:style-name="Strong_20_Emphasis">Usage Example</text:span></text:h>
      <text:p text:style-name="P5"><text:span text:style-name="Source_20_Text">&lt;div class="md-slide-in"&gt;Sliding Content&lt;/div&gt;</text:span></text:p>
      <text:p text:style-name="Horizontal_20_Line"/>
      <text:h text:style-name="Heading_20_2" text:outline-level="2">✅ <text:span text:style-name="Strong_20_Emphasis">4. Page-Level Motion</text:span></text:h>
      <text:p text:style-name="Text_20_body">Page transitions reflect larger content changes and maintain <text:span text:style-name="Strong_20_Emphasis">continuity</text:span> between views.</text:p>
      <text:p text:style-name="Horizontal_20_Line"/>
      <text:h text:style-name="Heading_20_3" text:outline-level="3">📐 <text:span text:style-name="Strong_20_Emphasis">Fade &amp; Scale Transition</text:span></text:h>
      <text:p text:style-name="Preformatted_20_Text"><text:span text:style-name="Source_20_Text">/* Fade-Scale Transition */</text:span></text:p>
      <text:p text:style-name="Preformatted_20_Text"><text:span text:style-name="Source_20_Text">.md-page-enter {</text:span></text:p>
      <text:p text:style-name="Preformatted_20_Text"><text:span text:style-name="Source_20_Text"><text:s text:c="4"/>opacity: 0;</text:span></text:p>
      <text:p text:style-name="Preformatted_20_Text"><text:span text:style-name="Source_20_Text"><text:s text:c="4"/>transform: scale(0.95);</text:span></text:p>
      <text:p text:style-name="Preformatted_20_Text"><text:span text:style-name="Source_20_Text"><text:s text:c="4"/>animation: fadeScaleIn var(--md-duration-emphasized) var(--md-easing-deceleration) forwards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@keyframes fadeScaleIn {</text:span></text:p>
      <text:p text:style-name="Preformatted_20_Text"><text:span text:style-name="Source_20_Text"><text:s text:c="4"/>to {</text:span></text:p>
      <text:p text:style-name="Preformatted_20_Text"><text:span text:style-name="Source_20_Text"><text:s text:c="8"/>opacity: 1;</text:span></text:p>
      <text:p text:style-name="Preformatted_20_Text"><text:span text:style-name="Source_20_Text"><text:s text:c="8"/>transform: scale(1);</text:span></text:p>
      <text:p text:style-name="Preformatted_20_Text"><text:span text:style-name="Source_20_Text"><text:s text:c="4"/>}</text:span></text:p>
      <text:p text:style-name="P5"><text:span text:style-name="Source_20_Text">}</text:span></text:p>
      <text:h text:style-name="Heading_20_3" text:outline-level="3">📏 <text:span text:style-name="Strong_20_Emphasis">Usage Example</text:span></text:h>
      <text:p text:style-name="Preformatted_20_Text"><text:span text:style-name="Source_20_Text">&lt;div class="md-page-enter"&gt;</text:span></text:p>
      <text:p text:style-name="Preformatted_20_Text"><text:span text:style-name="Source_20_Text"><text:s text:c="4"/>&lt;h1&gt;Welcome to Material Design&lt;/h1&gt;</text:span></text:p>
      <text:p text:style-name="P5"><text:span text:style-name="Source_20_Text">&lt;/div&gt;</text:span></text:p>
      <text:p text:style-name="Horizontal_20_Line"/>
      <text:h text:style-name="Heading_20_2" text:outline-level="2">📚 <text:span text:style-name="Strong_20_Emphasis">Summary</text:span></text:h>
      <text:list xml:id="list883658264" text:style-name="L46">
        <text:list-item>
          <text:p text:style-name="P83"><text:span text:style-name="Strong_20_Emphasis">Easing &amp; Timing</text:span>:</text:p>
          <text:list>
            <text:list-item>
              <text:p text:style-name="P84">Standard (300ms), Quick (150ms), Emphasized (450ms). </text:p>
            </text:list-item>
            <text:list-item>
              <text:p text:style-name="P84">Use cubic bezier curves for smooth transitions. </text:p>
            </text:list-item>
          </text:list>
        </text:list-item>
        <text:list-item>
          <text:p text:style-name="P83"><text:span text:style-name="Strong_20_Emphasis">State Changes</text:span>:</text:p>
          <text:list>
            <text:list-item>
              <text:p text:style-name="P84">Implement ripple effects, hover, and focus states for interactive feedback. </text:p>
            </text:list-item>
          </text:list>
        </text:list-item>
        <text:list-item>
          <text:p text:style-name="P83"><text:soft-page-break/><text:span text:style-name="Strong_20_Emphasis">Component Transitions</text:span>:</text:p>
          <text:list>
            <text:list-item>
              <text:p text:style-name="P84">Use animations for expanding, sliding, and scaling UI components. </text:p>
            </text:list-item>
          </text:list>
        </text:list-item>
        <text:list-item>
          <text:p text:style-name="P83"><text:span text:style-name="Strong_20_Emphasis">Page-Level Motion</text:span>:</text:p>
          <text:list>
            <text:list-item>
              <text:p text:style-name="P83">Guide users with large-scale transitions (e.g., fade-in and scale effects). </text:p>
            </text:list-item>
          </text:list>
        </text:list-item>
      </text:list>
      <text:p text:style-name="Text_20_body">Would you like to dive into <text:span text:style-name="Strong_20_Emphasis">advanced motion patterns</text:span> like <text:span text:style-name="Strong_20_Emphasis">shared element transitions</text:span> or <text:span text:style-name="Strong_20_Emphasis">gesture-based motion</text:span>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🎯 <text:span text:style-name="Strong_20_Emphasis">Deep Dive: Accessibility &amp; Usability in Material Design</text:span></text:h>
      <text:p text:style-name="Text_20_body">Material Design emphasizes <text:span text:style-name="Strong_20_Emphasis">inclusive design</text:span> by ensuring products are usable by people of all abilities. Following best practices for accessibility improves the experience for users with visual, motor, auditory, and cognitive impairments.</text:p>
      <text:p text:style-name="Horizontal_20_Line"/>
      <text:h text:style-name="Heading_20_2" text:outline-level="2">✅ <text:span text:style-name="Strong_20_Emphasis">1. Color Contrast</text:span></text:h>
      <text:h text:style-name="Heading_20_3" text:outline-level="3">🎨 <text:span text:style-name="Strong_20_Emphasis">What is Color Contrast?</text:span></text:h>
      <text:p text:style-name="Text_20_body">Color contrast measures the difference in brightness between foreground (e.g., text) and background. High contrast ensures readability for users with low vision or color blindness.</text:p>
      <text:h text:style-name="Heading_20_3" text:outline-level="3">📏 <text:span text:style-name="Strong_20_Emphasis">WCAG (Web Content Accessibility Guidelines) Standards</text:span></text:h>
      <text:list xml:id="list1971094043" text:style-name="L47">
        <text:list-item>
          <text:p text:style-name="P86"><text:span text:style-name="Strong_20_Emphasis">Normal Text (under 18pt or 24px bold)</text:span>: Minimum <text:span text:style-name="Strong_20_Emphasis">4.5:1</text:span> contrast ratio. </text:p>
        </text:list-item>
        <text:list-item>
          <text:p text:style-name="P86"><text:span text:style-name="Strong_20_Emphasis">Large Text (18pt or 24px bold and above)</text:span>: Minimum <text:span text:style-name="Strong_20_Emphasis">3:1</text:span> contrast ratio. </text:p>
        </text:list-item>
        <text:list-item>
          <text:p text:style-name="P85"><text:span text:style-name="Strong_20_Emphasis">UI Components (buttons, icons, links)</text:span>: Minimum <text:span text:style-name="Strong_20_Emphasis">3:1</text:span> contrast ratio. </text:p>
        </text:list-item>
      </text:list>
      <text:p text:style-name="Text_20_body">✅ <text:span text:style-name="Strong_20_Emphasis">Check Color Contrast Using Tools:</text:span></text:p>
      <text:list xml:id="list625716004" text:style-name="L48">
        <text:list-item>
          <text:p text:style-name="P88"><text:a xlink:type="simple" xlink:href="https://webaim.org/resources/contrastchecker" text:style-name="Internet_20_link" text:visited-style-name="Visited_20_Internet_20_Link">Contrast Checker</text:a> </text:p>
        </text:list-item>
        <text:list-item>
          <text:p text:style-name="P87"><text:a xlink:type="simple" xlink:href="https://material.io/resources/color" text:style-name="Internet_20_link" text:visited-style-name="Visited_20_Internet_20_Link">Material Design Color Tool</text:a> </text:p>
        </text:list-item>
      </text:list>
      <text:p text:style-name="Horizontal_20_Line"/>
      <text:h text:style-name="Heading_20_3" text:outline-level="3">📐 <text:span text:style-name="Strong_20_Emphasis">CSS Implementation: Ensuring Accessible Colors</text:span></text:h>
      <text:p text:style-name="Preformatted_20_Text"><text:span text:style-name="Source_20_Text">/* Accessible Color Variables */</text:span></text:p>
      <text:p text:style-name="Preformatted_20_Text"><text:span text:style-name="Source_20_Text">:root {</text:span></text:p>
      <text:p text:style-name="Preformatted_20_Text"><text:span text:style-name="Source_20_Text"><text:s text:c="4"/>--md-primary: #6200ee; /* Deep Purple */</text:span></text:p>
      <text:p text:style-name="Preformatted_20_Text"><text:span text:style-name="Source_20_Text"><text:s text:c="4"/>--md-secondary: #03dac6; /* Teal */</text:span></text:p>
      <text:p text:style-name="Preformatted_20_Text"><text:span text:style-name="Source_20_Text"><text:s text:c="4"/>--md-background: #ffffff; /* White */</text:span></text:p>
      <text:p text:style-name="Preformatted_20_Text"><text:span text:style-name="Source_20_Text"><text:s text:c="4"/>--md-error: #b00020; /* Red */</text:span></text:p>
      <text:p text:style-name="Preformatted_20_Text"><text:span text:style-name="Source_20_Text"><text:s text:c="4"/>--md-text-primary: #212121; /* Dark Gray */</text:span></text:p>
      <text:p text:style-name="Preformatted_20_Text"><text:span text:style-name="Source_20_Text"><text:s text:c="4"/>--md-text-secondary: #757575; /* Light Gray */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Ensure Text Contrast */</text:span></text:p>
      <text:p text:style-name="Preformatted_20_Text"><text:span text:style-name="Source_20_Text">.md-text {</text:span></text:p>
      <text:p text:style-name="Preformatted_20_Text"><text:span text:style-name="Source_20_Text"><text:s text:c="4"/>color: var(--md-text-primary);</text:span></text:p>
      <text:p text:style-name="Preformatted_20_Text"><text:span text:style-name="Source_20_Text"><text:s text:c="4"/>background-color: var(--md-background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Button with Accessible Contrast */</text:span></text:p>
      <text:p text:style-name="Preformatted_20_Text"><text:span text:style-name="Source_20_Text">.md-btn {</text:span></text:p>
      <text:p text:style-name="Preformatted_20_Text"><text:span text:style-name="Source_20_Text"><text:s text:c="4"/>color: var(--md-background);</text:span></text:p>
      <text:p text:style-name="Preformatted_20_Text"><text:span text:style-name="Source_20_Text"><text:s text:c="4"/>background-color: var(--md-primary);</text:span></text:p>
      <text:p text:style-name="Preformatted_20_Text"><text:span text:style-name="Source_20_Text"><text:s text:c="4"/>padding: 12px 24px;</text:span></text:p>
      <text:p text:style-name="Preformatted_20_Text"><text:span text:style-name="Source_20_Text"><text:s text:c="4"/>border-radius: 8px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Error Message with High Contrast */</text:span></text:p>
      <text:p text:style-name="Preformatted_20_Text"><text:soft-page-break/><text:span text:style-name="Source_20_Text">.md-error {</text:span></text:p>
      <text:p text:style-name="Preformatted_20_Text"><text:span text:style-name="Source_20_Text"><text:s text:c="4"/>color: var(--md-background);</text:span></text:p>
      <text:p text:style-name="Preformatted_20_Text"><text:span text:style-name="Source_20_Text"><text:s text:c="4"/>background-color: var(--md-error);</text:span></text:p>
      <text:p text:style-name="P5"><text:span text:style-name="Source_20_Text">}</text:span></text:p>
      <text:h text:style-name="Heading_20_3" text:outline-level="3">📏 <text:span text:style-name="Strong_20_Emphasis">Example</text:span></text:h>
      <text:p text:style-name="Preformatted_20_Text"><text:span text:style-name="Source_20_Text">&lt;button class="md-btn"&gt;Accessible Button&lt;/button&gt;</text:span></text:p>
      <text:p text:style-name="P5"><text:span text:style-name="Source_20_Text">&lt;p class="md-error"&gt;Error message with proper contrast&lt;/p&gt;</text:span></text:p>
      <text:p text:style-name="Horizontal_20_Line"/>
      <text:h text:style-name="Heading_20_2" text:outline-level="2">✅ <text:span text:style-name="Strong_20_Emphasis">2. Touch Targets</text:span></text:h>
      <text:h text:style-name="Heading_20_3" text:outline-level="3">🖐️ <text:span text:style-name="Strong_20_Emphasis">What are Touch Targets?</text:span></text:h>
      <text:p text:style-name="Text_20_body">Interactive elements (e.g., buttons, icons, checkboxes) should have a <text:span text:style-name="Strong_20_Emphasis">minimum size of 48x48dp</text:span> to ensure usability across devices. This is especially crucial for mobile users.</text:p>
      <text:p text:style-name="Quotations"><text:span text:style-name="Strong_20_Emphasis">Why?</text:span> Small touch targets are difficult for users with motor impairments or larger fingers to interact with accurately.</text:p>
      <text:p text:style-name="Horizontal_20_Line"/>
      <text:h text:style-name="Heading_20_3" text:outline-level="3">📐 <text:span text:style-name="Strong_20_Emphasis">CSS Implementation: Minimum Touch Area</text:span></text:h>
      <text:p text:style-name="Preformatted_20_Text"><text:span text:style-name="Source_20_Text">/* Standard Touch Target */</text:span></text:p>
      <text:p text:style-name="Preformatted_20_Text"><text:span text:style-name="Source_20_Text">.md-touch {</text:span></text:p>
      <text:p text:style-name="Preformatted_20_Text"><text:span text:style-name="Source_20_Text"><text:s text:c="4"/>min-width: 48px;</text:span></text:p>
      <text:p text:style-name="Preformatted_20_Text"><text:span text:style-name="Source_20_Text"><text:s text:c="4"/>min-height: 48px;</text:span></text:p>
      <text:p text:style-name="Preformatted_20_Text"><text:span text:style-name="Source_20_Text"><text:s text:c="4"/>display: inline-flex;</text:span></text:p>
      <text:p text:style-name="Preformatted_20_Text"><text:span text:style-name="Source_20_Text"><text:s text:c="4"/>align-items: center;</text:span></text:p>
      <text:p text:style-name="Preformatted_20_Text"><text:span text:style-name="Source_20_Text"><text:s text:c="4"/>justify-content: center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Accessible Icon Button */</text:span></text:p>
      <text:p text:style-name="Preformatted_20_Text"><text:span text:style-name="Source_20_Text">.md-icon-btn {</text:span></text:p>
      <text:p text:style-name="Preformatted_20_Text"><text:span text:style-name="Source_20_Text"><text:s text:c="4"/>width: 48px;</text:span></text:p>
      <text:p text:style-name="Preformatted_20_Text"><text:span text:style-name="Source_20_Text"><text:s text:c="4"/>height: 48px;</text:span></text:p>
      <text:p text:style-name="Preformatted_20_Text"><text:span text:style-name="Source_20_Text"><text:s text:c="4"/>display: inline-flex;</text:span></text:p>
      <text:p text:style-name="Preformatted_20_Text"><text:span text:style-name="Source_20_Text"><text:s text:c="4"/>align-items: center;</text:span></text:p>
      <text:p text:style-name="Preformatted_20_Text"><text:span text:style-name="Source_20_Text"><text:s text:c="4"/>justify-content: center;</text:span></text:p>
      <text:p text:style-name="Preformatted_20_Text"><text:span text:style-name="Source_20_Text"><text:s text:c="4"/>border: none;</text:span></text:p>
      <text:p text:style-name="Preformatted_20_Text"><text:span text:style-name="Source_20_Text"><text:s text:c="4"/>background: transparent;</text:span></text:p>
      <text:p text:style-name="Preformatted_20_Text"><text:span text:style-name="Source_20_Text"><text:s text:c="4"/>cursor: pointer;</text:span></text:p>
      <text:p text:style-name="P5"><text:span text:style-name="Source_20_Text">}</text:span></text:p>
      <text:h text:style-name="Heading_20_3" text:outline-level="3">📏 <text:span text:style-name="Strong_20_Emphasis">Example</text:span></text:h>
      <text:p text:style-name="Preformatted_20_Text"><text:span text:style-name="Source_20_Text">&lt;button class="md-icon-btn" aria-label="Search"&gt;</text:span></text:p>
      <text:p text:style-name="Preformatted_20_Text"><text:span text:style-name="Source_20_Text"><text:s text:c="4"/>&lt;svg width="24" height="24" viewBox="0 0 24 24" fill="currentColor"&gt;</text:span></text:p>
      <text:p text:style-name="Preformatted_20_Text"><text:span text:style-name="Source_20_Text"><text:s text:c="8"/>&lt;circle cx="11" cy="11" r="8" stroke="black" stroke-width="2"/&gt;</text:span></text:p>
      <text:p text:style-name="Preformatted_20_Text"><text:span text:style-name="Source_20_Text"><text:s text:c="8"/>&lt;line x1="16" y1="16" x2="22" y2="22" stroke="black" stroke-width="2"/&gt;</text:span></text:p>
      <text:p text:style-name="Preformatted_20_Text"><text:span text:style-name="Source_20_Text"><text:s text:c="4"/>&lt;/svg&gt;</text:span></text:p>
      <text:p text:style-name="P5"><text:span text:style-name="Source_20_Text">&lt;/button&gt;</text:span></text:p>
      <text:p text:style-name="Horizontal_20_Line"/>
      <text:h text:style-name="Heading_20_2" text:outline-level="2"><text:soft-page-break/>✅ <text:span text:style-name="Strong_20_Emphasis">3. Screen Reader Support</text:span></text:h>
      <text:h text:style-name="Heading_20_3" text:outline-level="3">🔊 <text:span text:style-name="Strong_20_Emphasis">Why Screen Readers Matter</text:span></text:h>
      <text:p text:style-name="Text_20_body">Screen readers interpret and vocalize content for <text:span text:style-name="Strong_20_Emphasis">visually impaired</text:span> users. Accessible UIs should include:</text:p>
      <text:list xml:id="list2956501799" text:style-name="L49">
        <text:list-item>
          <text:p text:style-name="P90"><text:span text:style-name="Strong_20_Emphasis">Semantic HTML</text:span> (use appropriate HTML elements). </text:p>
        </text:list-item>
        <text:list-item>
          <text:p text:style-name="P90"><text:span text:style-name="Strong_20_Emphasis">ARIA (Accessible Rich Internet Applications)</text:span> attributes for advanced UIs. </text:p>
        </text:list-item>
        <text:list-item>
          <text:p text:style-name="P89"><text:span text:style-name="Strong_20_Emphasis">Descriptive Labels</text:span> for buttons, images, and form fields. </text:p>
        </text:list-item>
      </text:list>
      <text:p text:style-name="Horizontal_20_Line"/>
      <text:h text:style-name="Heading_20_3" text:outline-level="3">📐 <text:span text:style-name="Strong_20_Emphasis">Best Practices for Screen Readers</text:span></text:h>
      <text:list xml:id="list28090685" text:style-name="L50">
        <text:list-item>
          <text:p text:style-name="P92"><text:span text:style-name="Strong_20_Emphasis">Use Semantic HTML</text:span> – Prefer <text:span text:style-name="Source_20_Text">&lt;button&gt;</text:span>, <text:span text:style-name="Source_20_Text">&lt;input&gt;</text:span>, and <text:span text:style-name="Source_20_Text">&lt;nav&gt;</text:span> over <text:span text:style-name="Source_20_Text">&lt;div&gt;</text:span> or <text:span text:style-name="Source_20_Text">&lt;span&gt;</text:span>. </text:p>
        </text:list-item>
        <text:list-item>
          <text:p text:style-name="P92"><text:span text:style-name="Strong_20_Emphasis">Provide Descriptive Labels</text:span> – Use <text:span text:style-name="Source_20_Text">aria-label</text:span> or <text:span text:style-name="Source_20_Text">aria-labelledby</text:span>. </text:p>
        </text:list-item>
        <text:list-item>
          <text:p text:style-name="P91"><text:span text:style-name="Strong_20_Emphasis">Manage Focus</text:span> – Ensure logical tab order and focus states. </text:p>
        </text:list-item>
      </text:list>
      <text:p text:style-name="Horizontal_20_Line"/>
      <text:h text:style-name="Heading_20_3" text:outline-level="3">📐 <text:span text:style-name="Strong_20_Emphasis">CSS Implementation: Focus Visibility</text:span></text:h>
      <text:p text:style-name="Preformatted_20_Text"><text:span text:style-name="Source_20_Text">/* Ensure Focus Visibility */</text:span></text:p>
      <text:p text:style-name="Preformatted_20_Text"><text:span text:style-name="Source_20_Text">:focus {</text:span></text:p>
      <text:p text:style-name="Preformatted_20_Text"><text:span text:style-name="Source_20_Text"><text:s text:c="4"/>outline: 2px solid var(--md-primary);</text:span></text:p>
      <text:p text:style-name="Preformatted_20_Text"><text:span text:style-name="Source_20_Text"><text:s text:c="4"/>outline-offset: 2px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Hide Decorative Elements from Screen Readers */</text:span></text:p>
      <text:p text:style-name="Preformatted_20_Text"><text:span text:style-name="Source_20_Text">.visually-hidden {</text:span></text:p>
      <text:p text:style-name="Preformatted_20_Text"><text:span text:style-name="Source_20_Text"><text:s text:c="4"/>position: absolute;</text:span></text:p>
      <text:p text:style-name="Preformatted_20_Text"><text:span text:style-name="Source_20_Text"><text:s text:c="4"/>width: 1px;</text:span></text:p>
      <text:p text:style-name="Preformatted_20_Text"><text:span text:style-name="Source_20_Text"><text:s text:c="4"/>height: 1px;</text:span></text:p>
      <text:p text:style-name="Preformatted_20_Text"><text:span text:style-name="Source_20_Text"><text:s text:c="4"/>padding: 0;</text:span></text:p>
      <text:p text:style-name="Preformatted_20_Text"><text:span text:style-name="Source_20_Text"><text:s text:c="4"/>margin: -1px;</text:span></text:p>
      <text:p text:style-name="Preformatted_20_Text"><text:span text:style-name="Source_20_Text"><text:s text:c="4"/>overflow: hidden;</text:span></text:p>
      <text:p text:style-name="Preformatted_20_Text"><text:span text:style-name="Source_20_Text"><text:s text:c="4"/>clip: rect(0, 0, 0, 0);</text:span></text:p>
      <text:p text:style-name="Preformatted_20_Text"><text:span text:style-name="Source_20_Text"><text:s text:c="4"/>border: 0;</text:span></text:p>
      <text:p text:style-name="P5"><text:span text:style-name="Source_20_Text">}</text:span></text:p>
      <text:p text:style-name="Horizontal_20_Line"/>
      <text:h text:style-name="Heading_20_3" text:outline-level="3">📏 <text:span text:style-name="Strong_20_Emphasis">Example 1: Accessible Button</text:span></text:h>
      <text:p text:style-name="P5"><text:span text:style-name="Source_20_Text">&lt;button class="md-btn" aria-label="Submit Form"&gt;Submit&lt;/button&gt;</text:span></text:p>
      <text:h text:style-name="Heading_20_3" text:outline-level="3">📏 <text:span text:style-name="Strong_20_Emphasis">Example 2: Hidden Labels for Screen Readers</text:span></text:h>
      <text:p text:style-name="Preformatted_20_Text"><text:span text:style-name="Source_20_Text">&lt;label for="search" class="visually-hidden"&gt;Search&lt;/label&gt;</text:span></text:p>
      <text:p text:style-name="P5"><text:span text:style-name="Source_20_Text">&lt;input id="search" type="text" placeholder="Search"&gt;</text:span></text:p>
      <text:p text:style-name="Horizontal_20_Line"/>
      <text:h text:style-name="Heading_20_3" text:outline-level="3"><text:soft-page-break/>📐 <text:span text:style-name="Strong_20_Emphasis">Managing Dynamic Content with ARIA</text:span></text:h>
      <text:p text:style-name="Text_20_body">For complex UIs (e.g., modals, alerts), use <text:span text:style-name="Strong_20_Emphasis">ARIA attributes</text:span>: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Table_20_Heading"><text:span text:style-name="Strong_20_Emphasis">ARIA Attribute</text:span></text:p>
            </table:table-cell>
            <table:table-cell table:style-name="Table12.A1" office:value-type="string">
              <text:p text:style-name="Table_20_Heading"><text:span text:style-name="Strong_20_Emphasis">Purpose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<text:span text:style-name="Source_20_Text">aria-live="polite"</text:span></text:p>
          </table:table-cell>
          <table:table-cell table:style-name="Table12.A1" office:value-type="string">
            <text:p text:style-name="Table_20_Contents">Announce content updates to users.</text:p>
          </table:table-cell>
        </table:table-row>
        <table:table-row>
          <table:table-cell table:style-name="Table12.A1" office:value-type="string">
            <text:p text:style-name="Table_20_Contents"><text:span text:style-name="Source_20_Text">aria-hidden="true"</text:span></text:p>
          </table:table-cell>
          <table:table-cell table:style-name="Table12.A1" office:value-type="string">
            <text:p text:style-name="Table_20_Contents">Hide elements from screen readers.</text:p>
          </table:table-cell>
        </table:table-row>
        <table:table-row>
          <table:table-cell table:style-name="Table12.A1" office:value-type="string">
            <text:p text:style-name="Table_20_Contents"><text:span text:style-name="Source_20_Text">aria-label</text:span></text:p>
          </table:table-cell>
          <table:table-cell table:style-name="Table12.A1" office:value-type="string">
            <text:p text:style-name="Table_20_Contents">Provide descriptive labels.</text:p>
          </table:table-cell>
        </table:table-row>
        <table:table-row>
          <table:table-cell table:style-name="Table12.A1" office:value-type="string">
            <text:p text:style-name="Table_20_Contents"><text:span text:style-name="Source_20_Text">aria-expanded="true"</text:span></text:p>
          </table:table-cell>
          <table:table-cell table:style-name="Table12.A1" office:value-type="string">
            <text:p text:style-name="Table_20_Contents">Indicate if a collapsible item is open.</text:p>
          </table:table-cell>
        </table:table-row>
      </table:table>
      <text:p text:style-name="Horizontal_20_Line"/>
      <text:h text:style-name="Heading_20_3" text:outline-level="3">📏 <text:span text:style-name="Strong_20_Emphasis">Example 3: Announcing Dynamic Changes</text:span></text:h>
      <text:p text:style-name="Preformatted_20_Text"><text:span text:style-name="Source_20_Text">&lt;div aria-live="polite" id="notification"&gt;</text:span></text:p>
      <text:p text:style-name="Preformatted_20_Text"><text:span text:style-name="Source_20_Text"><text:s text:c="4"/>No new notifications.</text:span></text:p>
      <text:p text:style-name="Preformatted_20_Text"><text:span text:style-name="Source_20_Text">&lt;/div&gt;</text:span></text:p>
      <text:p text:style-name="Preformatted_20_Text"/>
      <text:p text:style-name="Preformatted_20_Text"><text:span text:style-name="Source_20_Text">&lt;button onclick="showAlert()"&gt;Show Alert&lt;/button&gt;</text:span></text:p>
      <text:p text:style-name="Preformatted_20_Text"/>
      <text:p text:style-name="Preformatted_20_Text"><text:span text:style-name="Source_20_Text">&lt;script&gt;</text:span></text:p>
      <text:p text:style-name="Preformatted_20_Text"><text:span text:style-name="Source_20_Text">function showAlert() {</text:span></text:p>
      <text:p text:style-name="Preformatted_20_Text"><text:span text:style-name="Source_20_Text"><text:s text:c="4"/>document.getElementById('notification').textContent = "You have a new message!";</text:span></text:p>
      <text:p text:style-name="Preformatted_20_Text"><text:span text:style-name="Source_20_Text">}</text:span></text:p>
      <text:p text:style-name="P5"><text:span text:style-name="Source_20_Text">&lt;/script&gt;</text:span></text:p>
      <text:p text:style-name="Horizontal_20_Line"/>
      <text:h text:style-name="Heading_20_2" text:outline-level="2">✅ <text:span text:style-name="Strong_20_Emphasis">4. Focus Management</text:span></text:h>
      <text:p text:style-name="Text_20_body">Users relying on <text:span text:style-name="Strong_20_Emphasis">keyboard navigation</text:span> should be able to:</text:p>
      <text:list xml:id="list571822801" text:style-name="L51">
        <text:list-item>
          <text:p text:style-name="P94"><text:span text:style-name="Strong_20_Emphasis">Tab through interactive elements</text:span> logically. </text:p>
        </text:list-item>
        <text:list-item>
          <text:p text:style-name="P93"><text:span text:style-name="Strong_20_Emphasis">See clear focus indicators</text:span>. </text:p>
        </text:list-item>
      </text:list>
      <text:h text:style-name="Heading_20_3" text:outline-level="3">📐 <text:span text:style-name="Strong_20_Emphasis">CSS Implementation: Managing Focus</text:span></text:h>
      <text:p text:style-name="Preformatted_20_Text"><text:span text:style-name="Source_20_Text">/* Enhanced Focus Visibility */</text:span></text:p>
      <text:p text:style-name="Preformatted_20_Text"><text:span text:style-name="Source_20_Text">:focus-visible {</text:span></text:p>
      <text:p text:style-name="Preformatted_20_Text"><text:span text:style-name="Source_20_Text"><text:s text:c="4"/>outline: 3px solid var(--md-primary);</text:span></text:p>
      <text:p text:style-name="Preformatted_20_Text"><text:span text:style-name="Source_20_Text"><text:s text:c="4"/>outline-offset: 2px;</text:span></text:p>
      <text:p text:style-name="Preformatted_20_Text"><text:span text:style-name="Source_20_Text"><text:s text:c="4"/>border-radius: 4px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Remove Default Focus for Clicks */</text:span></text:p>
      <text:p text:style-name="Preformatted_20_Text"><text:span text:style-name="Source_20_Text">button:focus:not(:focus-visible) {</text:span></text:p>
      <text:p text:style-name="Preformatted_20_Text"><text:span text:style-name="Source_20_Text"><text:s text:c="4"/>outline: none;</text:span></text:p>
      <text:p text:style-name="P5"><text:span text:style-name="Source_20_Text">}</text:span></text:p>
      <text:p text:style-name="Horizontal_20_Line"/>
      <text:h text:style-name="Heading_20_2" text:outline-level="2">📚 <text:span text:style-name="Strong_20_Emphasis">Summary Checklist: Accessibility in Material Design</text:span></text:h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Table_20_Heading">✅ <text:span text:style-name="Strong_20_Emphasis">Category</text:span></text:p>
            </table:table-cell>
            <table:table-cell table:style-name="Table13.A1" office:value-type="string">
              <text:p text:style-name="Table_20_Heading"><text:span text:style-name="Strong_20_Emphasis">Guidelines</text:span></text:p>
            </table:table-cell>
          </table:table-row>
        </table:table-header-rows>
        <table:table-row>
          <table:table-cell table:style-name="Table13.A1" office:value-type="string">
            <text:p text:style-name="Table_20_Contents"><text:span text:style-name="Strong_20_Emphasis">Color Contrast</text:span></text:p>
          </table:table-cell>
          <table:table-cell table:style-name="Table13.A1" office:value-type="string">
            <text:p text:style-name="Table_20_Contents">Maintain <text:span text:style-name="Strong_20_Emphasis">4.5:1</text:span> contrast ratio for legibility.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Touch Targets</text:span></text:p>
          </table:table-cell>
          <table:table-cell table:style-name="Table13.A1" office:value-type="string">
            <text:p text:style-name="Table_20_Contents">Ensure interactive elements are <text:span text:style-name="Strong_20_Emphasis">48x48dp</text:span>.</text:p>
          </table:table-cell>
        </table:table-row>
        <text:soft-page-break/>
        <table:table-row>
          <table:table-cell table:style-name="Table13.A1" office:value-type="string">
            <text:p text:style-name="Table_20_Contents"><text:span text:style-name="Strong_20_Emphasis">Screen Readers</text:span></text:p>
          </table:table-cell>
          <table:table-cell table:style-name="Table13.A1" office:value-type="string">
            <text:p text:style-name="Table_20_Contents">Use <text:span text:style-name="Strong_20_Emphasis">semantic HTML</text:span> and <text:span text:style-name="Strong_20_Emphasis">ARIA</text:span> attributes.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Focus Management</text:span></text:p>
          </table:table-cell>
          <table:table-cell table:style-name="Table13.A1" office:value-type="string">
            <text:p text:style-name="Table_20_Contents">Implement visible and accessible <text:span text:style-name="Strong_20_Emphasis">focus states</text:span>.</text:p>
          </table:table-cell>
        </table:table-row>
        <table:table-row>
          <table:table-cell table:style-name="Table13.A1" office:value-type="string">
            <text:p text:style-name="Table_20_Contents"><text:span text:style-name="Strong_20_Emphasis">Dynamic Content</text:span></text:p>
          </table:table-cell>
          <table:table-cell table:style-name="Table13.A1" office:value-type="string">
            <text:p text:style-name="Table_20_Contents">Use <text:span text:style-name="Strong_20_Emphasis">aria-live</text:span> for announcements.</text:p>
          </table:table-cell>
        </table:table-row>
      </table:table>
      <text:p text:style-name="Horizontal_20_Line"/>
      <text:p text:style-name="Text_20_body">Would you like to dive deeper into <text:span text:style-name="Strong_20_Emphasis">testing accessibility</text:span> with automated tools or explore <text:span text:style-name="Strong_20_Emphasis">advanced ARIA patterns</text:span>? 🚀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🎯 <text:span text:style-name="Strong_20_Emphasis">Deep Dive: Advanced Topics in Material Design</text:span></text:h>
      <text:p text:style-name="Text_20_body">Material Design evolves continuously to enhance personalization, improve usability across diverse contexts, and ensure smooth, performant experiences. This deep dive covers:</text:p>
      <text:list xml:id="list855007881" text:style-name="L52">
        <text:list-item>
          <text:p text:style-name="P96"><text:span text:style-name="Strong_20_Emphasis">Material You (Dynamic Color)</text:span> </text:p>
        </text:list-item>
        <text:list-item>
          <text:p text:style-name="P96"><text:span text:style-name="Strong_20_Emphasis">Dark Mode Implementation</text:span> </text:p>
        </text:list-item>
        <text:list-item>
          <text:p text:style-name="P95"><text:span text:style-name="Strong_20_Emphasis">Performance Optimization</text:span> </text:p>
        </text:list-item>
      </text:list>
      <text:p text:style-name="Horizontal_20_Line"/>
      <text:h text:style-name="Heading_20_2" text:outline-level="2">✅ <text:span text:style-name="Strong_20_Emphasis">1. Material You (Dynamic Color)</text:span></text:h>
      <text:p text:style-name="Text_20_body"><text:span text:style-name="Strong_20_Emphasis">Material You</text:span> is a next-generation Material Design approach that allows <text:span text:style-name="Strong_20_Emphasis">dynamic theming</text:span> based on user preferences and contextual variables. It brings personalization through <text:span text:style-name="Strong_20_Emphasis">user-generated color palettes</text:span>, adapting the UI to align with <text:span text:style-name="Strong_20_Emphasis">wallpapers</text:span> or <text:span text:style-name="Strong_20_Emphasis">system themes</text:span>.</text:p>
      <text:p text:style-name="Horizontal_20_Line"/>
      <text:h text:style-name="Heading_20_3" text:outline-level="3">🎨 <text:span text:style-name="Strong_20_Emphasis">Core Concepts of Material You</text:span></text:h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Table_20_Heading"><text:span text:style-name="Strong_20_Emphasis">Concept</text:span></text:p>
            </table:table-cell>
            <table:table-cell table:style-name="Table14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14.A1" office:value-type="string">
            <text:p text:style-name="Table_20_Contents"><text:span text:style-name="Strong_20_Emphasis">Dynamic Color</text:span></text:p>
          </table:table-cell>
          <table:table-cell table:style-name="Table14.A1" office:value-type="string">
            <text:p text:style-name="Table_20_Contents">Colors are derived from user input (e.g., wallpaper).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Semantic Colors</text:span></text:p>
          </table:table-cell>
          <table:table-cell table:style-name="Table14.A1" office:value-type="string">
            <text:p text:style-name="Table_20_Contents">Use color roles (e.g., <text:span text:style-name="Source_20_Text">primary</text:span>, <text:span text:style-name="Source_20_Text">on-primary</text:span>).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Color Tokens</text:span></text:p>
          </table:table-cell>
          <table:table-cell table:style-name="Table14.A1" office:value-type="string">
            <text:p text:style-name="Table_20_Contents">Defined system tokens to ensure consistency across themes.</text:p>
          </table:table-cell>
        </table:table-row>
        <table:table-row>
          <table:table-cell table:style-name="Table14.A1" office:value-type="string">
            <text:p text:style-name="Table_20_Contents"><text:span text:style-name="Strong_20_Emphasis">User Personalization</text:span></text:p>
          </table:table-cell>
          <table:table-cell table:style-name="Table14.A1" office:value-type="string">
            <text:p text:style-name="Table_20_Contents">Reflect user preference while maintaining brand identity.</text:p>
          </table:table-cell>
        </table:table-row>
      </table:table>
      <text:p text:style-name="Horizontal_20_Line"/>
      <text:h text:style-name="Heading_20_3" text:outline-level="3">📐 <text:span text:style-name="Strong_20_Emphasis">CSS Implementation: Dynamic Color System</text:span></text:h>
      <text:p text:style-name="Preformatted_20_Text"><text:span text:style-name="Source_20_Text">/* Dynamic Color Variables (Root Theme) */</text:span></text:p>
      <text:p text:style-name="Preformatted_20_Text"><text:span text:style-name="Source_20_Text">:root {</text:span></text:p>
      <text:p text:style-name="Preformatted_20_Text"><text:span text:style-name="Source_20_Text"><text:s text:c="4"/>--md-primary: #6200ee; <text:s text:c="5"/>/* Default Primary */</text:span></text:p>
      <text:p text:style-name="Preformatted_20_Text"><text:span text:style-name="Source_20_Text"><text:s text:c="4"/>--md-secondary: #03dac6; <text:s text:c="3"/>/* Default Secondary */</text:span></text:p>
      <text:p text:style-name="Preformatted_20_Text"><text:span text:style-name="Source_20_Text"><text:s text:c="4"/>--md-background: #ffffff; <text:s text:c="2"/>/* Light Background */</text:span></text:p>
      <text:p text:style-name="Preformatted_20_Text"><text:span text:style-name="Source_20_Text"><text:s text:c="4"/>--md-surface: #f5f5f5; <text:s text:c="5"/>/* Card/Panel Background */</text:span></text:p>
      <text:p text:style-name="Preformatted_20_Text"><text:span text:style-name="Source_20_Text"><text:s text:c="4"/>--md-error: #b00020; <text:s text:c="7"/>/* Error State */</text:span></text:p>
      <text:p text:style-name="Preformatted_20_Text"><text:span text:style-name="Source_20_Text"><text:s text:c="4"/>--md-on-primary: #ffffff; <text:s text:c="2"/>/* Text on Primary */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Apply Dynamic Colors */</text:span></text:p>
      <text:p text:style-name="Preformatted_20_Text"><text:span text:style-name="Source_20_Text">body {</text:span></text:p>
      <text:p text:style-name="Preformatted_20_Text"><text:span text:style-name="Source_20_Text"><text:s text:c="4"/>background-color: var(--md-background);</text:span></text:p>
      <text:p text:style-name="Preformatted_20_Text"><text:span text:style-name="Source_20_Text"><text:s text:c="4"/>color: var(--md-on-surface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Dynamic Button */</text:span></text:p>
      <text:p text:style-name="Preformatted_20_Text"><text:span text:style-name="Source_20_Text">.md-btn {</text:span></text:p>
      <text:p text:style-name="Preformatted_20_Text"><text:span text:style-name="Source_20_Text"><text:s text:c="4"/>background-color: var(--md-primary);</text:span></text:p>
      <text:p text:style-name="Preformatted_20_Text"><text:span text:style-name="Source_20_Text"><text:s text:c="4"/>color: var(--md-on-primary);</text:span></text:p>
      <text:p text:style-name="Preformatted_20_Text"><text:span text:style-name="Source_20_Text"><text:s text:c="4"/>padding: 12px 24px;</text:span></text:p>
      <text:p text:style-name="Preformatted_20_Text"><text:span text:style-name="Source_20_Text"><text:s text:c="4"/>border-radius: 8px;</text:span></text:p>
      <text:p text:style-name="Preformatted_20_Text"><text:span text:style-name="Source_20_Text"><text:s text:c="4"/>transition: background-color 0.3s ease;</text:span></text:p>
      <text:p text:style-name="Preformatted_20_Text"><text:span text:style-name="Source_20_Text">}</text:span></text:p>
      <text:p text:style-name="Preformatted_20_Text"><text:soft-page-break/></text:p>
      <text:p text:style-name="Preformatted_20_Text"><text:span text:style-name="Source_20_Text">/* Custom User Color Theme */</text:span></text:p>
      <text:p text:style-name="Preformatted_20_Text"><text:span text:style-name="Source_20_Text">[data-theme="custom"] {</text:span></text:p>
      <text:p text:style-name="Preformatted_20_Text"><text:span text:style-name="Source_20_Text"><text:s text:c="4"/>--md-primary: #4CAF50; /* User-selected Green */</text:span></text:p>
      <text:p text:style-name="Preformatted_20_Text"><text:span text:style-name="Source_20_Text"><text:s text:c="4"/>--md-secondary: #FFC107; /* Amber */</text:span></text:p>
      <text:p text:style-name="P5"><text:span text:style-name="Source_20_Text">}</text:span></text:p>
      <text:h text:style-name="Heading_20_3" text:outline-level="3">📏 <text:span text:style-name="Strong_20_Emphasis">Example: Switch to User Theme</text:span></text:h>
      <text:p text:style-name="Preformatted_20_Text"><text:span text:style-name="Source_20_Text">&lt;button class="md-btn" onclick="switchTheme()"&gt;Apply User Theme&lt;/button&gt;</text:span></text:p>
      <text:p text:style-name="Preformatted_20_Text"/>
      <text:p text:style-name="Preformatted_20_Text"><text:span text:style-name="Source_20_Text">&lt;script&gt;</text:span></text:p>
      <text:p text:style-name="Preformatted_20_Text"><text:span text:style-name="Source_20_Text">function switchTheme() {</text:span></text:p>
      <text:p text:style-name="Preformatted_20_Text"><text:span text:style-name="Source_20_Text"><text:s text:c="4"/>document.documentElement.setAttribute('data-theme', 'custom');</text:span></text:p>
      <text:p text:style-name="Preformatted_20_Text"><text:span text:style-name="Source_20_Text">}</text:span></text:p>
      <text:p text:style-name="P5"><text:span text:style-name="Source_20_Text">&lt;/script&gt;</text:span></text:p>
      <text:p text:style-name="Horizontal_20_Line"/>
      <text:h text:style-name="Heading_20_2" text:outline-level="2">✅ <text:span text:style-name="Strong_20_Emphasis">2. Dark Mode Implementation</text:span></text:h>
      <text:p text:style-name="Text_20_body">Dark Mode reduces eye strain and enhances usability in low-light environments. Material Design supports <text:span text:style-name="Strong_20_Emphasis">dual themes</text:span> that adapt to light and dark contexts.</text:p>
      <text:p text:style-name="Horizontal_20_Line"/>
      <text:h text:style-name="Heading_20_3" text:outline-level="3">🌑 <text:span text:style-name="Strong_20_Emphasis">Core Principles of Dark Mode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15.A1" office:value-type="string">
              <text:p text:style-name="Table_20_Heading"><text:span text:style-name="Strong_20_Emphasis">Aspect</text:span></text:p>
            </table:table-cell>
            <table:table-cell table:style-name="Table15.A1" office:value-type="string">
              <text:p text:style-name="Table_20_Heading"><text:span text:style-name="Strong_20_Emphasis">Light Theme</text:span></text:p>
            </table:table-cell>
            <table:table-cell table:style-name="Table15.A1" office:value-type="string">
              <text:p text:style-name="Table_20_Heading"><text:span text:style-name="Strong_20_Emphasis">Dark Theme</text:span></text:p>
            </table:table-cell>
          </table:table-row>
        </table:table-header-rows>
        <table:table-row>
          <table:table-cell table:style-name="Table15.A1" office:value-type="string">
            <text:p text:style-name="Table_20_Contents"><text:span text:style-name="Strong_20_Emphasis">Background</text:span></text:p>
          </table:table-cell>
          <table:table-cell table:style-name="Table15.A1" office:value-type="string">
            <text:p text:style-name="Table_20_Contents">Light (#FFFFFF)</text:p>
          </table:table-cell>
          <table:table-cell table:style-name="Table15.A1" office:value-type="string">
            <text:p text:style-name="Table_20_Contents">Dark (#121212)</text:p>
          </table:table-cell>
        </table:table-row>
        <table:table-row>
          <table:table-cell table:style-name="Table15.A1" office:value-type="string">
            <text:p text:style-name="Table_20_Contents"><text:span text:style-name="Strong_20_Emphasis">Surface</text:span></text:p>
          </table:table-cell>
          <table:table-cell table:style-name="Table15.A1" office:value-type="string">
            <text:p text:style-name="Table_20_Contents">Soft Gray (#F5F5F5)</text:p>
          </table:table-cell>
          <table:table-cell table:style-name="Table15.A1" office:value-type="string">
            <text:p text:style-name="Table_20_Contents">Darker Gray (#1E1E1E)</text:p>
          </table:table-cell>
        </table:table-row>
        <table:table-row>
          <table:table-cell table:style-name="Table15.A1" office:value-type="string">
            <text:p text:style-name="Table_20_Contents"><text:span text:style-name="Strong_20_Emphasis">Primary Colors</text:span></text:p>
          </table:table-cell>
          <table:table-cell table:style-name="Table15.A1" office:value-type="string">
            <text:p text:style-name="Table_20_Contents">Bold &amp; Bright</text:p>
          </table:table-cell>
          <table:table-cell table:style-name="Table15.A1" office:value-type="string">
            <text:p text:style-name="Table_20_Contents">Muted, Less Intense</text:p>
          </table:table-cell>
        </table:table-row>
        <table:table-row>
          <table:table-cell table:style-name="Table15.A1" office:value-type="string">
            <text:p text:style-name="Table_20_Contents"><text:span text:style-name="Strong_20_Emphasis">Text Contrast</text:span></text:p>
          </table:table-cell>
          <table:table-cell table:style-name="Table15.A1" office:value-type="string">
            <text:p text:style-name="Table_20_Contents">Dark Text on Light (#212121)</text:p>
          </table:table-cell>
          <table:table-cell table:style-name="Table15.A1" office:value-type="string">
            <text:p text:style-name="Table_20_Contents">Light Text on Dark (#FFFFFF)</text:p>
          </table:table-cell>
        </table:table-row>
        <table:table-row>
          <table:table-cell table:style-name="Table15.A1" office:value-type="string">
            <text:p text:style-name="Table_20_Contents"><text:span text:style-name="Strong_20_Emphasis">Elevation</text:span></text:p>
          </table:table-cell>
          <table:table-cell table:style-name="Table15.A1" office:value-type="string">
            <text:p text:style-name="Table_20_Contents">Soft Shadows</text:p>
          </table:table-cell>
          <table:table-cell table:style-name="Table15.A1" office:value-type="string">
            <text:p text:style-name="Table_20_Contents">Use of subtle light overlays</text:p>
          </table:table-cell>
        </table:table-row>
      </table:table>
      <text:p text:style-name="Horizontal_20_Line"/>
      <text:h text:style-name="Heading_20_3" text:outline-level="3">📐 <text:span text:style-name="Strong_20_Emphasis">CSS Implementation: Dark Mode</text:span></text:h>
      <text:p text:style-name="Preformatted_20_Text"><text:span text:style-name="Source_20_Text">/* Base Light Theme */</text:span></text:p>
      <text:p text:style-name="Preformatted_20_Text"><text:span text:style-name="Source_20_Text">:root {</text:span></text:p>
      <text:p text:style-name="Preformatted_20_Text"><text:span text:style-name="Source_20_Text"><text:s text:c="4"/>--md-primary: #6200ee;</text:span></text:p>
      <text:p text:style-name="Preformatted_20_Text"><text:span text:style-name="Source_20_Text"><text:s text:c="4"/>--md-secondary: #03dac6;</text:span></text:p>
      <text:p text:style-name="Preformatted_20_Text"><text:span text:style-name="Source_20_Text"><text:s text:c="4"/>--md-background: #ffffff;</text:span></text:p>
      <text:p text:style-name="Preformatted_20_Text"><text:span text:style-name="Source_20_Text"><text:s text:c="4"/>--md-surface: #f5f5f5;</text:span></text:p>
      <text:p text:style-name="Preformatted_20_Text"><text:span text:style-name="Source_20_Text"><text:s text:c="4"/>--md-text: #212121;</text:span></text:p>
      <text:p text:style-name="Preformatted_20_Text"><text:span text:style-name="Source_20_Text"><text:s text:c="4"/>--md-error: #b00020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Dark Mode Theme */</text:span></text:p>
      <text:p text:style-name="Preformatted_20_Text"><text:span text:style-name="Source_20_Text">@media (prefers-color-scheme: dark) {</text:span></text:p>
      <text:p text:style-name="Preformatted_20_Text"><text:span text:style-name="Source_20_Text"><text:s text:c="4"/>:root {</text:span></text:p>
      <text:p text:style-name="Preformatted_20_Text"><text:span text:style-name="Source_20_Text"><text:s text:c="8"/>--md-primary: #bb86fc;</text:span></text:p>
      <text:p text:style-name="Preformatted_20_Text"><text:span text:style-name="Source_20_Text"><text:s text:c="8"/>--md-secondary: #03dac6;</text:span></text:p>
      <text:p text:style-name="Preformatted_20_Text"><text:span text:style-name="Source_20_Text"><text:s text:c="8"/>--md-background: #121212;</text:span></text:p>
      <text:p text:style-name="Preformatted_20_Text"><text:span text:style-name="Source_20_Text"><text:s text:c="8"/>--md-surface: #1e1e1e;</text:span></text:p>
      <text:p text:style-name="Preformatted_20_Text"><text:span text:style-name="Source_20_Text"><text:s text:c="8"/>--md-text: #ffffff;</text:span></text:p>
      <text:p text:style-name="Preformatted_20_Text"><text:span text:style-name="Source_20_Text"><text:s text:c="8"/>--md-error: #cf6679;</text:span></text:p>
      <text:p text:style-name="Preformatted_20_Text"><text:soft-page-break/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Component Styling */</text:span></text:p>
      <text:p text:style-name="Preformatted_20_Text"><text:span text:style-name="Source_20_Text">body {</text:span></text:p>
      <text:p text:style-name="Preformatted_20_Text"><text:span text:style-name="Source_20_Text"><text:s text:c="4"/>background: var(--md-background);</text:span></text:p>
      <text:p text:style-name="Preformatted_20_Text"><text:span text:style-name="Source_20_Text"><text:s text:c="4"/>color: var(--md-text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* Button Styling */</text:span></text:p>
      <text:p text:style-name="Preformatted_20_Text"><text:span text:style-name="Source_20_Text">.md-btn {</text:span></text:p>
      <text:p text:style-name="Preformatted_20_Text"><text:span text:style-name="Source_20_Text"><text:s text:c="4"/>background-color: var(--md-primary);</text:span></text:p>
      <text:p text:style-name="Preformatted_20_Text"><text:span text:style-name="Source_20_Text"><text:s text:c="4"/>color: var(--md-text);</text:span></text:p>
      <text:p text:style-name="Preformatted_20_Text"><text:span text:style-name="Source_20_Text"><text:s text:c="4"/>padding: 12px 24px;</text:span></text:p>
      <text:p text:style-name="Preformatted_20_Text"><text:span text:style-name="Source_20_Text"><text:s text:c="4"/>border-radius: 8px;</text:span></text:p>
      <text:p text:style-name="P5"><text:span text:style-name="Source_20_Text">}</text:span></text:p>
      <text:p text:style-name="Horizontal_20_Line"/>
      <text:h text:style-name="Heading_20_3" text:outline-level="3">📏 <text:span text:style-name="Strong_20_Emphasis">Example: Toggle Between Light &amp; Dark Mode</text:span></text:h>
      <text:p text:style-name="Preformatted_20_Text"><text:span text:style-name="Source_20_Text">&lt;button class="md-btn" onclick="toggleTheme()"&gt;Switch Theme&lt;/button&gt;</text:span></text:p>
      <text:p text:style-name="Preformatted_20_Text"/>
      <text:p text:style-name="Preformatted_20_Text"><text:span text:style-name="Source_20_Text">&lt;script&gt;</text:span></text:p>
      <text:p text:style-name="Preformatted_20_Text"><text:span text:style-name="Source_20_Text">function toggleTheme() {</text:span></text:p>
      <text:p text:style-name="Preformatted_20_Text"><text:span text:style-name="Source_20_Text"><text:s text:c="4"/>document.documentElement.classList.toggle('dark-mode');</text:span></text:p>
      <text:p text:style-name="Preformatted_20_Text"><text:span text:style-name="Source_20_Text">}</text:span></text:p>
      <text:p text:style-name="Preformatted_20_Text"><text:span text:style-name="Source_20_Text">&lt;/script&gt;</text:span></text:p>
      <text:p text:style-name="Preformatted_20_Text"/>
      <text:p text:style-name="Preformatted_20_Text"><text:span text:style-name="Source_20_Text">&lt;style&gt;</text:span></text:p>
      <text:p text:style-name="Preformatted_20_Text"><text:span text:style-name="Source_20_Text">.dark-mode {</text:span></text:p>
      <text:p text:style-name="Preformatted_20_Text"><text:span text:style-name="Source_20_Text"><text:s text:c="4"/>--md-background: #121212;</text:span></text:p>
      <text:p text:style-name="Preformatted_20_Text"><text:span text:style-name="Source_20_Text"><text:s text:c="4"/>--md-surface: #1e1e1e;</text:span></text:p>
      <text:p text:style-name="Preformatted_20_Text"><text:span text:style-name="Source_20_Text"><text:s text:c="4"/>--md-text: #ffffff;</text:span></text:p>
      <text:p text:style-name="Preformatted_20_Text"><text:span text:style-name="Source_20_Text">}</text:span></text:p>
      <text:p text:style-name="P5"><text:span text:style-name="Source_20_Text">&lt;/style&gt;</text:span></text:p>
      <text:p text:style-name="Horizontal_20_Line"/>
      <text:h text:style-name="Heading_20_2" text:outline-level="2">✅ <text:span text:style-name="Strong_20_Emphasis">3. Performance Optimization</text:span></text:h>
      <text:p text:style-name="Text_20_body">Performance in Material Design focuses on <text:span text:style-name="Strong_20_Emphasis">render efficiency</text:span>, <text:span text:style-name="Strong_20_Emphasis">animation smoothness</text:span>, and <text:span text:style-name="Strong_20_Emphasis">reduced load times</text:span>—especially for complex interfaces.</text:p>
      <text:p text:style-name="Horizontal_20_Line"/>
      <text:h text:style-name="Heading_20_3" text:outline-level="3">🚀 <text:span text:style-name="Strong_20_Emphasis">Optimization Strategies</text:span></text:h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Table_20_Heading"><text:span text:style-name="Strong_20_Emphasis">Technique</text:span></text:p>
            </table:table-cell>
            <table:table-cell table:style-name="Table16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16.A1" office:value-type="string">
            <text:p text:style-name="Table_20_Contents"><text:span text:style-name="Strong_20_Emphasis">Lazy Loading</text:span></text:p>
          </table:table-cell>
          <table:table-cell table:style-name="Table16.A1" office:value-type="string">
            <text:p text:style-name="Table_20_Contents">Defer loading non-critical resources.</text:p>
          </table:table-cell>
        </table:table-row>
        <table:table-row>
          <table:table-cell table:style-name="Table16.A1" office:value-type="string">
            <text:p text:style-name="Table_20_Contents"><text:span text:style-name="Strong_20_Emphasis">CSS Containment</text:span></text:p>
          </table:table-cell>
          <table:table-cell table:style-name="Table16.A1" office:value-type="string">
            <text:p text:style-name="Table_20_Contents">Limit rendering and layout calculations.</text:p>
          </table:table-cell>
        </table:table-row>
        <table:table-row>
          <table:table-cell table:style-name="Table16.A1" office:value-type="string">
            <text:p text:style-name="Table_20_Contents"><text:span text:style-name="Strong_20_Emphasis">Hardware Acceleration</text:span></text:p>
          </table:table-cell>
          <table:table-cell table:style-name="Table16.A1" office:value-type="string">
            <text:p text:style-name="Table_20_Contents">Use GPU-accelerated animations (e.g., <text:span text:style-name="Source_20_Text">transform</text:span>).</text:p>
          </table:table-cell>
        </table:table-row>
        <table:table-row>
          <table:table-cell table:style-name="Table16.A1" office:value-type="string">
            <text:p text:style-name="Table_20_Contents"><text:span text:style-name="Strong_20_Emphasis">Efficient Animations</text:span></text:p>
          </table:table-cell>
          <table:table-cell table:style-name="Table16.A1" office:value-type="string">
            <text:p text:style-name="Table_20_Contents">Use CSS keyframes instead of JavaScript where possible.</text:p>
          </table:table-cell>
        </table:table-row>
        <table:table-row>
          <table:table-cell table:style-name="Table16.A1" office:value-type="string">
            <text:p text:style-name="Table_20_Contents"><text:span text:style-name="Strong_20_Emphasis">Reduce Repaints</text:span></text:p>
          </table:table-cell>
          <table:table-cell table:style-name="Table16.A1" office:value-type="string">
            <text:p text:style-name="Table_20_Contents">Minimize layout thrashing and DOM changes.</text:p>
          </table:table-cell>
        </table:table-row>
      </table:table>
      <text:p text:style-name="Horizontal_20_Line"/>
      <text:h text:style-name="Heading_20_3" text:outline-level="3"><text:soft-page-break/>📐 <text:span text:style-name="Strong_20_Emphasis">CSS Implementation: Efficient Animations</text:span></text:h>
      <text:p text:style-name="Preformatted_20_Text"><text:span text:style-name="Source_20_Text">/* Use GPU-Accelerated Transforms */</text:span></text:p>
      <text:p text:style-name="Preformatted_20_Text"><text:span text:style-name="Source_20_Text">.md-fade-in {</text:span></text:p>
      <text:p text:style-name="Preformatted_20_Text"><text:span text:style-name="Source_20_Text"><text:s text:c="4"/>will-change: transform, opacity;</text:span></text:p>
      <text:p text:style-name="Preformatted_20_Text"><text:span text:style-name="Source_20_Text"><text:s text:c="4"/>transform: translateY(10px);</text:span></text:p>
      <text:p text:style-name="Preformatted_20_Text"><text:span text:style-name="Source_20_Text"><text:s text:c="4"/>opacity: 0;</text:span></text:p>
      <text:p text:style-name="Preformatted_20_Text"><text:span text:style-name="Source_20_Text"><text:s text:c="4"/>animation: fadeIn 300ms ease-out forwards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@keyframes fadeIn {</text:span></text:p>
      <text:p text:style-name="Preformatted_20_Text"><text:span text:style-name="Source_20_Text"><text:s text:c="4"/>to {</text:span></text:p>
      <text:p text:style-name="Preformatted_20_Text"><text:span text:style-name="Source_20_Text"><text:s text:c="8"/>transform: translateY(0);</text:span></text:p>
      <text:p text:style-name="Preformatted_20_Text"><text:span text:style-name="Source_20_Text"><text:s text:c="8"/>opacity: 1;</text:span></text:p>
      <text:p text:style-name="Preformatted_20_Text"><text:span text:style-name="Source_20_Text"><text:s text:c="4"/>}</text:span></text:p>
      <text:p text:style-name="P5"><text:span text:style-name="Source_20_Text">}</text:span></text:p>
      <text:p text:style-name="Horizontal_20_Line"/>
      <text:h text:style-name="Heading_20_3" text:outline-level="3">📐 <text:span text:style-name="Strong_20_Emphasis">Lazy Loading Images for Better Performance</text:span></text:h>
      <text:p text:style-name="Preformatted_20_Text"><text:span text:style-name="Source_20_Text">&lt;img src="placeholder.jpg" data-src="large-image.jpg" class="lazy-load" alt="Dynamic Image"&gt;</text:span></text:p>
      <text:p text:style-name="Preformatted_20_Text"/>
      <text:p text:style-name="Preformatted_20_Text"><text:span text:style-name="Source_20_Text">&lt;script&gt;</text:span></text:p>
      <text:p text:style-name="Preformatted_20_Text"><text:span text:style-name="Source_20_Text">document.addEventListener("DOMContentLoaded", () =&gt; {</text:span></text:p>
      <text:p text:style-name="Preformatted_20_Text"><text:span text:style-name="Source_20_Text"><text:s text:c="4"/>const lazyImages = document.querySelectorAll(".lazy-load");</text:span></text:p>
      <text:p text:style-name="Preformatted_20_Text"><text:span text:style-name="Source_20_Text"><text:s text:c="4"/>lazyImages.forEach(img =&gt; {</text:span></text:p>
      <text:p text:style-name="Preformatted_20_Text"><text:span text:style-name="Source_20_Text"><text:s text:c="8"/>img.src = img.dataset.src;</text:span></text:p>
      <text:p text:style-name="Preformatted_20_Text"><text:span text:style-name="Source_20_Text"><text:s text:c="4"/>});</text:span></text:p>
      <text:p text:style-name="Preformatted_20_Text"><text:span text:style-name="Source_20_Text">});</text:span></text:p>
      <text:p text:style-name="P5"><text:span text:style-name="Source_20_Text">&lt;/script&gt;</text:span></text:p>
      <text:p text:style-name="Horizontal_20_Line"/>
      <text:h text:style-name="Heading_20_3" text:outline-level="3">📐 <text:span text:style-name="Strong_20_Emphasis">Minimize DOM Repaints with CSS Containment</text:span></text:h>
      <text:p text:style-name="Preformatted_20_Text"><text:span text:style-name="Source_20_Text">/* Limit Layout Recalculation */</text:span></text:p>
      <text:p text:style-name="Preformatted_20_Text"><text:span text:style-name="Source_20_Text">.md-card {</text:span></text:p>
      <text:p text:style-name="Preformatted_20_Text"><text:span text:style-name="Source_20_Text"><text:s text:c="4"/>contain: layout style paint;</text:span></text:p>
      <text:p text:style-name="P5"><text:span text:style-name="Source_20_Text">}</text:span></text:p>
      <text:p text:style-name="Horizontal_20_Line"/>
      <text:h text:style-name="Heading_20_2" text:outline-level="2">📚 <text:span text:style-name="Strong_20_Emphasis">Summary: Advanced Topics in Material Design</text:span></text:h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Table_20_Heading">✅ <text:span text:style-name="Strong_20_Emphasis">Feature</text:span></text:p>
            </table:table-cell>
            <table:table-cell table:style-name="Table17.A1" office:value-type="string">
              <text:p text:style-name="Table_20_Heading"><text:span text:style-name="Strong_20_Emphasis">Key Implementation</text:span></text:p>
            </table:table-cell>
          </table:table-row>
        </table:table-header-rows>
        <table:table-row>
          <table:table-cell table:style-name="Table17.A1" office:value-type="string">
            <text:p text:style-name="Table_20_Contents"><text:span text:style-name="Strong_20_Emphasis">Material You</text:span></text:p>
          </table:table-cell>
          <table:table-cell table:style-name="Table17.A1" office:value-type="string">
            <text:p text:style-name="Table_20_Contents">Dynamic theming via CSS variables and user input.</text:p>
          </table:table-cell>
        </table:table-row>
        <table:table-row>
          <table:table-cell table:style-name="Table17.A1" office:value-type="string">
            <text:p text:style-name="Table_20_Contents"><text:span text:style-name="Strong_20_Emphasis">Dark Mode</text:span></text:p>
          </table:table-cell>
          <table:table-cell table:style-name="Table17.A1" office:value-type="string">
            <text:p text:style-name="Table_20_Contents">Use <text:span text:style-name="Source_20_Text">prefers-color-scheme</text:span> for auto-switching.</text:p>
          </table:table-cell>
        </table:table-row>
        <table:table-row>
          <table:table-cell table:style-name="Table17.A1" office:value-type="string">
            <text:p text:style-name="Table_20_Contents"><text:span text:style-name="Strong_20_Emphasis">Performance Optimization</text:span></text:p>
          </table:table-cell>
          <table:table-cell table:style-name="Table17.A1" office:value-type="string">
            <text:p text:style-name="Table_20_Contents">Lazy loading, GPU acceleration, CSS containment.</text:p>
          </table:table-cell>
        </table:table-row>
      </table:table>
      <text:p text:style-name="Horizontal_20_Line"/>
      <text:p text:style-name="Text_20_body">Would you like to explore <text:span text:style-name="Strong_20_Emphasis">interactive components</text:span>, <text:span text:style-name="Strong_20_Emphasis">testing strategies</text:span>, or <text:span text:style-name="Strong_20_Emphasis">further optimizations</text:span>? 🚀</text:p>
      <text:p text:style-name="Standard"/>
      <text:p text:style-name="Standard"/>
      <text:p text:style-name="Standard"/>
      <text:p text:style-name="Text_20_body"><text:soft-page-break/>You've covered <text:span text:style-name="Strong_20_Emphasis">almost everything</text:span> in Material Design at an advanced level! However, there are a few <text:span text:style-name="Strong_20_Emphasis">additional areas</text:span> that are crucial for mastering the system in-depth. Here's what you might want to dive deeper into:</text:p>
      <text:p text:style-name="Horizontal_20_Line"/>
      <text:h text:style-name="Heading_20_3" text:outline-level="3">🔍 <text:span text:style-name="Strong_20_Emphasis">1. State &amp; Feedback</text:span></text:h>
      <text:p text:style-name="Text_20_body">Material Design emphasizes providing <text:span text:style-name="Strong_20_Emphasis">clear feedback</text:span> to users through various states and transitions: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Table_20_Heading"><text:span text:style-name="Strong_20_Emphasis">State Type</text:span></text:p>
            </table:table-cell>
            <table:table-cell table:style-name="Table18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18.A1" office:value-type="string">
            <text:p text:style-name="Table_20_Contents"><text:span text:style-name="Strong_20_Emphasis">Hover State</text:span></text:p>
          </table:table-cell>
          <table:table-cell table:style-name="Table18.A1" office:value-type="string">
            <text:p text:style-name="Table_20_Contents">Visual cue when a pointer hovers (e.g., button).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Focus State</text:span></text:p>
          </table:table-cell>
          <table:table-cell table:style-name="Table18.A1" office:value-type="string">
            <text:p text:style-name="Table_20_Contents">Indicates interactive elements (e.g., form input).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Pressed State</text:span></text:p>
          </table:table-cell>
          <table:table-cell table:style-name="Table18.A1" office:value-type="string">
            <text:p text:style-name="Table_20_Contents">Shows active engagement (e.g., click ripple).</text:p>
          </table:table-cell>
        </table:table-row>
        <table:table-row>
          <table:table-cell table:style-name="Table18.A1" office:value-type="string">
            <text:p text:style-name="Table_20_Contents"><text:span text:style-name="Strong_20_Emphasis">Disabled State</text:span></text:p>
          </table:table-cell>
          <table:table-cell table:style-name="Table18.A1" office:value-type="string">
            <text:p text:style-name="Table_20_Contents">Indicates an action is unavailable.</text:p>
          </table:table-cell>
        </table:table-row>
      </table:table>
      <text:p text:style-name="Text_20_body"><text:span text:style-name="Strong_20_Emphasis">Example CSS for State Handling:</text:span></text:p>
      <text:p text:style-name="Preformatted_20_Text"><text:span text:style-name="Source_20_Text">.md-btn {</text:span></text:p>
      <text:p text:style-name="Preformatted_20_Text"><text:span text:style-name="Source_20_Text"><text:s text:c="4"/>background-color: var(--md-primary);</text:span></text:p>
      <text:p text:style-name="Preformatted_20_Text"><text:span text:style-name="Source_20_Text"><text:s text:c="4"/>color: var(--md-on-primary);</text:span></text:p>
      <text:p text:style-name="Preformatted_20_Text"><text:span text:style-name="Source_20_Text"><text:s text:c="4"/>transition: background-color 0.3s eas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btn:hover {</text:span></text:p>
      <text:p text:style-name="Preformatted_20_Text"><text:span text:style-name="Source_20_Text"><text:s text:c="4"/>background-color: var(--md-secondary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btn:focus {</text:span></text:p>
      <text:p text:style-name="Preformatted_20_Text"><text:span text:style-name="Source_20_Text"><text:s text:c="4"/>outline: 2px solid var(--md-primary);</text:span></text:p>
      <text:p text:style-name="Preformatted_20_Text"><text:span text:style-name="Source_20_Text"><text:s text:c="4"/>outline-offset: 2px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d-btn:disabled {</text:span></text:p>
      <text:p text:style-name="Preformatted_20_Text"><text:span text:style-name="Source_20_Text"><text:s text:c="4"/>opacity: 0.38;</text:span></text:p>
      <text:p text:style-name="Preformatted_20_Text"><text:span text:style-name="Source_20_Text"><text:s text:c="4"/>pointer-events: none;</text:span></text:p>
      <text:p text:style-name="P5"><text:span text:style-name="Source_20_Text">}</text:span></text:p>
      <text:p text:style-name="Horizontal_20_Line"/>
      <text:h text:style-name="Heading_20_3" text:outline-level="3">📱 <text:span text:style-name="Strong_20_Emphasis">2. Adaptive Design (Multi-Platform Support)</text:span></text:h>
      <text:p text:style-name="Text_20_body">Material Design supports <text:span text:style-name="Strong_20_Emphasis">multiple form factors</text:span> beyond typical screen sizes: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Table_20_Heading"><text:span text:style-name="Strong_20_Emphasis">Platform</text:span></text:p>
            </table:table-cell>
            <table:table-cell table:style-name="Table19.A1" office:value-type="string">
              <text:p text:style-name="Table_20_Heading"><text:span text:style-name="Strong_20_Emphasis">Considerations</text:span></text:p>
            </table:table-cell>
          </table:table-row>
        </table:table-header-rows>
        <table:table-row>
          <table:table-cell table:style-name="Table19.A1" office:value-type="string">
            <text:p text:style-name="Table_20_Contents"><text:span text:style-name="Strong_20_Emphasis">Mobile (Compact)</text:span></text:p>
          </table:table-cell>
          <table:table-cell table:style-name="Table19.A1" office:value-type="string">
            <text:p text:style-name="Table_20_Contents">Touch targets (48x48dp), bottom navigation.</text:p>
          </table:table-cell>
        </table:table-row>
        <table:table-row>
          <table:table-cell table:style-name="Table19.A1" office:value-type="string">
            <text:p text:style-name="Table_20_Contents"><text:span text:style-name="Strong_20_Emphasis">Tablet (Expanded)</text:span></text:p>
          </table:table-cell>
          <table:table-cell table:style-name="Table19.A1" office:value-type="string">
            <text:p text:style-name="Table_20_Contents">Two-pane layouts, larger touch targets.</text:p>
          </table:table-cell>
        </table:table-row>
        <table:table-row>
          <table:table-cell table:style-name="Table19.A1" office:value-type="string">
            <text:p text:style-name="Table_20_Contents"><text:span text:style-name="Strong_20_Emphasis">Desktop (Extended)</text:span></text:p>
          </table:table-cell>
          <table:table-cell table:style-name="Table19.A1" office:value-type="string">
            <text:p text:style-name="Table_20_Contents">Hover effects, wider grid columns.</text:p>
          </table:table-cell>
        </table:table-row>
        <table:table-row>
          <table:table-cell table:style-name="Table19.A1" office:value-type="string">
            <text:p text:style-name="Table_20_Contents"><text:span text:style-name="Strong_20_Emphasis">Wearables/TV</text:span></text:p>
          </table:table-cell>
          <table:table-cell table:style-name="Table19.A1" office:value-type="string">
            <text:p text:style-name="Table_20_Contents">Focus on readability and navigation clarity.</text:p>
          </table:table-cell>
        </table:table-row>
      </table:table>
      <text:p text:style-name="Text_20_body"><text:span text:style-name="Strong_20_Emphasis">CSS for Adaptive Grid</text:span></text:p>
      <text:p text:style-name="Preformatted_20_Text"><text:span text:style-name="Source_20_Text">/* Example Adaptive Grid */</text:span></text:p>
      <text:p text:style-name="Preformatted_20_Text"><text:span text:style-name="Source_20_Text">.container {</text:span></text:p>
      <text:p text:style-name="Preformatted_20_Text"><text:span text:style-name="Source_20_Text"><text:s text:c="4"/>display: grid;</text:span></text:p>
      <text:p text:style-name="Preformatted_20_Text"><text:span text:style-name="Source_20_Text"><text:s text:c="4"/>gap: 16px;</text:span></text:p>
      <text:p text:style-name="Preformatted_20_Text"><text:span text:style-name="Source_20_Text"><text:s text:c="4"/>grid-template-columns: repeat(auto-fit, minmax(300px, 1fr));</text:span></text:p>
      <text:p text:style-name="P5"><text:span text:style-name="Source_20_Text">}</text:span></text:p>
      <text:p text:style-name="Horizontal_20_Line"><text:soft-page-break/></text:p>
      <text:h text:style-name="Heading_20_3" text:outline-level="3">🔒 <text:span text:style-name="Strong_20_Emphasis">3. Security &amp; Privacy Considerations</text:span></text:h>
      <text:p text:style-name="Text_20_body">Material Design emphasizes user privacy and safe interactions: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Table_20_Heading"><text:span text:style-name="Strong_20_Emphasis">Guideline</text:span></text:p>
            </table:table-cell>
            <table:table-cell table:style-name="Table20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20.A1" office:value-type="string">
            <text:p text:style-name="Table_20_Contents"><text:span text:style-name="Strong_20_Emphasis">Sensitive Info Handling</text:span></text:p>
          </table:table-cell>
          <table:table-cell table:style-name="Table20.A1" office:value-type="string">
            <text:p text:style-name="Table_20_Contents">Mask data (e.g., passwords) by default.</text:p>
          </table:table-cell>
        </table:table-row>
        <table:table-row>
          <table:table-cell table:style-name="Table20.A1" office:value-type="string">
            <text:p text:style-name="Table_20_Contents"><text:span text:style-name="Strong_20_Emphasis">Secure Navigation</text:span></text:p>
          </table:table-cell>
          <table:table-cell table:style-name="Table20.A1" office:value-type="string">
            <text:p text:style-name="Table_20_Contents">Warn users about sensitive actions.</text:p>
          </table:table-cell>
        </table:table-row>
        <table:table-row>
          <table:table-cell table:style-name="Table20.A1" office:value-type="string">
            <text:p text:style-name="Table_20_Contents"><text:span text:style-name="Strong_20_Emphasis">Accessibility Metadata</text:span></text:p>
          </table:table-cell>
          <table:table-cell table:style-name="Table20.A1" office:value-type="string">
            <text:p text:style-name="Table_20_Contents">Ensure ARIA roles and labels for privacy.</text:p>
          </table:table-cell>
        </table:table-row>
        <table:table-row>
          <table:table-cell table:style-name="Table20.A1" office:value-type="string">
            <text:p text:style-name="Table_20_Contents"><text:span text:style-name="Strong_20_Emphasis">Input Validation</text:span></text:p>
          </table:table-cell>
          <table:table-cell table:style-name="Table20.A1" office:value-type="string">
            <text:p text:style-name="Table_20_Contents">Provide clear error messages securely.</text:p>
          </table:table-cell>
        </table:table-row>
      </table:table>
      <text:p text:style-name="Text_20_body"><text:span text:style-name="Strong_20_Emphasis">Example of Secure Input:</text:span></text:p>
      <text:p text:style-name="Preformatted_20_Text"><text:span text:style-name="Source_20_Text">&lt;label for="password"&gt;Password&lt;/label&gt;</text:span></text:p>
      <text:p text:style-name="P5"><text:span text:style-name="Source_20_Text">&lt;input id="password" type="password" aria-label="Enter Password" required&gt;</text:span></text:p>
      <text:p text:style-name="Horizontal_20_Line"/>
      <text:h text:style-name="Heading_20_3" text:outline-level="3">🧪 <text:span text:style-name="Strong_20_Emphasis">4. Testing &amp; Quality Assurance</text:span></text:h>
      <text:p text:style-name="Text_20_body">Ensure your Material Design implementation meets <text:span text:style-name="Strong_20_Emphasis">quality</text:span> and <text:span text:style-name="Strong_20_Emphasis">consistency</text:span> benchmarks: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Table_20_Heading"><text:span text:style-name="Strong_20_Emphasis">Testing Focus</text:span></text:p>
            </table:table-cell>
            <table:table-cell table:style-name="Table21.A1" office:value-type="string">
              <text:p text:style-name="Table_20_Heading"><text:span text:style-name="Strong_20_Emphasis">Considerations</text:span></text:p>
            </table:table-cell>
          </table:table-row>
        </table:table-header-rows>
        <table:table-row>
          <table:table-cell table:style-name="Table21.A1" office:value-type="string">
            <text:p text:style-name="Table_20_Contents"><text:span text:style-name="Strong_20_Emphasis">Accessibility (WCAG)</text:span></text:p>
          </table:table-cell>
          <table:table-cell table:style-name="Table21.A1" office:value-type="string">
            <text:p text:style-name="Table_20_Contents">Validate contrast, keyboard navigation.</text:p>
          </table:table-cell>
        </table:table-row>
        <table:table-row>
          <table:table-cell table:style-name="Table21.A1" office:value-type="string">
            <text:p text:style-name="Table_20_Contents"><text:span text:style-name="Strong_20_Emphasis">Responsiveness</text:span></text:p>
          </table:table-cell>
          <table:table-cell table:style-name="Table21.A1" office:value-type="string">
            <text:p text:style-name="Table_20_Contents">Test across devices (mobile-first).</text:p>
          </table:table-cell>
        </table:table-row>
        <table:table-row>
          <table:table-cell table:style-name="Table21.A1" office:value-type="string">
            <text:p text:style-name="Table_20_Contents"><text:span text:style-name="Strong_20_Emphasis">Performance</text:span></text:p>
          </table:table-cell>
          <table:table-cell table:style-name="Table21.A1" office:value-type="string">
            <text:p text:style-name="Table_20_Contents">Ensure smooth animations (60 FPS).</text:p>
          </table:table-cell>
        </table:table-row>
        <table:table-row>
          <table:table-cell table:style-name="Table21.A1" office:value-type="string">
            <text:p text:style-name="Table_20_Contents"><text:span text:style-name="Strong_20_Emphasis">Interaction Consistency</text:span></text:p>
          </table:table-cell>
          <table:table-cell table:style-name="Table21.A1" office:value-type="string">
            <text:p text:style-name="Table_20_Contents">Verify component states and transitions.</text:p>
          </table:table-cell>
        </table:table-row>
      </table:table>
      <text:p text:style-name="Horizontal_20_Line"/>
      <text:h text:style-name="Heading_20_3" text:outline-level="3">🌐 <text:span text:style-name="Strong_20_Emphasis">5. Internationalization (i18n) &amp; Localization (l10n)</text:span></text:h>
      <text:p text:style-name="Text_20_body">Material Design supports global experiences by adapting to different <text:span text:style-name="Strong_20_Emphasis">languages</text:span> and <text:span text:style-name="Strong_20_Emphasis">cultures</text:span>: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Table_20_Heading"><text:span text:style-name="Strong_20_Emphasis">Aspect</text:span></text:p>
            </table:table-cell>
            <table:table-cell table:style-name="Table22.A1" office:value-type="string">
              <text:p text:style-name="Table_20_Heading"><text:span text:style-name="Strong_20_Emphasis">Implementation</text:span></text:p>
            </table:table-cell>
          </table:table-row>
        </table:table-header-rows>
        <table:table-row>
          <table:table-cell table:style-name="Table22.A1" office:value-type="string">
            <text:p text:style-name="Table_20_Contents"><text:span text:style-name="Strong_20_Emphasis">RTL (Right-to-Left)</text:span></text:p>
          </table:table-cell>
          <table:table-cell table:style-name="Table22.A1" office:value-type="string">
            <text:p text:style-name="Table_20_Contents">Support for Arabic, Hebrew, etc.</text:p>
          </table:table-cell>
        </table:table-row>
        <table:table-row>
          <table:table-cell table:style-name="Table22.A1" office:value-type="string">
            <text:p text:style-name="Table_20_Contents"><text:span text:style-name="Strong_20_Emphasis">Dynamic Content Sizing</text:span></text:p>
          </table:table-cell>
          <table:table-cell table:style-name="Table22.A1" office:value-type="string">
            <text:p text:style-name="Table_20_Contents">Handle variable text lengths.</text:p>
          </table:table-cell>
        </table:table-row>
        <table:table-row>
          <table:table-cell table:style-name="Table22.A1" office:value-type="string">
            <text:p text:style-name="Table_20_Contents"><text:span text:style-name="Strong_20_Emphasis">Locale-aware Colors</text:span></text:p>
          </table:table-cell>
          <table:table-cell table:style-name="Table22.A1" office:value-type="string">
            <text:p text:style-name="Table_20_Contents">Adapt color and typography based on culture.</text:p>
          </table:table-cell>
        </table:table-row>
      </table:table>
      <text:p text:style-name="Text_20_body"><text:span text:style-name="Strong_20_Emphasis">Example for RTL Support:</text:span></text:p>
      <text:p text:style-name="Preformatted_20_Text"><text:span text:style-name="Source_20_Text">/* RTL support */</text:span></text:p>
      <text:p text:style-name="Preformatted_20_Text"><text:span text:style-name="Source_20_Text">[dir="rtl"] .md-card {</text:span></text:p>
      <text:p text:style-name="Preformatted_20_Text"><text:span text:style-name="Source_20_Text"><text:s text:c="4"/>direction: rtl;</text:span></text:p>
      <text:p text:style-name="Preformatted_20_Text"><text:span text:style-name="Source_20_Text"><text:s text:c="4"/>text-align: right;</text:span></text:p>
      <text:p text:style-name="P5"><text:span text:style-name="Source_20_Text">}</text:span></text:p>
      <text:p text:style-name="Horizontal_20_Line"/>
      <text:h text:style-name="Heading_20_3" text:outline-level="3">📊 <text:span text:style-name="Strong_20_Emphasis">6. Data Visualization</text:span></text:h>
      <text:p text:style-name="Text_20_body">Material Design extends to <text:span text:style-name="Strong_20_Emphasis">charts</text:span> and <text:span text:style-name="Strong_20_Emphasis">graphs</text:span> with guidelines for clarity:</text:p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Table_20_Heading"><text:span text:style-name="Strong_20_Emphasis">Chart Type</text:span></text:p>
            </table:table-cell>
            <table:table-cell table:style-name="Table23.A1" office:value-type="string">
              <text:p text:style-name="Table_20_Heading"><text:span text:style-name="Strong_20_Emphasis">Use Case</text:span></text:p>
            </table:table-cell>
          </table:table-row>
        </table:table-header-rows>
        <table:table-row>
          <table:table-cell table:style-name="Table23.A1" office:value-type="string">
            <text:p text:style-name="Table_20_Contents"><text:span text:style-name="Strong_20_Emphasis">Bar Chart</text:span></text:p>
          </table:table-cell>
          <table:table-cell table:style-name="Table23.A1" office:value-type="string">
            <text:p text:style-name="Table_20_Contents">Comparing categories.</text:p>
          </table:table-cell>
        </table:table-row>
        <table:table-row>
          <table:table-cell table:style-name="Table23.A1" office:value-type="string">
            <text:p text:style-name="Table_20_Contents"><text:span text:style-name="Strong_20_Emphasis">Line Chart</text:span></text:p>
          </table:table-cell>
          <table:table-cell table:style-name="Table23.A1" office:value-type="string">
            <text:p text:style-name="Table_20_Contents">Showing trends over time.</text:p>
          </table:table-cell>
        </table:table-row>
        <text:soft-page-break/>
        <table:table-row>
          <table:table-cell table:style-name="Table23.A1" office:value-type="string">
            <text:p text:style-name="Table_20_Contents"><text:span text:style-name="Strong_20_Emphasis">Pie Chart</text:span></text:p>
          </table:table-cell>
          <table:table-cell table:style-name="Table23.A1" office:value-type="string">
            <text:p text:style-name="Table_20_Contents">Displaying proportions.</text:p>
          </table:table-cell>
        </table:table-row>
        <table:table-row>
          <table:table-cell table:style-name="Table23.A1" office:value-type="string">
            <text:p text:style-name="Table_20_Contents"><text:span text:style-name="Strong_20_Emphasis">Skeleton Loader</text:span></text:p>
          </table:table-cell>
          <table:table-cell table:style-name="Table23.A1" office:value-type="string">
            <text:p text:style-name="Table_20_Contents">For content loading placeholders.</text:p>
          </table:table-cell>
        </table:table-row>
      </table:table>
      <text:p text:style-name="Text_20_body"><text:span text:style-name="Strong_20_Emphasis">CSS Skeleton Loader Example:</text:span></text:p>
      <text:p text:style-name="Preformatted_20_Text"><text:span text:style-name="Source_20_Text">.skeleton {</text:span></text:p>
      <text:p text:style-name="Preformatted_20_Text"><text:span text:style-name="Source_20_Text"><text:s text:c="4"/>background: linear-gradient(90deg, #e0e0e0 25%, #f5f5f5 50%, #e0e0e0 75%);</text:span></text:p>
      <text:p text:style-name="Preformatted_20_Text"><text:span text:style-name="Source_20_Text"><text:s text:c="4"/>animation: shimmer 1.2s infinit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@keyframes shimmer {</text:span></text:p>
      <text:p text:style-name="Preformatted_20_Text"><text:span text:style-name="Source_20_Text"><text:s text:c="4"/>0% { background-position: -200px 0; }</text:span></text:p>
      <text:p text:style-name="Preformatted_20_Text"><text:span text:style-name="Source_20_Text"><text:s text:c="4"/>100% { background-position: 200px 0; }</text:span></text:p>
      <text:p text:style-name="P5"><text:span text:style-name="Source_20_Text">}</text:span></text:p>
      <text:p text:style-name="Horizontal_20_Line"/>
      <text:h text:style-name="Heading_20_3" text:outline-level="3">🧱 <text:span text:style-name="Strong_20_Emphasis">7. Custom Components &amp; Variants</text:span></text:h>
      <text:p text:style-name="Text_20_body">Material Design allows you to extend its system to create <text:span text:style-name="Strong_20_Emphasis">custom components</text:span>: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Table_20_Heading"><text:span text:style-name="Strong_20_Emphasis">Component</text:span></text:p>
            </table:table-cell>
            <table:table-cell table:style-name="Table24.A1" office:value-type="string">
              <text:p text:style-name="Table_20_Heading"><text:span text:style-name="Strong_20_Emphasis">Customization Points</text:span></text:p>
            </table:table-cell>
          </table:table-row>
        </table:table-header-rows>
        <table:table-row>
          <table:table-cell table:style-name="Table24.A1" office:value-type="string">
            <text:p text:style-name="Table_20_Contents"><text:span text:style-name="Strong_20_Emphasis">Custom Inputs</text:span></text:p>
          </table:table-cell>
          <table:table-cell table:style-name="Table24.A1" office:value-type="string">
            <text:p text:style-name="Table_20_Contents">Special styles for unique fields (e.g., sliders).</text:p>
          </table:table-cell>
        </table:table-row>
        <table:table-row>
          <table:table-cell table:style-name="Table24.A1" office:value-type="string">
            <text:p text:style-name="Table_20_Contents"><text:span text:style-name="Strong_20_Emphasis">Custom Dialogs</text:span></text:p>
          </table:table-cell>
          <table:table-cell table:style-name="Table24.A1" office:value-type="string">
            <text:p text:style-name="Table_20_Contents">Modal windows with animation variants.</text:p>
          </table:table-cell>
        </table:table-row>
        <table:table-row>
          <table:table-cell table:style-name="Table24.A1" office:value-type="string">
            <text:p text:style-name="Table_20_Contents"><text:span text:style-name="Strong_20_Emphasis">Micro-interactions</text:span></text:p>
          </table:table-cell>
          <table:table-cell table:style-name="Table24.A1" office:value-type="string">
            <text:p text:style-name="Table_20_Contents">Small, meaningful animations (e.g., tooltips).</text:p>
          </table:table-cell>
        </table:table-row>
      </table:table>
      <text:p text:style-name="Horizontal_20_Line"/>
      <text:h text:style-name="Heading_20_2" text:outline-level="2">📌 <text:span text:style-name="Strong_20_Emphasis">Would you like deeper examples, advanced coding patterns, or further exploration into a specific area?</text:span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Absolutely! Here are the <text:span text:style-name="Strong_20_Emphasis">full forms</text:span> of all the abbreviations and shortcuts used so far:</text:p>
      <text:p text:style-name="Horizontal_20_Line"/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Table_20_Heading"><text:span text:style-name="Strong_20_Emphasis">Shortcut</text:span></text:p>
            </table:table-cell>
            <table:table-cell table:style-name="Table25.A1" office:value-type="string">
              <text:p text:style-name="Table_20_Heading"><text:span text:style-name="Strong_20_Emphasis">Full Form</text:span></text:p>
            </table:table-cell>
          </table:table-row>
        </table:table-header-rows>
        <table:table-row>
          <table:table-cell table:style-name="Table25.A1" office:value-type="string">
            <text:p text:style-name="Table_20_Contents"><text:span text:style-name="Strong_20_Emphasis">MD</text:span></text:p>
          </table:table-cell>
          <table:table-cell table:style-name="Table25.A1" office:value-type="string">
            <text:p text:style-name="Table_20_Contents"><text:span text:style-name="Strong_20_Emphasis">Material Design</text:span>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WCAG</text:span></text:p>
          </table:table-cell>
          <table:table-cell table:style-name="Table25.A1" office:value-type="string">
            <text:p text:style-name="Table_20_Contents"><text:span text:style-name="Strong_20_Emphasis">Web Content Accessibility Guidelines</text:span>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CSS</text:span></text:p>
          </table:table-cell>
          <table:table-cell table:style-name="Table25.A1" office:value-type="string">
            <text:p text:style-name="Table_20_Contents"><text:span text:style-name="Strong_20_Emphasis">Cascading Style Sheets</text:span>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dp</text:span></text:p>
          </table:table-cell>
          <table:table-cell table:style-name="Table25.A1" office:value-type="string">
            <text:p text:style-name="Table_20_Contents"><text:span text:style-name="Strong_20_Emphasis">Density-independent Pixels</text:span>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RTL</text:span></text:p>
          </table:table-cell>
          <table:table-cell table:style-name="Table25.A1" office:value-type="string">
            <text:p text:style-name="Table_20_Contents"><text:span text:style-name="Strong_20_Emphasis">Right-to-Left</text:span> (language support)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i18n</text:span></text:p>
          </table:table-cell>
          <table:table-cell table:style-name="Table25.A1" office:value-type="string">
            <text:p text:style-name="Table_20_Contents"><text:span text:style-name="Strong_20_Emphasis">Internationalization</text:span> (18 represents 18 letters between "i" and "n")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l10n</text:span></text:p>
          </table:table-cell>
          <table:table-cell table:style-name="Table25.A1" office:value-type="string">
            <text:p text:style-name="Table_20_Contents"><text:span text:style-name="Strong_20_Emphasis">Localization</text:span> (10 represents 10 letters between "l" and "n")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ARIA</text:span></text:p>
          </table:table-cell>
          <table:table-cell table:style-name="Table25.A1" office:value-type="string">
            <text:p text:style-name="Table_20_Contents"><text:span text:style-name="Strong_20_Emphasis">Accessible Rich Internet Applications</text:span>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FPS</text:span></text:p>
          </table:table-cell>
          <table:table-cell table:style-name="Table25.A1" office:value-type="string">
            <text:p text:style-name="Table_20_Contents"><text:span text:style-name="Strong_20_Emphasis">Frames Per Second</text:span>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UI</text:span></text:p>
          </table:table-cell>
          <table:table-cell table:style-name="Table25.A1" office:value-type="string">
            <text:p text:style-name="Table_20_Contents"><text:span text:style-name="Strong_20_Emphasis">User Interface</text:span>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UX</text:span></text:p>
          </table:table-cell>
          <table:table-cell table:style-name="Table25.A1" office:value-type="string">
            <text:p text:style-name="Table_20_Contents"><text:span text:style-name="Strong_20_Emphasis">User Experience</text:span>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TCL</text:span></text:p>
          </table:table-cell>
          <table:table-cell table:style-name="Table25.A1" office:value-type="string">
            <text:p text:style-name="Table_20_Contents"><text:span text:style-name="Strong_20_Emphasis">Transaction Control Language</text:span> (SQL-related)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DDL</text:span></text:p>
          </table:table-cell>
          <table:table-cell table:style-name="Table25.A1" office:value-type="string">
            <text:p text:style-name="Table_20_Contents"><text:span text:style-name="Strong_20_Emphasis">Data Definition Language</text:span> (SQL-related)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DML</text:span></text:p>
          </table:table-cell>
          <table:table-cell table:style-name="Table25.A1" office:value-type="string">
            <text:p text:style-name="Table_20_Contents"><text:span text:style-name="Strong_20_Emphasis">Data Manipulation Language</text:span> (SQL-related)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DCL</text:span></text:p>
          </table:table-cell>
          <table:table-cell table:style-name="Table25.A1" office:value-type="string">
            <text:p text:style-name="Table_20_Contents"><text:span text:style-name="Strong_20_Emphasis">Data Control Language</text:span> (SQL-related)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DQL</text:span></text:p>
          </table:table-cell>
          <table:table-cell table:style-name="Table25.A1" office:value-type="string">
            <text:p text:style-name="Table_20_Contents"><text:span text:style-name="Strong_20_Emphasis">Data Query Language</text:span> (SQL-related)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GPU</text:span></text:p>
          </table:table-cell>
          <table:table-cell table:style-name="Table25.A1" office:value-type="string">
            <text:p text:style-name="Table_20_Contents"><text:span text:style-name="Strong_20_Emphasis">Graphics Processing Unit</text:span>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DOM</text:span></text:p>
          </table:table-cell>
          <table:table-cell table:style-name="Table25.A1" office:value-type="string">
            <text:p text:style-name="Table_20_Contents"><text:span text:style-name="Strong_20_Emphasis">Document Object Model</text:span>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API</text:span></text:p>
          </table:table-cell>
          <table:table-cell table:style-name="Table25.A1" office:value-type="string">
            <text:p text:style-name="Table_20_Contents"><text:span text:style-name="Strong_20_Emphasis">Application Programming Interface</text:span>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UXD</text:span></text:p>
          </table:table-cell>
          <table:table-cell table:style-name="Table25.A1" office:value-type="string">
            <text:p text:style-name="Table_20_Contents"><text:span text:style-name="Strong_20_Emphasis">User Experience Design</text:span></text:p>
          </table:table-cell>
        </table:table-row>
        <table:table-row>
          <table:table-cell table:style-name="Table25.A1" office:value-type="string">
            <text:p text:style-name="Table_20_Contents"><text:span text:style-name="Strong_20_Emphasis">a11y</text:span></text:p>
          </table:table-cell>
          <table:table-cell table:style-name="Table25.A1" office:value-type="string">
            <text:p text:style-name="Table_20_Contents"><text:span text:style-name="Strong_20_Emphasis">Accessibility</text:span> (11 represents 11 letters between "a" and "y")</text:p>
          </table:table-cell>
        </table:table-row>
      </table:table>
      <text:p text:style-name="Horizontal_20_Line"/>
      <text:p text:style-name="Text_20_body">Let me know if you'd like any other terms clarified! 😊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a xlink:type="simple" xlink:href="https://youtu.be/Q324oRLYhlM?si=uHSYb9AXUTsdNmsI" text:style-name="Internet_20_link" text:visited-style-name="Visited_20_Internet_20_Link">https://youtu.be/Q324oRLYhlM?si=uHSYb9AXUTsdNmsI</text:a></text:p>
      <text:p text:style-name="Standard"/>
      <text:p text:style-name="Standard"/>
      <text:p text:style-name="P6"><text:span text:style-name="T2">Learn about all the UX laws here:- </text:span><text:a xlink:type="simple" xlink:href="https://www.youtube.com/redirect?event=video_description&amp;redir_token=QUFFLUhqbmY1NC1IN041bjh3YVk3UzVibk5aMlJEcDE0QXxBQ3Jtc0ttZUpNand4bnJUdlI3Z3lSZWRxdFdhemw1R0poMjZ2aTVGbVB1Wk5qWkpyeVd2cGZZVjRUcVMxZG1wb21DUDU4ODFsS21zOElrUXJYbEs3OUhFT1VpbmlReGpRNFc1SjJHZGM1LWYyRWhocHltNDlxOA&amp;q=https%3A%2F%2Flawsofux.com%2F&amp;v=Q324oRLYhlM" office:target-frame-name="_blank" xlink:show="new" text:style-name="Internet_20_link" text:visited-style-name="Visited_20_Internet_20_Link"><text:span text:style-name="T4">https://lawsofux.com/</text:span></text:a><text:span text:style-name="T2"> UX hints:- </text:span><text:a xlink:type="simple" xlink:href="https://www.youtube.com/redirect?event=video_description&amp;redir_token=QUFFLUhqbnFlcGVDcm9wVGFTU2g0RWNSTHhFSnYzb2lVUXxBQ3Jtc0tueGdnLThhMUlqVUxGeEkyX0VjYko2UXZlUDlPTTRfQms5cDdJcnFRMk9kUVA5RHpXd2JQTTNFR0ZFUGtyQTlmUGJNNnlYZk94RHRwLWl2ZUJQT210UHVuZVJidTliajZnUkdFX25FU1c2SmZaT3lxaw&amp;q=https%3A%2F%2Fuxhints.com%2F&amp;v=Q324oRLYhlM" office:target-frame-name="_blank" xlink:show="new" text:style-name="Internet_20_link" text:visited-style-name="Visited_20_Internet_20_Link"><text:span text:style-name="T4">https://uxhints.com/</text:span></text:a><text:span text:style-name="T2"> Design Books:- </text:span><text:a xlink:type="simple" xlink:href="https://www.youtube.com/redirect?event=video_description&amp;redir_token=QUFFLUhqbTdZeU1icHppbG9xM2JLcDVfMTdLdEdXLWNuZ3xBQ3Jtc0trUEtvVDBJX2djbVZtX2xpZmV6Q2VWdm9uQ3E2UWlDdjdIN1BvRFA1NXU3cUpzXy1QMVF2S0hPbVRxNzdYV3NBLUgwVTc5NEE3aVFsZWNoZ2VBYk95emowSm5wb3ZYaEs3b0NUdWNTTmJyb2oweG1Qaw&amp;q=https%3A%2F%2Fwww.amazon.in%2FDesign-Everyday-Things-Don-Norman%2Fdp%2F0465050654&amp;v=Q324oRLYhlM" office:target-frame-name="_blank" xlink:show="new" text:style-name="Internet_20_link" text:visited-style-name="Visited_20_Internet_20_Link"><text:span text:style-name="T4">https://www.amazon.in/Design-Everyday...</text:span></text:a><text:span text:style-name="T2"> </text:span><text:a xlink:type="simple" xlink:href="https://www.youtube.com/redirect?event=video_description&amp;redir_token=QUFFLUhqa2ZwazNvMVJrUzZHZElWYktzbEh1Rlp0TTJ6UXxBQ3Jtc0trbXpxNGh1azBPTG81VTQ0WElZV1NwcllpRElQLWhyX0tEb2NMdjNMOEt3QW1nZXg1YUd3M1NNWU4wZW1pb0dfcmxOcERvenJvTmdtZDhKS3JmUlhFenRXU2FHeWRjX0V0QTh0NGlteTNScnYzcms0Yw&amp;q=https%3A%2F%2Fwww.amazon.in%2FHOOKED-Nir-Eyal%2Fdp%2F0241184835&amp;v=Q324oRLYhlM" office:target-frame-name="_blank" xlink:show="new" text:style-name="Internet_20_link" text:visited-style-name="Visited_20_Internet_20_Link"><text:span text:style-name="T4">https://www.amazon.in/HOOKED-Nir-Eyal...</text:span></text:a><text:span text:style-name="T2"> UI/UX Games:- 1). </text:span><text:a xlink:type="simple" xlink:href="https://www.youtube.com/redirect?event=video_description&amp;redir_token=QUFFLUhqbDVSQzAtbDJLNUFEcnZMNUttcmc1RTdqeDJJQXxBQ3Jtc0ttTnE0bWtOdjAwNGxNQzRCN1JQekRmYWlfVlZERnBoblp0RmhHQTJ1TkRUeE5QdUg0OXc4VDZuRGNVRl9GYmR5WUgzMnBSVWliMTlkS05oM2RLRzd5emtZUUVXaXg3OGF1Z21wV0I2YXZxMzN0dmxwSQ&amp;q=http%3A%2F%2FMethod.ac%2F&amp;v=Q324oRLYhlM" office:target-frame-name="_blank" xlink:show="new" text:style-name="Internet_20_link" text:visited-style-name="Visited_20_Internet_20_Link"><text:span text:style-name="T4">http://Method.ac</text:span></text:a><text:span text:style-name="T2"> 2). </text:span><text:a xlink:type="simple" xlink:href="https://www.youtube.com/redirect?event=video_description&amp;redir_token=QUFFLUhqa09pYzhnNzZTM2xyWkk1aDQ3blltVlNpcUtiUXxBQ3Jtc0tuM3h2WTBXakI3d0pTSmwzcVpKYmx5YVF5YXc3U281UzcyS0p2bU9wNUNXRmVKUHBEWFJVTnJLc2JxRk1zSDdQdDU3VXYtVFZuSF9TZ3piLUpaWUd5TWotUy0wVGtBMi1vQlNlZ1lKV1JCX25HbGVXWQ&amp;q=https%3A%2F%2Fwww.supremo.co.uk%2Fdesigners-eye%2F&amp;v=Q324oRLYhlM" office:target-frame-name="_blank" xlink:show="new" text:style-name="Internet_20_link" text:visited-style-name="Visited_20_Internet_20_Link"><text:span text:style-name="T4">https://www.supremo.co.uk/designers-eye/</text:span></text:a><text:span text:style-name="T2"> 3). </text:span><text:a xlink:type="simple" xlink:href="https://www.youtube.com/redirect?event=video_description&amp;redir_token=QUFFLUhqbUZOYURleW1OZzFBYThQV0ZMdXlRQ2pFRWJrQXxBQ3Jtc0trZVhMbUpvYzFLa3g0aXA2bWhUZHZ6ZVZPWWtJOV9PSjBudExxWjBSWXJGSlNXakhZclRxYVZPZ3UzUm95OWFZbnZVUGx2NzRRdWlqWFRhZk1mamRGQmFLS3ZwU2pMYUFYd0ZoTVhHdmNMY1plenJ5Yw&amp;q=https%3A%2F%2Fdesigncourse.com%2Fapp%2Fcourse%2Fueye&amp;v=Q324oRLYhlM" office:target-frame-name="_blank" xlink:show="new" text:style-name="Internet_20_link" text:visited-style-name="Visited_20_Internet_20_Link"><text:span text:style-name="T4">https://designcourse.com/app/course/ueye</text:span></text:a><text:span text:style-name="T2"> Amazon App redesign: </text:span><text:a xlink:type="simple" xlink:href="https://www.youtube.com/watch?v=l48BjRu1CG8&amp;t=0s" text:style-name="Internet_20_link" text:visited-style-name="Visited_20_Internet_20_Link"><text:span text:style-name="T3">  </text:span></text:a><text:span text:style-name="T3"><draw:a xlink:type="simple" xlink:href="https://www.youtube.com/watch?v=l48BjRu1CG8&amp;t=0s"><draw:frame draw:style-name="fr1" draw:name="Image1" text:anchor-type="as-char" svg:width="0.423cm" svg:height="0.318cm" draw:z-index="0"><draw:image xlink:href="Pictures/100000010000001E00000014D0231E0627D533B3.png" xlink:type="simple" xlink:show="embed" xlink:actuate="onLoad" draw:mime-type="image/png"/></draw:frame></draw:a></text:span><text:a xlink:type="simple" xlink:href="https://www.youtube.com/watch?v=l48BjRu1CG8&amp;t=0s" text:style-name="Internet_20_link" text:visited-style-name="Visited_20_Internet_20_Link"><text:span text:style-name="T3"> • I Redesigned Amazon App | UI/UX Desig...  </text:span></text:a><text:span text:style-name="T2"> DigiYatra App redesign: </text:span><text:a xlink:type="simple" xlink:href="https://www.youtube.com/watch?v=v87TjQ6FloI&amp;t=0s" text:style-name="Internet_20_link" text:visited-style-name="Visited_20_Internet_20_Link"><text:span text:style-name="T3">  </text:span></text:a><text:span text:style-name="T3"><draw:a xlink:type="simple" xlink:href="https://www.youtube.com/watch?v=v87TjQ6FloI&amp;t=0s"><draw:frame draw:style-name="fr1" draw:name="Image2" text:anchor-type="as-char" svg:width="0.423cm" svg:height="0.318cm" draw:z-index="1"><draw:image xlink:href="Pictures/100000010000001E00000014D0231E0627D533B3.png" xlink:type="simple" xlink:show="embed" xlink:actuate="onLoad" draw:mime-type="image/png"/></draw:frame></draw:a></text:span><text:a xlink:type="simple" xlink:href="https://www.youtube.com/watch?v=v87TjQ6FloI&amp;t=0s" text:style-name="Internet_20_link" text:visited-style-name="Visited_20_Internet_20_Link"><text:span text:style-name="T3"> • I Redesigned Digi Yatra App | UI/UX D...  </text:span></text:a><text:span text:style-name="T2"> How to write an effective cold-email:- </text:span><text:a xlink:type="simple" xlink:href="https://www.youtube.com/watch?v=NhSFtPBR2cE&amp;t=0s" text:style-name="Internet_20_link" text:visited-style-name="Visited_20_Internet_20_Link"><text:span text:style-name="T3">  </text:span></text:a><text:span text:style-name="T3"><draw:a xlink:type="simple" xlink:href="https://www.youtube.com/watch?v=NhSFtPBR2cE&amp;t=0s"><draw:frame draw:style-name="fr1" draw:name="Image3" text:anchor-type="as-char" svg:width="0.423cm" svg:height="0.318cm" draw:z-index="2"><draw:image xlink:href="Pictures/100000010000001E00000014D0231E0627D533B3.png" xlink:type="simple" xlink:show="embed" xlink:actuate="onLoad" draw:mime-type="image/png"/></draw:frame></draw:a></text:span><text:a xlink:type="simple" xlink:href="https://www.youtube.com/watch?v=NhSFtPBR2cE&amp;t=0s" text:style-name="Internet_20_link" text:visited-style-name="Visited_20_Internet_20_Link"><text:span text:style-name="T3"> • Write Email asking for a Job at Googl...  </text:span></text:a><text:span text:style-name="T2"> Inspiration for UI/UX case studies:- </text:span><text:a xlink:type="simple" xlink:href="https://www.youtube.com/redirect?event=video_description&amp;redir_token=QUFFLUhqazdGQkJod3dWQW1MLWNhdnI0NmloalNLZEtfd3xBQ3Jtc0trRTJ2b0x4N2x0dkNjZTFuQ3NmMldLdVA5UEFYcUJtNG93ZGJsTUFNV182WkpON2U2V1ZNaEJhM09iV19TSGgwLUlfaVBKa0RRcEFCWkpJODl0bkpqNzE5WWZpWkF3ZW9kblh6dVZqN0UwZUpPc3VFbw&amp;q=https%3A%2F%2Fgrowth.design%2Fcase-studies%3Fref%3Ddesignresourc.es&amp;v=Q324oRLYhlM" office:target-frame-name="_blank" xlink:show="new" text:style-name="Internet_20_link" text:visited-style-name="Visited_20_Internet_20_Link"><text:span text:style-name="T4">https://growth.design/case-studies?re...</text:span></text:a><text:span text:style-name="T2"> </text:span><text:a xlink:type="simple" xlink:href="https://www.youtube.com/redirect?event=video_description&amp;redir_token=QUFFLUhqbnREb29maC1wY1lUTWdkOEdIMzNZWEc1XzdhZ3xBQ3Jtc0tsaTVFZXgySjdMUXFoU1dnd3BvLXlfb0dCUzNDRlNieVljUmU0dkYxM1czS1lTY1gyLS03c25tOGRFTFdUQ0F5ZkZkMVEtZXJYOXctbm9hMDBWVmZtU1JwUVZGYjZVdWNCQnk4QlVfcGNoV2w4Mk9TQQ&amp;q=https%3A%2F%2Fwww.behance.net%2Fgallery%2F123420149%2FBookista-UX-Case-Study&amp;v=Q324oRLYhlM" office:target-frame-name="_blank" xlink:show="new" text:style-name="Internet_20_link" text:visited-style-name="Visited_20_Internet_20_Link"><text:span text:style-name="T4">https://www.behance.net/gallery/12342...</text:span></text:a><text:span text:style-name="T2"> Get briefs for your Personal Projects:- </text:span><text:a xlink:type="simple" xlink:href="https://www.youtube.com/redirect?event=video_description&amp;redir_token=QUFFLUhqbTE0NGtOeHlvMFJpTUh4Q0VrckQ3Mkt5b3h2Z3xBQ3Jtc0tta09hNUYycHVaYmtRQmFkMldWb3ZZS0N6R1E5X1BLNE1nUnZMY2dOUGZBQ2lzQzJiZE9kNmFIUXh0Z1VCdHVESmJxYjdVWjVzMmJ5NENtbXZIbUNNaWxfZUJ2MFJ6ZjMwS1hMWjhDX1NsdVozVE9FRQ&amp;q=https%3A%2F%2Fsharpen.design%2F&amp;v=Q324oRLYhlM" office:target-frame-name="_blank" xlink:show="new" text:style-name="Internet_20_link" text:visited-style-name="Visited_20_Internet_20_Link"><text:span text:style-name="T4">https://sharpen.design/</text:span></text:a><text:span text:style-name="T2"> Get inspiration about UI/UX:- Mobbin - </text:span><text:a xlink:type="simple" xlink:href="https://www.youtube.com/redirect?event=video_description&amp;redir_token=QUFFLUhqbjhHeVpCb3ZReXk5R181Uk5WclJhaDJaQVZmd3xBQ3Jtc0ttc042Z2QtMmRkM2drMm1uY3BmSW1qbWloYjRfaEg5aldqQW8yaUdpSy1RSjNrU3VkZ3VTYzJVTFRvMFRBSXlFY21XclU0dENtbENZUkVnMTN2UVJhX1puMUVCM0Jic29uX1BhZXJpS3pQMi1meWRZTQ&amp;q=https%3A%2F%2Fmobbin.com%2Fbrowse%2Fios%2Fapps&amp;v=Q324oRLYhlM" office:target-frame-name="_blank" xlink:show="new" text:style-name="Internet_20_link" text:visited-style-name="Visited_20_Internet_20_Link"><text:span text:style-name="T4">https://mobbin.com/browse/ios/apps</text:span></text:a><text:span text:style-name="T2"> Refero - </text:span><text:a xlink:type="simple" xlink:href="https://www.youtube.com/redirect?event=video_description&amp;redir_token=QUFFLUhqbTZJTlFKaWwzRmFYbEJ5dmVwYUdndHc4czREQXxBQ3Jtc0tsZmFfSm5MQ3RCckx1MWNyZ2VIRDFuSmVSNENmeklCVWtJdkhwemx0Vy1zYzdyYXpnZzh0T3M2LUZmaUk2UVd4MmNCN3NhSHZJZ1lOWkFfbDBHb3JKS2o4eEQ2Ty11bkV1cU5vb0haYWRkTnNkSG5uZw&amp;q=https%3A%2F%2Frefero.design%2F&amp;v=Q324oRLYhlM" office:target-frame-name="_blank" xlink:show="new" text:style-name="Internet_20_link" text:visited-style-name="Visited_20_Internet_20_Link"><text:span text:style-name="T4">https://refero.design/</text:span></text:a><text:span text:style-name="T2"> Learn Figma from Scratch: </text:span><text:a xlink:type="simple" xlink:href="https://www.youtube.com/watch?v=pojFpYcceis&amp;t=0s" text:style-name="Internet_20_link" text:visited-style-name="Visited_20_Internet_20_Link"><text:span text:style-name="T3">  </text:span></text:a><text:span text:style-name="T3"><draw:a xlink:type="simple" xlink:href="https://www.youtube.com/watch?v=pojFpYcceis&amp;t=0s"><draw:frame draw:style-name="fr1" draw:name="Image4" text:anchor-type="as-char" svg:width="0.423cm" svg:height="0.318cm" draw:z-index="3"><draw:image xlink:href="Pictures/100000010000001E00000014D0231E0627D533B3.png" xlink:type="simple" xlink:show="embed" xlink:actuate="onLoad" draw:mime-type="image/png"/></draw:frame></draw:a></text:span><text:a xlink:type="simple" xlink:href="https://www.youtube.com/watch?v=pojFpYcceis&amp;t=0s" text:style-name="Internet_20_link" text:visited-style-name="Visited_20_Internet_20_Link"><text:span text:style-name="T3"> • Figma UI Design for Beginners in 10 M...  </text:span></text:a><text:span text:style-name="T2"> 12 UI/UX Laws You MUST KNOW: </text:span><text:a xlink:type="simple" xlink:href="https://www.youtube.com/watch?v=wELfwQmtnvo&amp;t=0s" text:style-name="Internet_20_link" text:visited-style-name="Visited_20_Internet_20_Link"><text:span text:style-name="T3">  </text:span></text:a><text:span text:style-name="T3"><draw:a xlink:type="simple" xlink:href="https://www.youtube.com/watch?v=wELfwQmtnvo&amp;t=0s"><draw:frame draw:style-name="fr1" draw:name="Image5" text:anchor-type="as-char" svg:width="0.423cm" svg:height="0.318cm" draw:z-index="4"><draw:image xlink:href="Pictures/100000010000001E00000014D0231E0627D533B3.png" xlink:type="simple" xlink:show="embed" xlink:actuate="onLoad" draw:mime-type="image/png"/></draw:frame></draw:a></text:span><text:a xlink:type="simple" xlink:href="https://www.youtube.com/watch?v=wELfwQmtnvo&amp;t=0s" text:style-name="Internet_20_link" text:visited-style-name="Visited_20_Internet_20_Link"><text:span text:style-name="T3"> • 12 UI/UX Laws You MUST KNOW 🧠 | Becom...  </text:span></text:a><text:span text:style-name="T2"> UI/UX Design Trends 2024: </text:span><text:a xlink:type="simple" xlink:href="https://www.youtube.com/watch?v=XYNrla_L5lo&amp;t=0s" text:style-name="Internet_20_link" text:visited-style-name="Visited_20_Internet_20_Link"><text:span text:style-name="T3">  </text:span></text:a><text:span text:style-name="T3"><draw:a xlink:type="simple" xlink:href="https://www.youtube.com/watch?v=XYNrla_L5lo&amp;t=0s"><draw:frame draw:style-name="fr1" draw:name="Image6" text:anchor-type="as-char" svg:width="0.423cm" svg:height="0.318cm" draw:z-index="5"><draw:image xlink:href="Pictures/100000010000001E00000014D0231E0627D533B3.png" xlink:type="simple" xlink:show="embed" xlink:actuate="onLoad" draw:mime-type="image/png"/></draw:frame></draw:a></text:span><text:a xlink:type="simple" xlink:href="https://www.youtube.com/watch?v=XYNrla_L5lo&amp;t=0s" text:style-name="Internet_20_link" text:visited-style-name="Visited_20_Internet_20_Link"><text:span text:style-name="T3"> • 2024 UI/UX DESIGN TRENDS (INSANE 🤯) |...  </text:span></text:a><text:span text:style-name="T2"> First ₹ 50,000 from UI/UX Design: </text:span><text:a xlink:type="simple" xlink:href="https://www.youtube.com/watch?v=uF14VTpNtWU&amp;t=0s" text:style-name="Internet_20_link" text:visited-style-name="Visited_20_Internet_20_Link"><text:span text:style-name="T3">  </text:span></text:a><text:span text:style-name="T3"><draw:a xlink:type="simple" xlink:href="https://www.youtube.com/watch?v=uF14VTpNtWU&amp;t=0s"><draw:frame draw:style-name="fr1" draw:name="Image7" text:anchor-type="as-char" svg:width="0.423cm" svg:height="0.318cm" draw:z-index="6"><draw:image xlink:href="Pictures/100000010000001E00000014D0231E0627D533B3.png" xlink:type="simple" xlink:show="embed" xlink:actuate="onLoad" draw:mime-type="image/png"/></draw:frame></draw:a></text:span><text:a xlink:type="simple" xlink:href="https://www.youtube.com/watch?v=uF14VTpNtWU&amp;t=0s" text:style-name="Internet_20_link" text:visited-style-name="Visited_20_Internet_20_Link"><text:span text:style-name="T3"> • Make Your FIRST ₹50,000 in 60 DAYS as...  </text:span></text:a><text:span text:style-name="T2"> Upskill as a UI/UX Designer: 10 Easy Figma Animations: </text:span><text:a xlink:type="simple" xlink:href="https://www.youtube.com/watch?v=ACjRxe4Kujs&amp;t=0s" text:style-name="Internet_20_link" text:visited-style-name="Visited_20_Internet_20_Link"><text:span text:style-name="T3">  </text:span></text:a><text:span text:style-name="T3"><draw:a xlink:type="simple" xlink:href="https://www.youtube.com/watch?v=ACjRxe4Kujs&amp;t=0s"><draw:frame draw:style-name="fr1" draw:name="Image8" text:anchor-type="as-char" svg:width="0.423cm" svg:height="0.318cm" draw:z-index="7"><draw:image xlink:href="Pictures/100000010000001E00000014D0231E0627D533B3.png" xlink:type="simple" xlink:show="embed" xlink:actuate="onLoad" draw:mime-type="image/png"/></draw:frame></draw:a></text:span><text:a xlink:type="simple" xlink:href="https://www.youtube.com/watch?v=ACjRxe4Kujs&amp;t=0s" text:style-name="Internet_20_link" text:visited-style-name="Visited_20_Internet_20_Link"><text:span text:style-name="T3"> • 10 EASY Figma Animations for Beginner...  </text:span></text:a><text:span text:style-name="T2"> UI/UX Laws &amp; Principles: </text:span><text:a xlink:type="simple" xlink:href="https://www.youtube.com/watch?v=yWYXMxGLAUk&amp;t=0s" text:style-name="Internet_20_link" text:visited-style-name="Visited_20_Internet_20_Link"><text:span text:style-name="T3">  </text:span></text:a><text:span text:style-name="T3"><draw:a xlink:type="simple" xlink:href="https://www.youtube.com/watch?v=yWYXMxGLAUk&amp;t=0s"><draw:frame draw:style-name="fr1" draw:name="Image9" text:anchor-type="as-char" svg:width="0.423cm" svg:height="0.318cm" draw:z-index="8"><draw:image xlink:href="Pictures/100000010000001E00000014D0231E0627D533B3.png" xlink:type="simple" xlink:show="embed" xlink:actuate="onLoad" draw:mime-type="image/png"/></draw:frame></draw:a></text:span><text:a xlink:type="simple" xlink:href="https://www.youtube.com/watch?v=yWYXMxGLAUk&amp;t=0s" text:style-name="Internet_20_link" text:visited-style-name="Visited_20_Internet_20_Link"><text:span text:style-name="T3"> • 10 UI/UX Laws &amp; Design Principles YOU...  </text:span></text:a><text:span text:style-name="T2"> Become UI/UX Designer in 2024: </text:span><text:a xlink:type="simple" xlink:href="https://www.youtube.com/watch?v=Jf2uji_szog&amp;t=0s" text:style-name="Internet_20_link" text:visited-style-name="Visited_20_Internet_20_Link"><text:span text:style-name="T3">  </text:span></text:a><text:span text:style-name="T3"><draw:a xlink:type="simple" xlink:href="https://www.youtube.com/watch?v=Jf2uji_szog&amp;t=0s"><draw:frame draw:style-name="fr1" draw:name="Image10" text:anchor-type="as-char" svg:width="0.423cm" svg:height="0.318cm" draw:z-index="9"><draw:image xlink:href="Pictures/100000010000001E00000014D0231E0627D533B3.png" xlink:type="simple" xlink:show="embed" xlink:actuate="onLoad" draw:mime-type="image/png"/></draw:frame></draw:a></text:span><text:a xlink:type="simple" xlink:href="https://www.youtube.com/watch?v=Jf2uji_szog&amp;t=0s" text:style-name="Internet_20_link" text:visited-style-name="Visited_20_Internet_20_Link"><text:span text:style-name="T3"> • How to Become a UI/UX Designer in 202...  </text:span></text:a><text:span text:style-name="T2"> My First UI/UX Case Study: </text:span><text:a xlink:type="simple" xlink:href="https://www.youtube.com/watch?v=05KJbtHbBFc&amp;t=0s" text:style-name="Internet_20_link" text:visited-style-name="Visited_20_Internet_20_Link"><text:span text:style-name="T3">  </text:span></text:a><text:span text:style-name="T3"><draw:a xlink:type="simple" xlink:href="https://www.youtube.com/watch?v=05KJbtHbBFc&amp;t=0s"><draw:frame draw:style-name="fr1" draw:name="Image11" text:anchor-type="as-char" svg:width="0.423cm" svg:height="0.318cm" draw:z-index="10"><draw:image xlink:href="Pictures/100000010000001E00000014D0231E0627D533B3.png" xlink:type="simple" xlink:show="embed" xlink:actuate="onLoad" draw:mime-type="image/png"/></draw:frame></draw:a></text:span><text:a xlink:type="simple" xlink:href="https://www.youtube.com/watch?v=05KJbtHbBFc&amp;t=0s" text:style-name="Internet_20_link" text:visited-style-name="Visited_20_Internet_20_Link"><text:span text:style-name="T3"> • My first UX Design case study - This ...  </text:span></text:a><text:span text:style-name="T2"> Join my community: </text:span><text:a xlink:type="simple" xlink:href="https://www.youtube.com/redirect?event=video_description&amp;redir_token=QUFFLUhqbGQyV0RSa1B4cjZBN3M4YnBxLUdBdDRkRkE3UXxBQ3Jtc0trTUw0MVh0UDhDRXZvSEdvcFJWRUtLdk83TkpUN1pOYWNXVHlEUTZSV0dRSXlTUDBxbnIwTF9uTzFoRHVIUUFPRlBjTEhON3NldUd1bUNYZXlJMmhWTjF4NjI3MGZqRTZFTG9ERUdDamdPakl2MEI0QQ&amp;q=https%3A%2F%2Fnas.io%2Fsapta&amp;v=Q324oRLYhlM" office:target-frame-name="_blank" xlink:show="new" text:style-name="Internet_20_link" text:visited-style-name="Visited_20_Internet_20_Link"><text:span text:style-name="T4">https://nas.io/sapta</text:span></text:a><text:span text:style-name="T2"> Join my Instagram broadcast channel to never miss an update: </text:span><text:a xlink:type="simple" xlink:href="https://www.youtube.com/redirect?event=video_description&amp;redir_token=QUFFLUhqbkdFMDFfOG1RX2NoM19aNEJHcVFIU00xY1lYZ3xBQ3Jtc0trWkVPOFQ0RDREOEwzMkh1Z0hJSkxKWTZ6UFlUQ2Y0WWxmWXB3cHpMRkVtMTZjYTlJd05ESUh0ekNOTFBhUTV4Vl9YeTRQOGJBMXc4ckxLN0VxUF8tSEZWMm1FdFRvMV90dXY5dlhrVlNiaWlpZFM3MA&amp;q=https%3A%2F%2Fig.me%2Fj%2FAbadG67M--mvwepf%2F&amp;v=Q324oRLYhlM" office:target-frame-name="_blank" xlink:show="new" text:style-name="Internet_20_link" text:visited-style-name="Visited_20_Internet_20_Link"><text:span text:style-name="T4">https://ig.me/j/AbadG67M--mvwepf/</text:span></text:a><text:span text:style-name="T2"> Get on a call with me: </text:span><text:a xlink:type="simple" xlink:href="https://www.youtube.com/redirect?event=video_description&amp;redir_token=QUFFLUhqbmFLN3hOYXhOXzRqR3d1eHBmVlZJMG85UGQ2QXxBQ3Jtc0tuM1BJaThZcldNbU94bzJJSGQzeUpyYWNrb25XVXNPSkdfRExJY29YMWhPUUdTSHBwR1d2SS15UVkwOTBsbTZwb2ZCQVlBRTk2NDhMX1o3NWN1clRTeDFIN1NWcEVRVG52aEpFeHpCMlBBVVNiMnFxbw&amp;q=https%3A%2F%2Ftopmate.io%2Fsapta&amp;v=Q324oRLYhlM" office:target-frame-name="_blank" xlink:show="new" text:style-name="Internet_20_link" text:visited-style-name="Visited_20_Internet_20_Link"><text:span text:style-name="T4">https://topmate.io/sapta</text:span></text:a><text:span text:style-name="T2"> Buy me a coffee: </text:span><text:a xlink:type="simple" xlink:href="https://www.youtube.com/redirect?event=video_description&amp;redir_token=QUFFLUhqbmdhakRLMWlBSnRvOHIwQ2xDaXZHa0Y4U2pLd3xBQ3Jtc0ttVEc3VzJUSUl3QmNJenViVy1jRzlVenFqQjhWMXE0dE9xbW1iRlVBdWJYY2hTaVNtSC1zMVQ0VjNneUdiTkhSbFZ1N1dISTBfVHFQeUV0SVBLMFo5MzJQNU9NWXVlVmFUTTFFZkJXTnR1QmRkck1VMA&amp;q=https%3A%2F%2Fwww.buymeacoffee.com%2Fsaptarshipr&amp;v=Q324oRLYhlM" office:target-frame-name="_blank" xlink:show="new" text:style-name="Internet_20_link" text:visited-style-name="Visited_20_Internet_20_Link"><text:span text:style-name="T4">https://www.buymeacoffee.com/saptarship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0:46:40.589999354</meta:creation-date>
    <meta:generator>LibreOffice/7.3.7.2$Linux_X86_64 LibreOffice_project/30$Build-2</meta:generator>
    <dc:date>2025-03-11T12:51:41.077341104</dc:date>
    <meta:editing-duration>PT1H43M7S</meta:editing-duration>
    <meta:editing-cycles>18</meta:editing-cycles>
    <meta:document-statistic meta:table-count="25" meta:image-count="11" meta:object-count="0" meta:page-count="41" meta:paragraph-count="1420" meta:word-count="6693" meta:character-count="48286" meta:non-whitespace-character-count="41558"/>
  </office:meta>
</office:document-meta>
</file>